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Arial1" svg:font-family="Arial" style:font-pitch="variable"/>
    <style:font-face style:name="Courier New" svg:font-family="'Courier New'"/>
    <style:font-face style:name="Courier New1" svg:font-family="'Courier New'" style:font-pitch="variable"/>
    <style:font-face style:name="IRANSansWeb" svg:font-family="IRANSansWeb" style:font-family-generic="swiss" style:font-pitch="variable"/>
    <style:font-face style:name="IRZar" svg:font-family="IRZar"/>
    <style:font-face style:name="IRZar1" svg:font-family="IRZar" style:font-pitch="variable"/>
    <style:font-face style:name="IRZar2" svg:font-family="IRZ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officeooo:paragraph-rsid="001658d2"/>
    </style:style>
    <style:style style:name="P2" style:family="paragraph" style:parent-style-name="Standard">
      <style:paragraph-properties fo:text-align="center" style:justify-single-word="false"/>
      <style:text-properties officeooo:paragraph-rsid="00197193"/>
    </style:style>
    <style:style style:name="P3" style:family="paragraph" style:parent-style-name="Standard">
      <style:paragraph-properties fo:text-align="center" style:justify-single-word="false"/>
      <style:text-properties officeooo:paragraph-rsid="002f66ae"/>
    </style:style>
    <style:style style:name="P4" style:family="paragraph" style:parent-style-name="Standard">
      <style:paragraph-properties fo:text-align="center" style:justify-single-word="false"/>
      <style:text-properties style:font-name="IRANSansWeb" officeooo:paragraph-rsid="001658d2" style:font-name-complex="IRANSansWeb"/>
    </style:style>
    <style:style style:name="P5" style:family="paragraph" style:parent-style-name="Standard">
      <style:paragraph-properties fo:text-align="end" style:justify-single-word="false" style:writing-mode="rl-tb"/>
      <style:text-properties style:font-name="IRANSansWeb" fo:font-size="20pt" fo:language="en" fo:country="US" fo:font-weight="bold" officeooo:rsid="01cf812f" officeooo:paragraph-rsid="01cf812f" style:font-size-asian="20pt" style:font-weight-asian="bold" style:font-name-complex="IRZar1" style:font-size-complex="20pt" style:font-weight-complex="bold"/>
    </style:style>
    <style:style style:name="P6" style:family="paragraph" style:parent-style-name="Footnote">
      <style:text-properties officeooo:paragraph-rsid="002068d6"/>
    </style:style>
    <style:style style:name="P7" style:family="paragraph" style:parent-style-name="Standard">
      <style:paragraph-properties fo:text-align="center" style:justify-single-word="false"/>
      <style:text-properties fo:font-size="11pt" officeooo:paragraph-rsid="002f66ae" style:font-size-asian="11pt" style:font-size-complex="11pt"/>
    </style:style>
    <style:style style:name="P8" style:family="paragraph" style:parent-style-name="Standard">
      <style:paragraph-properties fo:text-align="center" style:justify-single-word="false"/>
      <style:text-properties fo:font-size="12pt" officeooo:paragraph-rsid="001658d2" style:font-size-asian="12pt" style:font-size-complex="12pt"/>
    </style:style>
    <style:style style:name="P9" style:family="paragraph" style:parent-style-name="Standard">
      <style:paragraph-properties fo:text-align="center" style:justify-single-word="false"/>
      <style:text-properties style:font-name="Liberation Mono" officeooo:paragraph-rsid="002f66ae"/>
    </style:style>
    <style:style style:name="P10" style:family="paragraph" style:parent-style-name="Text_20_body">
      <style:paragraph-properties fo:text-align="end" style:justify-single-word="false" style:writing-mode="rl-tb"/>
      <style:text-properties style:font-name="IRZar1" fo:font-size="13pt" fo:font-weight="normal" officeooo:rsid="002068d6" officeooo:paragraph-rsid="002068d6" style:font-size-asian="11.3500003814697pt" style:font-weight-asian="normal" style:font-name-complex="IRZar1" style:font-size-complex="13pt" style:font-weight-complex="normal"/>
    </style:style>
    <style:style style:name="P11" style:family="paragraph" style:parent-style-name="Standard">
      <style:paragraph-properties fo:text-align="end" style:justify-single-word="false" style:writing-mode="rl-tb"/>
      <style:text-properties style:font-name="IRZar1" fo:font-size="13pt" fo:font-weight="normal" officeooo:rsid="002068d6" officeooo:paragraph-rsid="002068d6" style:font-size-asian="11.3500003814697pt" style:font-weight-asian="normal" style:font-name-complex="IRZar1" style:font-size-complex="13pt" style:font-weight-complex="normal"/>
    </style:style>
    <style:style style:name="P12" style:family="paragraph" style:parent-style-name="Standard">
      <style:paragraph-properties fo:text-align="end" style:justify-single-word="false" style:writing-mode="rl-tb"/>
      <style:text-properties style:font-name="IRZar1" fo:font-size="13pt" fo:font-weight="normal" officeooo:rsid="001e9cc7" officeooo:paragraph-rsid="006e1bdb" style:font-size-asian="11.3500003814697pt" style:font-weight-asian="normal" style:font-name-complex="IRZar1" style:font-size-complex="13pt" style:font-weight-complex="normal"/>
    </style:style>
    <style:style style:name="P13" style:family="paragraph" style:parent-style-name="Standard">
      <style:paragraph-properties fo:text-align="end" style:justify-single-word="false" style:writing-mode="rl-tb"/>
      <style:text-properties style:font-name="IRZar1" fo:font-size="13pt" fo:font-weight="normal" officeooo:rsid="001e9cc7" officeooo:paragraph-rsid="001e9cc7" style:font-size-asian="11.3500003814697pt" style:font-weight-asian="normal" style:font-name-complex="IRZar1" style:font-size-complex="13pt" style:font-weight-complex="normal"/>
    </style:style>
    <style:style style:name="P14" style:family="paragraph" style:parent-style-name="Standard">
      <style:paragraph-properties fo:text-align="end" style:justify-single-word="false" style:writing-mode="rl-tb"/>
      <style:text-properties style:font-name="IRZar1" fo:font-size="13pt" fo:font-weight="normal" officeooo:rsid="001e9cc7" officeooo:paragraph-rsid="014109bf" style:font-size-asian="11.3500003814697pt" style:font-weight-asian="normal" style:font-name-complex="IRZar1" style:font-size-complex="13pt" style:font-weight-complex="normal"/>
    </style:style>
    <style:style style:name="P15" style:family="paragraph" style:parent-style-name="Standard">
      <style:paragraph-properties fo:text-align="end" style:justify-single-word="false" style:writing-mode="rl-tb"/>
      <style:text-properties style:font-name="IRZar1" fo:font-size="13pt" fo:font-weight="normal" officeooo:rsid="00197193" officeooo:paragraph-rsid="00197193" style:font-size-asian="13pt" style:font-weight-asian="normal" style:font-name-complex="IRZar1" style:font-size-complex="13pt" style:font-weight-complex="normal"/>
    </style:style>
    <style:style style:name="P16" style:family="paragraph" style:parent-style-name="Standard">
      <style:paragraph-properties fo:text-align="center" style:justify-single-word="false" style:writing-mode="rl-tb"/>
      <style:text-properties style:font-name="IRZar1" fo:font-size="13pt" fo:font-weight="normal" officeooo:rsid="00197193" officeooo:paragraph-rsid="0093a9c5" style:font-size-asian="13pt" style:font-weight-asian="normal" style:font-name-complex="IRZar1" style:font-size-complex="13pt" style:font-weight-complex="normal"/>
    </style:style>
    <style:style style:name="P17" style:family="paragraph" style:parent-style-name="Standard">
      <style:paragraph-properties fo:text-align="end" style:justify-single-word="false" style:writing-mode="rl-tb"/>
      <style:text-properties style:font-name="IRZar1" fo:font-size="13pt" fo:font-weight="normal" officeooo:rsid="001bbc3f" officeooo:paragraph-rsid="001db895" style:font-size-asian="13pt" style:font-weight-asian="normal" style:font-name-complex="IRZar1" style:font-size-complex="13pt" style:font-weight-complex="normal"/>
    </style:style>
    <style:style style:name="P18" style:family="paragraph" style:parent-style-name="Standard">
      <style:paragraph-properties fo:text-align="end" style:justify-single-word="false" style:writing-mode="rl-tb"/>
      <style:text-properties style:font-name="IRZar1" fo:font-size="13pt" fo:font-weight="normal" officeooo:rsid="001bbc3f" officeooo:paragraph-rsid="002b2d4b" style:font-size-asian="13pt" style:font-weight-asian="normal" style:font-name-complex="IRZar1" style:font-size-complex="13pt" style:font-weight-complex="normal"/>
    </style:style>
    <style:style style:name="P19" style:family="paragraph" style:parent-style-name="Standard">
      <style:paragraph-properties fo:text-align="center" style:justify-single-word="false" style:writing-mode="rl-tb"/>
      <style:text-properties style:font-name="IRZar1" fo:font-size="13pt" fo:font-weight="normal" officeooo:rsid="001bbc3f" officeooo:paragraph-rsid="00956af3" style:font-size-asian="13pt" style:font-weight-asian="normal" style:font-name-complex="IRZar1" style:font-size-complex="13pt" style:font-weight-complex="normal"/>
    </style:style>
    <style:style style:name="P20" style:family="paragraph" style:parent-style-name="Standard">
      <style:paragraph-properties fo:text-align="end" style:justify-single-word="false" style:writing-mode="rl-tb"/>
      <style:text-properties style:font-name="IRZar1" fo:font-size="13pt" fo:font-weight="normal" officeooo:rsid="001e9cc7" officeooo:paragraph-rsid="0070104d" style:font-size-asian="13pt" style:font-weight-asian="normal" style:font-name-complex="IRZar1" style:font-size-complex="13pt" style:font-weight-complex="normal"/>
    </style:style>
    <style:style style:name="P21" style:family="paragraph" style:parent-style-name="Standard">
      <style:paragraph-properties fo:text-align="end" style:justify-single-word="false" style:writing-mode="rl-tb"/>
      <style:text-properties style:font-name="IRZar1" fo:font-size="13pt" fo:font-weight="normal" officeooo:rsid="001e9cc7" officeooo:paragraph-rsid="001e9cc7" style:font-size-asian="13pt" style:font-weight-asian="normal" style:font-name-complex="IRZar1" style:font-size-complex="13pt" style:font-weight-complex="normal"/>
    </style:style>
    <style:style style:name="P22" style:family="paragraph" style:parent-style-name="Standard">
      <style:paragraph-properties fo:text-align="end" style:justify-single-word="false" style:writing-mode="rl-tb"/>
      <style:text-properties style:font-name="IRZar1" fo:font-size="13pt" fo:font-weight="normal" officeooo:rsid="001e9cc7" officeooo:paragraph-rsid="006e1bdb" style:font-size-asian="13pt" style:font-weight-asian="normal" style:font-name-complex="IRZar1" style:font-size-complex="13pt" style:font-weight-complex="normal"/>
    </style:style>
    <style:style style:name="P23" style:family="paragraph" style:parent-style-name="Text_20_body">
      <style:paragraph-properties fo:text-align="end" style:justify-single-word="false" style:writing-mode="rl-tb"/>
      <style:text-properties style:font-name="IRZar1" fo:font-size="13pt" fo:language="en" fo:country="US" fo:font-weight="normal" officeooo:rsid="002068d6" officeooo:paragraph-rsid="00249bd7" style:font-size-asian="13pt" style:font-weight-asian="normal" style:font-name-complex="IRZar1" style:font-size-complex="13pt" style:font-weight-complex="normal"/>
    </style:style>
    <style:style style:name="P24" style:family="paragraph" style:parent-style-name="Standard">
      <style:paragraph-properties fo:text-align="end" style:justify-single-word="false" style:writing-mode="rl-tb"/>
      <style:text-properties style:font-name="IRZar1" fo:font-size="13pt" fo:language="en" fo:country="US" fo:font-weight="normal" officeooo:rsid="002068d6" officeooo:paragraph-rsid="00249bd7" style:font-size-asian="13pt" style:font-weight-asian="normal" style:font-name-complex="IRZar1" style:font-size-complex="13pt" style:font-weight-complex="normal"/>
    </style:style>
    <style:style style:name="P25" style:family="paragraph" style:parent-style-name="Standard">
      <style:paragraph-properties fo:text-align="end" style:justify-single-word="false" style:writing-mode="rl-tb"/>
      <style:text-properties style:font-name="IRZar1" fo:font-size="13pt" fo:language="en" fo:country="US" fo:font-weight="normal" officeooo:rsid="002068d6" officeooo:paragraph-rsid="002068d6" style:font-size-asian="13pt" style:font-weight-asian="normal" style:font-name-complex="IRZar1" style:font-size-complex="13pt" style:font-weight-complex="normal"/>
    </style:style>
    <style:style style:name="P26" style:family="paragraph" style:parent-style-name="Standard">
      <style:paragraph-properties fo:text-align="end" style:justify-single-word="false" style:writing-mode="rl-tb"/>
      <style:text-properties style:font-name="IRZar1" fo:font-size="13pt" fo:language="en" fo:country="US" fo:font-weight="normal" officeooo:rsid="002068d6" officeooo:paragraph-rsid="008e41ce" style:font-size-asian="13pt" style:font-weight-asian="normal" style:font-name-complex="IRZar1" style:font-size-complex="13pt" style:font-weight-complex="normal"/>
    </style:style>
    <style:style style:name="P27" style:family="paragraph" style:parent-style-name="Standard">
      <style:paragraph-properties fo:text-align="end" style:justify-single-word="false" style:writing-mode="rl-tb"/>
      <style:text-properties style:font-name="IRZar1" fo:font-size="13pt" fo:language="en" fo:country="US" fo:font-weight="normal" officeooo:rsid="002068d6" officeooo:paragraph-rsid="00212a6a" style:font-size-asian="13pt" style:font-weight-asian="normal" style:font-name-complex="IRZar1" style:font-size-complex="13pt" style:font-weight-complex="normal"/>
    </style:style>
    <style:style style:name="P28" style:family="paragraph" style:parent-style-name="Standard">
      <style:paragraph-properties fo:text-align="end" style:justify-single-word="false" style:writing-mode="rl-tb"/>
      <style:text-properties style:font-name="IRZar1" fo:font-size="13pt" fo:language="en" fo:country="US" fo:font-weight="normal" officeooo:rsid="002068d6" officeooo:paragraph-rsid="01195a9c" style:font-size-asian="13pt" style:font-weight-asian="normal" style:font-name-complex="IRZar1" style:font-size-complex="13pt" style:font-weight-complex="normal"/>
    </style:style>
    <style:style style:name="P29" style:family="paragraph" style:parent-style-name="Standard">
      <style:paragraph-properties fo:text-align="start" style:justify-single-word="false" style:writing-mode="rl-tb"/>
      <style:text-properties style:font-name="IRZar1" fo:font-size="13pt" fo:language="en" fo:country="US" fo:font-weight="normal" officeooo:rsid="002068d6" officeooo:paragraph-rsid="0099ec67" style:font-size-asian="13pt" style:font-weight-asian="normal" style:font-name-complex="IRZar1" style:font-size-complex="13pt" style:font-weight-complex="normal"/>
    </style:style>
    <style:style style:name="P30" style:family="paragraph" style:parent-style-name="Standard">
      <style:paragraph-properties fo:text-align="start" style:justify-single-word="false" style:writing-mode="rl-tb"/>
      <style:text-properties style:font-name="IRZar1" fo:font-size="13pt" fo:language="en" fo:country="US" fo:font-weight="normal" officeooo:rsid="002068d6" officeooo:paragraph-rsid="009b8ab6" style:font-size-asian="13pt" style:font-weight-asian="normal" style:font-name-complex="IRZar1" style:font-size-complex="13pt" style:font-weight-complex="normal"/>
    </style:style>
    <style:style style:name="P31" style:family="paragraph" style:parent-style-name="Standard">
      <style:paragraph-properties fo:text-align="end" style:justify-single-word="false" style:writing-mode="rl-tb"/>
      <style:text-properties style:font-name="IRZar1" fo:font-size="13pt" fo:language="en" fo:country="US" fo:font-weight="normal" officeooo:rsid="00249bd7" officeooo:paragraph-rsid="00249bd7" style:font-size-asian="13pt" style:font-weight-asian="normal" style:font-name-complex="IRZar1" style:font-size-complex="13pt" style:font-weight-complex="normal"/>
    </style:style>
    <style:style style:name="P32" style:family="paragraph" style:parent-style-name="Standard">
      <style:paragraph-properties fo:text-align="end" style:justify-single-word="false" style:writing-mode="rl-tb"/>
      <style:text-properties style:font-name="IRZar1" fo:font-size="13pt" fo:language="en" fo:country="US" fo:font-weight="normal" officeooo:rsid="00249bd7" officeooo:paragraph-rsid="0027f622" style:font-size-asian="13pt" style:font-weight-asian="normal" style:font-name-complex="IRZar1" style:font-size-complex="13pt" style:font-weight-complex="normal"/>
    </style:style>
    <style:style style:name="P33" style:family="paragraph" style:parent-style-name="Standard">
      <style:paragraph-properties fo:text-align="start" style:justify-single-word="false" style:writing-mode="rl-tb"/>
      <style:text-properties style:font-name="IRZar1" fo:font-size="13pt" fo:language="en" fo:country="US" fo:font-weight="normal" officeooo:rsid="00249bd7" officeooo:paragraph-rsid="009ced66" style:font-size-asian="13pt" style:font-weight-asian="normal" style:font-name-complex="IRZar1" style:font-size-complex="13pt" style:font-weight-complex="normal"/>
    </style:style>
    <style:style style:name="P34" style:family="paragraph" style:parent-style-name="Standard">
      <style:paragraph-properties fo:text-align="start" style:justify-single-word="false" style:writing-mode="rl-tb"/>
      <style:text-properties style:font-name="IRZar1" fo:font-size="13pt" fo:language="en" fo:country="US" fo:font-weight="normal" officeooo:rsid="00249bd7" officeooo:paragraph-rsid="009d5b46" style:font-size-asian="13pt" style:font-weight-asian="normal" style:font-name-complex="IRZar1" style:font-size-complex="13pt" style:font-weight-complex="normal"/>
    </style:style>
    <style:style style:name="P35" style:family="paragraph" style:parent-style-name="Standard">
      <style:paragraph-properties fo:text-align="start" style:justify-single-word="false" style:writing-mode="rl-tb"/>
      <style:text-properties style:font-name="IRZar1" fo:font-size="13pt" fo:language="en" fo:country="US" fo:font-weight="normal" officeooo:rsid="00249bd7" officeooo:paragraph-rsid="009f462b" style:font-size-asian="13pt" style:font-weight-asian="normal" style:font-name-complex="IRZar1" style:font-size-complex="13pt" style:font-weight-complex="normal"/>
    </style:style>
    <style:style style:name="P36" style:family="paragraph" style:parent-style-name="Standard">
      <style:paragraph-properties fo:text-align="end" style:justify-single-word="false" style:writing-mode="rl-tb"/>
      <style:text-properties style:font-name="IRZar1" fo:font-size="13pt" fo:language="en" fo:country="US" fo:font-weight="normal" officeooo:rsid="00249bd7" officeooo:paragraph-rsid="00249bd7" style:font-size-asian="11.3500003814697pt" style:font-weight-asian="normal" style:font-name-complex="IRZar1" style:font-size-complex="13pt" style:font-weight-complex="normal"/>
    </style:style>
    <style:style style:name="P37" style:family="paragraph" style:parent-style-name="Standard">
      <style:paragraph-properties fo:text-align="end" style:justify-single-word="false" style:writing-mode="rl-tb"/>
      <style:text-properties style:font-name="IRZar1" fo:font-size="13pt" fo:language="en" fo:country="US" fo:font-weight="bold" officeooo:rsid="002068d6" officeooo:paragraph-rsid="002068d6" style:font-size-asian="13pt" style:font-weight-asian="bold" style:font-name-complex="IRZar1" style:font-size-complex="13pt" style:font-weight-complex="bold"/>
    </style:style>
    <style:style style:name="P38" style:family="paragraph" style:parent-style-name="Standard">
      <style:paragraph-properties fo:text-align="center" style:justify-single-word="false" style:writing-mode="rl-tb"/>
      <style:text-properties style:font-name="IRZar1" fo:font-size="13pt" fo:language="en" fo:country="US" fo:font-weight="bold" officeooo:rsid="002068d6" officeooo:paragraph-rsid="0099ec67" style:font-size-asian="13pt" style:font-weight-asian="bold" style:font-name-complex="IRZar1" style:font-size-complex="13pt" style:font-weight-complex="bold"/>
    </style:style>
    <style:style style:name="P39" style:family="paragraph" style:parent-style-name="Standard">
      <style:paragraph-properties fo:text-align="end" style:justify-single-word="false" style:writing-mode="rl-tb"/>
      <style:text-properties style:font-name="IRZar1" fo:font-size="13pt" fo:language="en" fo:country="US" officeooo:rsid="002068d6" officeooo:paragraph-rsid="002068d6" style:font-size-asian="13pt" style:font-name-complex="IRZar1" style:font-size-complex="13pt"/>
    </style:style>
    <style:style style:name="P40" style:family="paragraph" style:parent-style-name="Standard">
      <style:paragraph-properties fo:text-align="end" style:justify-single-word="false" style:writing-mode="rl-tb"/>
      <style:text-properties style:font-name="IRZar1" fo:font-size="13pt" officeooo:paragraph-rsid="001e9cc7" style:font-size-asian="13pt" style:font-name-complex="IRZar1" style:font-size-complex="13pt"/>
    </style:style>
    <style:style style:name="P41" style:family="paragraph" style:parent-style-name="Standard">
      <style:paragraph-properties fo:text-align="end" style:justify-single-word="false" style:writing-mode="rl-tb"/>
      <style:text-properties style:font-name="IRZar1" fo:font-size="13pt" officeooo:paragraph-rsid="0034a055" style:font-size-asian="13pt" style:font-name-complex="IRZar1" style:font-size-complex="13pt"/>
    </style:style>
    <style:style style:name="P42" style:family="paragraph" style:parent-style-name="Standard">
      <style:paragraph-properties fo:text-align="end" style:justify-single-word="false" style:writing-mode="rl-tb"/>
      <style:text-properties style:font-name="IRZar1" fo:font-size="13pt" officeooo:paragraph-rsid="0095154d" style:font-size-asian="13pt" style:font-name-complex="IRZar1" style:font-size-complex="13pt"/>
    </style:style>
    <style:style style:name="P43" style:family="paragraph" style:parent-style-name="Standard">
      <style:paragraph-properties fo:text-align="end" style:justify-single-word="false" style:writing-mode="rl-tb"/>
      <style:text-properties style:font-name="IRZar1" officeooo:paragraph-rsid="0042d130" style:font-name-complex="IRZar1"/>
    </style:style>
    <style:style style:name="P44" style:family="paragraph" style:parent-style-name="Standard">
      <style:paragraph-properties fo:text-align="end" style:justify-single-word="false" style:writing-mode="rl-tb"/>
      <style:text-properties style:font-name="IRZar1" officeooo:paragraph-rsid="001658d2" style:font-name-complex="IRZar1"/>
    </style:style>
    <style:style style:name="P45" style:family="paragraph" style:parent-style-name="Standard">
      <style:paragraph-properties fo:text-align="end" style:justify-single-word="false" style:writing-mode="rl-tb"/>
      <style:text-properties style:font-name="IRZar1" officeooo:paragraph-rsid="001e9cc7" style:font-name-complex="IRZar1"/>
    </style:style>
    <style:style style:name="P46" style:family="paragraph" style:parent-style-name="Standard">
      <style:paragraph-properties fo:text-align="end" style:justify-single-word="false" style:writing-mode="rl-tb"/>
      <style:text-properties style:font-name="IRZar1" officeooo:paragraph-rsid="002068d6" style:font-name-complex="IRZar1"/>
    </style:style>
    <style:style style:name="P47" style:family="paragraph" style:parent-style-name="Standard">
      <style:paragraph-properties fo:text-align="end" style:justify-single-word="false" style:writing-mode="rl-tb"/>
      <style:text-properties style:font-name="IRZar1" officeooo:rsid="002068d6" officeooo:paragraph-rsid="002068d6" style:font-name-complex="IRZar1"/>
    </style:style>
    <style:style style:name="P48" style:family="paragraph" style:parent-style-name="Standard">
      <style:paragraph-properties fo:text-align="center" style:justify-single-word="false" style:writing-mode="rl-tb"/>
      <style:text-properties style:font-name="IRZar1" officeooo:paragraph-rsid="0095154d" style:font-name-complex="IRZar1"/>
    </style:style>
    <style:style style:name="P49" style:family="paragraph" style:parent-style-name="Standard">
      <style:paragraph-properties fo:text-align="center" style:justify-single-word="false" style:writing-mode="rl-tb"/>
      <style:text-properties style:font-name="IRZar1" officeooo:paragraph-rsid="00956af3" style:font-name-complex="IRZar1"/>
    </style:style>
    <style:style style:name="P50" style:family="paragraph" style:parent-style-name="Standard">
      <style:paragraph-properties fo:text-align="center" style:justify-single-word="false" style:writing-mode="rl-tb"/>
      <style:text-properties style:font-name="IRZar1" officeooo:paragraph-rsid="0098c276" style:font-name-complex="IRZar1"/>
    </style:style>
    <style:style style:name="P51" style:family="paragraph" style:parent-style-name="Standard">
      <style:paragraph-properties fo:text-align="center" style:justify-single-word="false" style:writing-mode="rl-tb"/>
      <style:text-properties style:font-name="IRZar1" officeooo:paragraph-rsid="0099ec67" style:font-name-complex="IRZar1"/>
    </style:style>
    <style:style style:name="P52" style:family="paragraph" style:parent-style-name="Standard">
      <style:paragraph-properties fo:text-align="end" style:justify-single-word="false" style:writing-mode="rl-tb"/>
      <style:text-properties style:font-name="IRZar1" fo:font-size="11pt" officeooo:paragraph-rsid="001658d2" style:font-size-asian="11pt" style:font-name-complex="IRZar1" style:font-size-complex="11pt"/>
    </style:style>
    <style:style style:name="P53" style:family="paragraph" style:parent-style-name="Standard">
      <style:paragraph-properties fo:text-align="end" style:justify-single-word="false" style:writing-mode="rl-tb"/>
      <style:text-properties style:font-name="IRZar1" fo:font-size="12pt" officeooo:paragraph-rsid="001658d2" style:font-size-asian="12pt" style:font-name-complex="IRZar1" style:font-size-complex="12pt"/>
    </style:style>
    <style:style style:name="P54" style:family="paragraph" style:parent-style-name="Standard">
      <style:paragraph-properties fo:text-align="end" style:justify-single-word="false" style:writing-mode="rl-tb"/>
      <style:text-properties style:font-name="IRZar1" fo:font-size="20pt" fo:font-weight="bold" officeooo:rsid="00170fcc" officeooo:paragraph-rsid="00170fcc" style:font-size-asian="20pt" style:font-weight-asian="bold" style:font-name-complex="IRZar1" style:font-size-complex="20pt" style:font-weight-complex="bold"/>
    </style:style>
    <style:style style:name="P55" style:family="paragraph" style:parent-style-name="Standard">
      <style:paragraph-properties fo:text-align="end" style:justify-single-word="false" style:writing-mode="rl-tb"/>
      <style:text-properties style:font-name="IRZar1" fo:font-size="20pt" fo:font-weight="bold" officeooo:rsid="00197193" officeooo:paragraph-rsid="00197193" style:font-size-asian="20pt" style:font-weight-asian="bold" style:font-name-complex="IRZar1" style:font-size-complex="20pt" style:font-weight-complex="bold"/>
    </style:style>
    <style:style style:name="P56" style:family="paragraph" style:parent-style-name="Standard">
      <style:paragraph-properties fo:text-align="end" style:justify-single-word="false" style:writing-mode="rl-tb"/>
      <style:text-properties style:font-name="IRZar1" fo:font-size="20pt" fo:font-weight="bold" officeooo:rsid="001bbc3f" officeooo:paragraph-rsid="001bbc3f" style:font-size-asian="20pt" style:font-weight-asian="bold" style:font-name-complex="IRZar1" style:font-size-complex="20pt" style:font-weight-complex="bold"/>
    </style:style>
    <style:style style:name="P57" style:family="paragraph" style:parent-style-name="Standard">
      <style:paragraph-properties fo:text-align="end" style:justify-single-word="false" style:writing-mode="rl-tb"/>
      <style:text-properties style:font-name="IRZar1" fo:font-size="20pt" fo:font-weight="bold" officeooo:rsid="001e9cc7" officeooo:paragraph-rsid="001e9cc7" style:font-size-asian="20pt" style:font-weight-asian="bold" style:font-name-complex="IRZar1" style:font-size-complex="20pt" style:font-weight-complex="bold"/>
    </style:style>
    <style:style style:name="P58" style:family="paragraph" style:parent-style-name="Standard">
      <style:paragraph-properties fo:text-align="end" style:justify-single-word="false" style:writing-mode="rl-tb"/>
      <style:text-properties style:font-name="IRZar1" fo:font-size="20pt" fo:font-weight="bold" officeooo:rsid="002068d6" officeooo:paragraph-rsid="002068d6" style:font-size-asian="20pt" style:font-weight-asian="bold" style:font-name-complex="IRZar1" style:font-size-complex="20pt" style:font-weight-complex="bold"/>
    </style:style>
    <style:style style:name="P59" style:family="paragraph" style:parent-style-name="Standard">
      <style:paragraph-properties fo:text-align="end" style:justify-single-word="false" style:writing-mode="rl-tb"/>
      <style:text-properties style:font-name="IRZar1" fo:font-size="20pt" fo:language="en" fo:country="US" fo:font-weight="bold" officeooo:rsid="002068d6" officeooo:paragraph-rsid="002068d6" style:font-size-asian="20pt" style:font-weight-asian="bold" style:font-name-complex="IRZar1" style:font-size-complex="20pt" style:font-weight-complex="bold"/>
    </style:style>
    <style:style style:name="P60" style:family="paragraph" style:parent-style-name="Standard">
      <style:paragraph-properties fo:text-align="end" style:justify-single-word="false" style:writing-mode="rl-tb"/>
      <style:text-properties style:font-name="IRZar1" fo:font-size="20pt" fo:language="en" fo:country="US" fo:font-weight="bold" officeooo:rsid="00249bd7" officeooo:paragraph-rsid="00249bd7" style:font-size-asian="20pt" style:font-weight-asian="bold" style:font-name-complex="IRZar1" style:font-size-complex="20pt" style:font-weight-complex="bold"/>
    </style:style>
    <style:style style:name="P61" style:family="paragraph" style:parent-style-name="Standard">
      <style:paragraph-properties fo:text-align="end" style:justify-single-word="false" style:writing-mode="rl-tb"/>
      <style:text-properties style:font-name="IRZar1" fo:font-size="15pt" fo:font-weight="bold" officeooo:rsid="001e9cc7" officeooo:paragraph-rsid="001e9cc7" style:font-size-asian="15pt" style:font-weight-asian="bold" style:font-name-complex="IRZar1" style:font-size-complex="15pt" style:font-weight-complex="bold"/>
    </style:style>
    <style:style style:name="P62" style:family="paragraph" style:parent-style-name="Standard">
      <style:paragraph-properties fo:text-align="end" style:justify-single-word="false" style:writing-mode="rl-tb"/>
      <style:text-properties style:font-name="IRZar1" fo:language="en" fo:country="US" officeooo:rsid="002068d6" officeooo:paragraph-rsid="002068d6" style:font-name-complex="IRZar1"/>
    </style:style>
    <style:style style:name="P63" style:family="paragraph" style:parent-style-name="Standard">
      <style:paragraph-properties fo:text-align="start" style:justify-single-word="false" style:writing-mode="lr-tb"/>
      <style:text-properties style:font-name="Times New Roman2" fo:font-size="9pt" fo:language="en" fo:country="US" fo:font-weight="bold" officeooo:rsid="00249bd7" officeooo:paragraph-rsid="00249bd7" style:font-size-asian="9pt" style:font-weight-asian="bold" style:font-name-complex="Times New Roman2" style:font-size-complex="9pt" style:font-weight-complex="bold"/>
    </style:style>
    <style:style style:name="P64" style:family="paragraph" style:parent-style-name="Standard">
      <style:paragraph-properties fo:text-align="start" style:justify-single-word="false" style:writing-mode="lr-tb"/>
      <style:text-properties style:font-name="Times New Roman2" fo:font-size="9pt" fo:language="en" fo:country="US" fo:font-weight="normal" officeooo:rsid="00249bd7" officeooo:paragraph-rsid="00249bd7" style:font-size-asian="9pt" style:font-weight-asian="normal" style:font-name-complex="Times New Roman2" style:font-size-complex="9pt" style:font-weight-complex="normal"/>
    </style:style>
    <style:style style:name="P65" style:family="paragraph" style:parent-style-name="Standard">
      <style:paragraph-properties fo:text-align="center" style:justify-single-word="false"/>
      <style:text-properties fo:font-size="20pt" fo:font-weight="bold" officeooo:paragraph-rsid="001658d2" style:font-size-asian="20pt" style:font-weight-asian="bold" style:font-name-complex="IRANSansWeb" style:font-size-complex="20pt" style:font-weight-complex="bold"/>
    </style:style>
    <style:style style:name="P66" style:family="paragraph" style:parent-style-name="Footnote">
      <style:text-properties fo:language="en" fo:country="US" officeooo:rsid="01c492f7" officeooo:paragraph-rsid="01c492f7"/>
    </style:style>
    <style:style style:name="P67" style:family="paragraph" style:parent-style-name="Footnote">
      <style:text-properties fo:language="en" fo:country="US" officeooo:rsid="01c6157a" officeooo:paragraph-rsid="01c6157a"/>
    </style:style>
    <style:style style:name="P68" style:family="paragraph" style:parent-style-name="Footnote">
      <style:text-properties fo:language="en" fo:country="US" officeooo:rsid="01c7ff2f" officeooo:paragraph-rsid="01c7ff2f"/>
    </style:style>
    <style:style style:name="P69" style:family="paragraph" style:parent-style-name="Footnote">
      <style:text-properties fo:language="en" fo:country="US" officeooo:rsid="01d52062" officeooo:paragraph-rsid="01d52062"/>
    </style:style>
    <style:style style:name="P70" style:family="paragraph" style:parent-style-name="Footnote">
      <style:text-properties officeooo:rsid="01cbece7" officeooo:paragraph-rsid="01cbece7"/>
    </style:style>
    <style:style style:name="P71" style:family="paragraph" style:parent-style-name="Standard">
      <style:paragraph-properties fo:text-align="end" style:justify-single-word="false" style:writing-mode="rl-tb"/>
    </style:style>
    <style:style style:name="P72" style:family="paragraph" style:parent-style-name="Standard">
      <style:paragraph-properties fo:text-align="end" style:justify-single-word="false" style:writing-mode="rl-tb"/>
      <style:text-properties style:font-name="IRZar1" officeooo:paragraph-rsid="01e3f6db" style:font-name-complex="IRZar1"/>
    </style:style>
    <style:style style:name="P73" style:family="paragraph">
      <style:paragraph-properties fo:text-align="start" style:writing-mode="lr-tb"/>
    </style:style>
    <style:style style:name="P74" style:family="paragraph">
      <loext:graphic-properties draw:fill="none"/>
      <style:paragraph-properties fo:text-align="start" style:writing-mode="lr-tb"/>
      <style:text-properties fo:font-size="24pt"/>
    </style:style>
    <style:style style:name="P75" style:family="paragraph">
      <loext:graphic-properties draw:fill="solid" draw:fill-color="#000000"/>
    </style:style>
    <style:style style:name="P76" style:family="paragraph">
      <loext:graphic-properties draw:fill="solid" draw:fill-color="#ffffff"/>
    </style:style>
    <style:style style:name="P77" style:family="paragraph">
      <loext:graphic-properties draw:fill="none"/>
      <style:paragraph-properties fo:text-align="start" style:writing-mode="lr-tb"/>
      <style:text-properties fo:font-size="24pt" fo:font-weight="bold" style:font-weight-asian="bold" style:font-weight-complex="bold"/>
    </style:style>
    <style:style style:name="P78" style:family="paragraph">
      <loext:graphic-properties draw:fill="none"/>
    </style:style>
    <style:style style:name="P79" style:family="paragraph">
      <loext:graphic-properties draw:fill="none"/>
      <style:paragraph-properties fo:text-align="start" style:writing-mode="lr-tb"/>
      <style:text-properties fo:font-size="7pt" fo:font-weight="bold" style:font-size-asian="7pt" style:font-weight-asian="bold" style:font-name-complex="IRZar1" style:font-size-complex="7pt" style:font-weight-complex="bold"/>
    </style:style>
    <style:style style:name="P80" style:family="paragraph">
      <loext:graphic-properties draw:fill="solid" draw:fill-color="#ffffff"/>
      <style:paragraph-properties fo:text-align="start" style:writing-mode="lr-tb"/>
    </style:style>
    <style:style style:name="P81" style:family="paragraph">
      <loext:graphic-properties draw:fill="none"/>
      <style:paragraph-properties fo:text-align="start" style:writing-mode="lr-tb"/>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83"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24pt" fo:font-weight="bold" style:font-weight-asian="bold" style:font-name-complex="IRZar1" style:font-weight-complex="bold" fo:hyphenate="false" loext:hyphenation-no-caps="false" loext:hyphenation-no-last-word="false"/>
    </style:style>
    <style:style style:name="P84" style:family="paragraph">
      <loext:graphic-properties draw:fill="solid" draw:fill-color="#000000"/>
      <style:paragraph-properties fo:text-align="start" style:writing-mode="lr-tb"/>
    </style:style>
    <style:style style:name="P85" style:family="paragraph">
      <loext:graphic-properties draw:fill="none"/>
      <style:paragraph-properties fo:text-align="start" style:writing-mode="lr-tb"/>
      <style:text-properties fo:font-size="24pt" fo:font-weight="bold" style:font-weight-asian="bold" style:font-name-complex="IRZar1" style:font-weight-complex="bold"/>
    </style:style>
    <style:style style:name="P86" style:family="paragraph">
      <loext:graphic-properties draw:fill="none"/>
      <style:paragraph-properties fo:text-align="start" style:writing-mode="lr-tb"/>
      <style:text-properties fo:font-size="7pt" fo:font-weight="bold" style:font-size-asian="7pt" style:font-weight-asian="bold" style:font-size-complex="7pt" style:font-weight-complex="bold"/>
    </style:style>
    <style:style style:name="P8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88"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size="7pt" fo:letter-spacing="normal" fo:language="shs" fo:country="CA" fo:font-style="normal" fo:text-shadow="none" style:text-underline-style="none" fo:font-weight="bold" style:text-underline-mode="continuous" style:text-overline-mode="continuous" style:text-line-through-mode="continuous" style:letter-kerning="true" fo:background-color="transparent" style:font-name-asian="NSimSun1" style:font-size-asian="7pt" style:language-asian="zh" style:country-asian="CN" style:font-style-asian="normal" style:font-weight-asian="bold" style:font-name-complex="IRZar1" style:font-size-complex="7pt" style:language-complex="fa" style:country-complex="IR"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89"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size="6pt" fo:letter-spacing="normal" fo:language="shs" fo:country="CA" fo:font-style="normal" fo:text-shadow="none" style:text-underline-style="none" fo:font-weight="bold" style:text-underline-mode="continuous" style:text-overline-mode="continuous" style:text-line-through-mode="continuous" style:letter-kerning="true" fo:background-color="transparent" style:font-name-asian="NSimSun1" style:font-size-asian="6pt" style:language-asian="zh" style:country-asian="CN" style:font-style-asian="normal" style:font-weight-asian="bold" style:font-name-complex="IRZar1" style:font-size-complex="6pt" style:language-complex="fa" style:country-complex="IR"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90"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24pt" fo:font-weight="bold" style:font-weight-asian="bold" style:font-weight-complex="bold" fo:hyphenate="false" loext:hyphenation-no-caps="false" loext:hyphenation-no-last-word="false"/>
    </style:style>
    <style:style style:name="P91"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24pt" fo:font-weight="bold" style:font-weight-asian="bold" style:font-weight-complex="bold" fo:hyphenate="false" loext:hyphenation-no-caps="false" loext:hyphenation-no-last-word="false"/>
    </style:style>
    <style:style style:name="P92" style:family="paragraph">
      <loext:graphic-properties draw:fill="none"/>
      <style:paragraph-properties fo:text-align="start" style:writing-mode="lr-tb"/>
      <style:text-properties fo:font-size="24pt" fo:font-style="normal" fo:font-weight="bold" style:font-style-asian="normal" style:font-weight-asian="bold" style:font-style-complex="normal" style:font-weight-complex="bold"/>
    </style:style>
    <style:style style:name="P93" style:family="paragraph">
      <loext:graphic-properties draw:fill="solid" draw:fill-color="#ffffff"/>
      <style:paragraph-properties style:writing-mode="rl-tb"/>
    </style:style>
    <style:style style:name="P94" style:family="paragraph">
      <style:paragraph-properties fo:text-align="start" style:writing-mode="rl-tb"/>
    </style:style>
    <style:style style:name="P95" style:family="paragraph">
      <loext:graphic-properties draw:fill="none"/>
      <style:paragraph-properties fo:text-align="start" style:writing-mode="rl-tb"/>
      <style:text-properties fo:font-size="24pt" fo:font-weight="bold" style:font-weight-asian="bold" style:font-weight-complex="bold"/>
    </style:style>
    <style:style style:name="P96" style:family="paragraph">
      <loext:graphic-properties draw:fill="none"/>
      <style:paragraph-properties fo:text-align="start" style:writing-mode="rl-tb"/>
      <style:text-properties fo:font-size="24pt" fo:font-weight="bold" style:font-weight-asian="bold" style:font-name-complex="IRZar1" style:font-weight-complex="bold"/>
    </style:style>
    <style:style style:name="P97" style:family="paragraph">
      <style:paragraph-properties fo:text-align="center" style:writing-mode="rl-tb"/>
    </style:style>
    <style:style style:name="P98" style:family="paragraph">
      <loext:graphic-properties draw:fill="none"/>
      <style:paragraph-properties fo:text-align="center" style:writing-mode="rl-tb"/>
      <style:text-properties fo:font-size="24pt" fo:font-weight="bold" style:font-weight-asian="bold" style:font-weight-complex="bold"/>
    </style:style>
    <style:style style:name="P99" style:family="paragraph">
      <loext:graphic-properties draw:fill="none"/>
      <style:paragraph-properties style:writing-mode="rl-tb"/>
    </style:style>
    <style:style style:name="P100" style:family="paragraph">
      <loext:graphic-properties draw:fill="solid" draw:fill-color="#000000"/>
      <style:paragraph-properties style:writing-mode="rl-tb"/>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rl-tb">
        <style:tab-stops/>
      </style:paragraph-properties>
      <style:text-properties fo:hyphenate="false" loext:hyphenation-no-caps="false" loext:hyphenation-no-last-word="false"/>
    </style:style>
    <style:style style:name="P102"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rl-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size="7pt" fo:letter-spacing="normal" fo:language="shs" fo:country="CA" fo:font-style="normal" fo:text-shadow="none" style:text-underline-style="none" fo:font-weight="bold" style:text-underline-mode="continuous" style:text-overline-mode="continuous" style:text-line-through-mode="continuous" style:letter-kerning="true" fo:background-color="transparent" style:font-name-asian="NSimSun1" style:font-size-asian="7pt" style:language-asian="zh" style:country-asian="CN" style:font-style-asian="normal" style:font-weight-asian="bold" style:font-name-complex="IRZar1" style:font-size-complex="7pt" style:language-complex="fa" style:country-complex="IR"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03" style:family="paragraph">
      <loext:graphic-properties draw:fill="none"/>
      <style:paragraph-properties fo:text-align="start" style:writing-mode="rl-tb"/>
      <style:text-properties fo:font-size="24pt"/>
    </style:style>
    <style:style style:name="P104" style:family="paragraph">
      <loext:graphic-properties draw:fill="none"/>
      <style:paragraph-properties fo:text-align="center" style:writing-mode="rl-tb"/>
      <style:text-properties fo:font-size="24pt" fo:font-weight="bold" style:font-weight-asian="bold" style:font-name-complex="IRZar1" style:font-weight-complex="bold"/>
    </style:style>
    <style:style style:name="T1" style:family="text">
      <style:text-properties fo:font-size="13pt" style:font-size-asian="13pt" style:font-size-complex="13pt"/>
    </style:style>
    <style:style style:name="T2" style:family="text">
      <style:text-properties fo:font-size="13pt" officeooo:rsid="00473108" style:font-size-asian="13pt" style:font-size-complex="13pt"/>
    </style:style>
    <style:style style:name="T3" style:family="text">
      <style:text-properties fo:font-size="13pt" officeooo:rsid="0059eeed" style:font-size-asian="13pt" style:font-size-complex="13pt"/>
    </style:style>
    <style:style style:name="T4" style:family="text">
      <style:text-properties fo:font-size="13pt" officeooo:rsid="005a4b5f" style:font-size-asian="13pt" style:font-size-complex="13pt"/>
    </style:style>
    <style:style style:name="T5" style:family="text">
      <style:text-properties fo:font-size="13pt" officeooo:rsid="007fa451" style:font-size-asian="13pt" style:font-size-complex="13pt"/>
    </style:style>
    <style:style style:name="T6" style:family="text">
      <style:text-properties fo:font-size="13pt" officeooo:rsid="00b59492" style:font-size-asian="13pt" style:font-size-complex="13pt"/>
    </style:style>
    <style:style style:name="T7" style:family="text">
      <style:text-properties fo:font-size="13pt" officeooo:rsid="00bd0cc3" style:font-size-asian="13pt" style:font-size-complex="13pt"/>
    </style:style>
    <style:style style:name="T8" style:family="text">
      <style:text-properties fo:font-size="13pt" officeooo:rsid="00bf14b6" style:font-size-asian="13pt" style:font-size-complex="13pt"/>
    </style:style>
    <style:style style:name="T9" style:family="text">
      <style:text-properties fo:font-size="13pt" officeooo:rsid="00c8894b" style:font-size-asian="13pt" style:font-size-complex="13pt"/>
    </style:style>
    <style:style style:name="T10" style:family="text">
      <style:text-properties fo:font-size="13pt" officeooo:rsid="00cbf1cb" style:font-size-asian="13pt" style:font-size-complex="13pt"/>
    </style:style>
    <style:style style:name="T11" style:family="text">
      <style:text-properties fo:font-size="13pt" officeooo:rsid="012609b5" style:font-size-asian="13pt" style:font-size-complex="13pt"/>
    </style:style>
    <style:style style:name="T12" style:family="text">
      <style:text-properties fo:font-size="13pt" officeooo:rsid="017f23ce" style:font-size-asian="13pt" style:font-size-complex="13pt"/>
    </style:style>
    <style:style style:name="T13" style:family="text">
      <style:text-properties fo:font-size="13pt" officeooo:rsid="0183e6fa" style:font-size-asian="13pt" style:font-size-complex="13pt"/>
    </style:style>
    <style:style style:name="T14" style:family="text">
      <style:text-properties fo:font-size="13pt" officeooo:rsid="01b498a3" style:font-size-asian="13pt" style:font-size-complex="13pt"/>
    </style:style>
    <style:style style:name="T15" style:family="text">
      <style:text-properties fo:font-size="13pt" officeooo:rsid="01ba20b2" style:font-size-asian="13pt" style:font-size-complex="13pt"/>
    </style:style>
    <style:style style:name="T16" style:family="text">
      <style:text-properties fo:font-size="13pt" style:font-size-asian="13pt" style:font-name-complex="IRZar1" style:font-size-complex="13pt"/>
    </style:style>
    <style:style style:name="T17" style:family="text">
      <style:text-properties fo:font-size="13pt" officeooo:rsid="019959b3" style:font-size-asian="13pt" style:font-name-complex="IRZar1" style:font-size-complex="13pt"/>
    </style:style>
    <style:style style:name="T18" style:family="text">
      <style:text-properties fo:font-size="13pt" officeooo:rsid="00531790" style:font-size-asian="13pt" style:font-name-complex="IRZar1" style:font-size-complex="13pt"/>
    </style:style>
    <style:style style:name="T19" style:family="text">
      <style:text-properties fo:font-size="13pt" officeooo:rsid="004f88ac" style:font-size-asian="13pt" style:font-name-complex="IRZar1" style:font-size-complex="13pt"/>
    </style:style>
    <style:style style:name="T20" style:family="text">
      <style:text-properties fo:font-size="13pt" officeooo:rsid="001658d2" style:font-size-asian="13pt" style:font-name-complex="IRZar1" style:font-size-complex="13pt"/>
    </style:style>
    <style:style style:name="T21" style:family="text">
      <style:text-properties fo:font-size="13pt" officeooo:rsid="005150f1" style:font-size-asian="13pt" style:font-name-complex="IRZar1" style:font-size-complex="13pt"/>
    </style:style>
    <style:style style:name="T22" style:family="text">
      <style:text-properties fo:font-size="13pt" officeooo:rsid="004b994e" style:font-size-asian="13pt" style:font-name-complex="IRZar1" style:font-size-complex="13pt"/>
    </style:style>
    <style:style style:name="T23" style:family="text">
      <style:text-properties fo:font-size="13pt" officeooo:rsid="0156c515" style:font-size-asian="13pt" style:font-name-complex="IRZar1" style:font-size-complex="13pt"/>
    </style:style>
    <style:style style:name="T24" style:family="text">
      <style:text-properties fo:font-size="13pt" officeooo:rsid="004d0742" style:font-size-asian="13pt" style:font-name-complex="IRZar1" style:font-size-complex="13pt"/>
    </style:style>
    <style:style style:name="T25" style:family="text">
      <style:text-properties fo:font-size="13pt" officeooo:rsid="0163621c" style:font-size-asian="13pt" style:font-name-complex="IRZar1" style:font-size-complex="13pt"/>
    </style:style>
    <style:style style:name="T26" style:family="text">
      <style:text-properties fo:font-size="13pt" officeooo:rsid="014978b9" style:font-size-asian="13pt" style:font-name-complex="IRZar1" style:font-size-complex="13pt"/>
    </style:style>
    <style:style style:name="T27" style:family="text">
      <style:text-properties fo:font-size="13pt" officeooo:rsid="00413b64" style:font-size-asian="13pt" style:font-name-complex="IRZar1" style:font-size-complex="13pt"/>
    </style:style>
    <style:style style:name="T28" style:family="text">
      <style:text-properties fo:font-size="13pt" officeooo:rsid="01cd3e45" style:font-size-asian="13pt" style:font-name-complex="IRZar1" style:font-size-complex="13pt"/>
    </style:style>
    <style:style style:name="T29" style:family="text">
      <style:text-properties fo:font-size="13pt" officeooo:rsid="01360893" style:font-size-asian="13pt" style:font-name-complex="IRZar1" style:font-size-complex="13pt"/>
    </style:style>
    <style:style style:name="T30" style:family="text">
      <style:text-properties fo:font-size="13pt" officeooo:rsid="01369bf8" style:font-size-asian="13pt" style:font-name-complex="IRZar1" style:font-size-complex="13pt"/>
    </style:style>
    <style:style style:name="T31" style:family="text">
      <style:text-properties fo:font-size="13pt" officeooo:rsid="013aaa5d" style:font-size-asian="13pt" style:font-name-complex="IRZar1" style:font-size-complex="13pt"/>
    </style:style>
    <style:style style:name="T32" style:family="text">
      <style:text-properties fo:font-size="13pt" officeooo:rsid="013c7a39" style:font-size-asian="13pt" style:font-name-complex="IRZar1" style:font-size-complex="13pt"/>
    </style:style>
    <style:style style:name="T33" style:family="text">
      <style:text-properties fo:font-size="13pt" fo:font-weight="bold" officeooo:rsid="002068d6" style:font-size-asian="11.3500003814697pt" style:font-weight-asian="bold" style:font-size-complex="13pt" style:font-weight-complex="bold"/>
    </style:style>
    <style:style style:name="T34" style:family="text">
      <style:text-properties fo:font-size="13pt" fo:language="en" fo:country="US" officeooo:rsid="016086c3" style:font-size-asian="13pt" style:font-size-complex="13pt"/>
    </style:style>
    <style:style style:name="T35" style:family="text">
      <style:text-properties fo:font-size="13pt" fo:language="en" fo:country="US" officeooo:rsid="01d14017" style:font-size-asian="13pt" style:font-size-complex="13pt"/>
    </style:style>
    <style:style style:name="T36" style:family="text">
      <style:text-properties fo:font-size="13pt" fo:language="en" fo:country="US" style:font-size-asian="13pt" style:font-name-complex="IRZar1" style:font-size-complex="13pt"/>
    </style:style>
    <style:style style:name="T37" style:family="text">
      <style:text-properties fo:font-size="13pt" fo:language="en" fo:country="US" officeooo:rsid="01cd3e45" style:font-size-asian="13pt" style:font-name-complex="IRZar1" style:font-size-complex="13pt"/>
    </style:style>
    <style:style style:name="T38" style:family="text">
      <style:text-properties officeooo:rsid="00212a6a"/>
    </style:style>
    <style:style style:name="T39" style:family="text">
      <style:text-properties style:font-name="Liberation Mono" fo:font-size="10pt" style:font-size-asian="10pt" style:font-size-complex="10pt"/>
    </style:style>
    <style:style style:name="T40" style:family="text">
      <style:text-properties style:font-name="Liberation Mono" fo:font-size="12pt" style:font-size-asian="12pt" style:font-size-complex="12pt"/>
    </style:style>
    <style:style style:name="T41" style:family="text">
      <style:text-properties fo:color="#000000" loext:opacity="100%" style:font-name="Liberation Mono" fo:font-size="10pt" style:font-size-asian="10pt" style:font-size-complex="10pt"/>
    </style:style>
    <style:style style:name="T42" style:family="text">
      <style:text-properties fo:color="#000000" loext:opacity="100%" style:font-name="Liberation Mono" fo:font-size="10pt" officeooo:rsid="002f66ae" style:font-size-asian="10pt" style:font-size-complex="10pt"/>
    </style:style>
    <style:style style:name="T43" style:family="text">
      <style:text-properties fo:color="#000000" loext:opacity="100%" style:font-name="Liberation Mono" fo:font-size="10pt" fo:language="en" fo:country="US" officeooo:rsid="002f66ae" style:font-size-asian="10pt" style:font-size-complex="10pt"/>
    </style:style>
    <style:style style:name="T44" style:family="text">
      <style:text-properties fo:color="#5983b0" loext:opacity="100%" style:font-name="Liberation Mono" fo:font-size="10pt" style:font-size-asian="10pt" style:font-size-complex="10pt"/>
    </style:style>
    <style:style style:name="T45" style:family="text">
      <style:text-properties fo:font-size="12pt" style:font-size-asian="12pt" style:font-size-complex="12pt"/>
    </style:style>
    <style:style style:name="T46" style:family="text">
      <style:text-properties style:font-name-complex="IRZar1"/>
    </style:style>
    <style:style style:name="T47" style:family="text">
      <style:text-properties officeooo:rsid="005150f1" style:font-name-complex="IRZar1"/>
    </style:style>
    <style:style style:name="T48" style:family="text">
      <style:text-properties officeooo:rsid="00f99099" style:font-name-complex="IRZar1"/>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size="11pt" style:font-size-asian="11pt" style:font-size-complex="11pt"/>
    </style:style>
    <style:style style:name="T51" style:family="text">
      <style:text-properties fo:language="en" fo:country="US"/>
    </style:style>
    <style:style style:name="T52" style:family="text">
      <style:text-properties fo:language="en" fo:country="US" officeooo:rsid="00805750"/>
    </style:style>
    <style:style style:name="T53" style:family="text">
      <style:text-properties fo:language="en" fo:country="US" officeooo:rsid="011814af"/>
    </style:style>
    <style:style style:name="T54" style:family="text">
      <style:text-properties fo:language="en" fo:country="US" officeooo:rsid="018b183a"/>
    </style:style>
    <style:style style:name="T55" style:family="text">
      <style:text-properties fo:language="en" fo:country="US" officeooo:rsid="018b59dd"/>
    </style:style>
    <style:style style:name="T56" style:family="text">
      <style:text-properties officeooo:rsid="00bafd6a"/>
    </style:style>
    <style:style style:name="T57" style:family="text">
      <style:text-properties officeooo:rsid="00c33656"/>
    </style:style>
    <style:style style:name="T58" style:family="text">
      <style:text-properties officeooo:rsid="00cba7db"/>
    </style:style>
    <style:style style:name="T59" style:family="text">
      <style:text-properties officeooo:rsid="00d739c2"/>
    </style:style>
    <style:style style:name="T60" style:family="text">
      <style:text-properties officeooo:rsid="00d8880a"/>
    </style:style>
    <style:style style:name="T61" style:family="text">
      <style:text-properties officeooo:rsid="00d9730b"/>
    </style:style>
    <style:style style:name="T62" style:family="text">
      <style:text-properties officeooo:rsid="00daa513"/>
    </style:style>
    <style:style style:name="T63" style:family="text">
      <style:text-properties officeooo:rsid="00dd6b0f"/>
    </style:style>
    <style:style style:name="T64" style:family="text">
      <style:text-properties officeooo:rsid="00dd98a8"/>
    </style:style>
    <style:style style:name="T65" style:family="text">
      <style:text-properties officeooo:rsid="00de421c"/>
    </style:style>
    <style:style style:name="T66" style:family="text">
      <style:text-properties officeooo:rsid="00de592d"/>
    </style:style>
    <style:style style:name="T67" style:family="text">
      <style:text-properties officeooo:rsid="00dff4db"/>
    </style:style>
    <style:style style:name="T68" style:family="text">
      <style:text-properties officeooo:rsid="00e128c0"/>
    </style:style>
    <style:style style:name="T69" style:family="text">
      <style:text-properties officeooo:rsid="00e288b1"/>
    </style:style>
    <style:style style:name="T70" style:family="text">
      <style:text-properties officeooo:rsid="00e2fbb4"/>
    </style:style>
    <style:style style:name="T71" style:family="text">
      <style:text-properties officeooo:rsid="00e41830"/>
    </style:style>
    <style:style style:name="T72" style:family="text">
      <style:text-properties officeooo:rsid="00e4b486"/>
    </style:style>
    <style:style style:name="T73" style:family="text">
      <style:text-properties officeooo:rsid="00e95d11"/>
    </style:style>
    <style:style style:name="T74" style:family="text">
      <style:text-properties officeooo:rsid="00ebc2aa"/>
    </style:style>
    <style:style style:name="T75" style:family="text">
      <style:text-properties officeooo:rsid="00ec0fc1"/>
    </style:style>
    <style:style style:name="T76" style:family="text">
      <style:text-properties officeooo:rsid="00ece912"/>
    </style:style>
    <style:style style:name="T77" style:family="text">
      <style:text-properties officeooo:rsid="00ed384f"/>
    </style:style>
    <style:style style:name="T78" style:family="text">
      <style:text-properties officeooo:rsid="00ed46da"/>
    </style:style>
    <style:style style:name="T79" style:family="text">
      <style:text-properties officeooo:rsid="00ee398c"/>
    </style:style>
    <style:style style:name="T80" style:family="text">
      <style:text-properties officeooo:rsid="00efe585"/>
    </style:style>
    <style:style style:name="T81" style:family="text">
      <style:text-properties officeooo:rsid="00f182a3"/>
    </style:style>
    <style:style style:name="T82" style:family="text">
      <style:text-properties officeooo:rsid="00f24560"/>
    </style:style>
    <style:style style:name="T83" style:family="text">
      <style:text-properties officeooo:rsid="00f3d1af"/>
    </style:style>
    <style:style style:name="T84" style:family="text">
      <style:text-properties officeooo:rsid="00f57dc1"/>
    </style:style>
    <style:style style:name="T85" style:family="text">
      <style:text-properties officeooo:rsid="00f58a37"/>
    </style:style>
    <style:style style:name="T86" style:family="text">
      <style:text-properties officeooo:rsid="00f5f5e6"/>
    </style:style>
    <style:style style:name="T87" style:family="text">
      <style:text-properties officeooo:rsid="00fd2c72"/>
    </style:style>
    <style:style style:name="T88" style:family="text">
      <style:text-properties officeooo:rsid="00fd5bf2"/>
    </style:style>
    <style:style style:name="T89" style:family="text">
      <style:text-properties officeooo:rsid="00fe339d"/>
    </style:style>
    <style:style style:name="T90" style:family="text">
      <style:text-properties officeooo:rsid="00ff738c"/>
    </style:style>
    <style:style style:name="T91" style:family="text">
      <style:text-properties officeooo:rsid="01013814"/>
    </style:style>
    <style:style style:name="T92" style:family="text">
      <style:text-properties officeooo:rsid="01052ceb"/>
    </style:style>
    <style:style style:name="T93" style:family="text">
      <style:text-properties officeooo:rsid="01069a6e"/>
    </style:style>
    <style:style style:name="T94" style:family="text">
      <style:text-properties officeooo:rsid="01076cbc"/>
    </style:style>
    <style:style style:name="T95" style:family="text">
      <style:text-properties officeooo:rsid="01087020"/>
    </style:style>
    <style:style style:name="T96" style:family="text">
      <style:text-properties officeooo:rsid="010aaa2c"/>
    </style:style>
    <style:style style:name="T97" style:family="text">
      <style:text-properties officeooo:rsid="010b610e"/>
    </style:style>
    <style:style style:name="T98" style:family="text">
      <style:text-properties officeooo:rsid="0110cf9e"/>
    </style:style>
    <style:style style:name="T99" style:family="text">
      <style:text-properties officeooo:rsid="01122267"/>
    </style:style>
    <style:style style:name="T100" style:family="text">
      <style:text-properties officeooo:rsid="01184a95"/>
    </style:style>
    <style:style style:name="T101" style:family="text">
      <style:text-properties officeooo:rsid="0118773e"/>
    </style:style>
    <style:style style:name="T102" style:family="text">
      <style:text-properties officeooo:rsid="01195a9c"/>
    </style:style>
    <style:style style:name="T103" style:family="text">
      <style:text-properties officeooo:rsid="011be2b4"/>
    </style:style>
    <style:style style:name="T104" style:family="text">
      <style:text-properties officeooo:rsid="01201f71"/>
    </style:style>
    <style:style style:name="T105" style:family="text">
      <style:text-properties officeooo:rsid="0125d4fa"/>
    </style:style>
    <style:style style:name="T106" style:family="text">
      <style:text-properties officeooo:rsid="0128a990"/>
    </style:style>
    <style:style style:name="T107" style:family="text">
      <style:text-properties officeooo:rsid="0129f817"/>
    </style:style>
    <style:style style:name="T108" style:family="text">
      <style:text-properties officeooo:rsid="012ba22c"/>
    </style:style>
    <style:style style:name="T109" style:family="text">
      <style:text-properties officeooo:rsid="012d658c"/>
    </style:style>
    <style:style style:name="T110" style:family="text">
      <style:text-properties officeooo:rsid="012f38c3"/>
    </style:style>
    <style:style style:name="T111" style:family="text">
      <style:text-properties officeooo:rsid="01324772"/>
    </style:style>
    <style:style style:name="T112" style:family="text">
      <style:text-properties officeooo:rsid="0132a7c0"/>
    </style:style>
    <style:style style:name="T113" style:family="text">
      <style:text-properties officeooo:rsid="01354154"/>
    </style:style>
    <style:style style:name="T114" style:family="text">
      <style:text-properties officeooo:rsid="013d579a"/>
    </style:style>
    <style:style style:name="T115" style:family="text">
      <style:text-properties officeooo:rsid="013f493b"/>
    </style:style>
    <style:style style:name="T116" style:family="text">
      <style:text-properties officeooo:rsid="013f9d66"/>
    </style:style>
    <style:style style:name="T117" style:family="text">
      <style:text-properties officeooo:rsid="014109bf"/>
    </style:style>
    <style:style style:name="T118" style:family="text">
      <style:text-properties officeooo:rsid="0141ed90"/>
    </style:style>
    <style:style style:name="T119" style:family="text">
      <style:text-properties officeooo:rsid="01424a8e"/>
    </style:style>
    <style:style style:name="T120" style:family="text">
      <style:text-properties officeooo:rsid="01424f48"/>
    </style:style>
    <style:style style:name="T121" style:family="text">
      <style:text-properties officeooo:rsid="0142be24"/>
    </style:style>
    <style:style style:name="T122" style:family="text">
      <style:text-properties officeooo:rsid="0143f8fa"/>
    </style:style>
    <style:style style:name="T123" style:family="text">
      <style:text-properties officeooo:rsid="0144c7cd"/>
    </style:style>
    <style:style style:name="T124" style:family="text">
      <style:text-properties officeooo:rsid="0144fcc0"/>
    </style:style>
    <style:style style:name="T125" style:family="text">
      <style:text-properties officeooo:rsid="0146a60b"/>
    </style:style>
    <style:style style:name="T126" style:family="text">
      <style:text-properties officeooo:rsid="0147d19a"/>
    </style:style>
    <style:style style:name="T127" style:family="text">
      <style:text-properties officeooo:rsid="014c0a4a"/>
    </style:style>
    <style:style style:name="T128" style:family="text">
      <style:text-properties officeooo:rsid="014dec85"/>
    </style:style>
    <style:style style:name="T129" style:family="text">
      <style:text-properties officeooo:rsid="014f3e84"/>
    </style:style>
    <style:style style:name="T130" style:family="text">
      <style:text-properties officeooo:rsid="0150a62c"/>
    </style:style>
    <style:style style:name="T131" style:family="text">
      <style:text-properties officeooo:rsid="0151d7d2"/>
    </style:style>
    <style:style style:name="T132" style:family="text">
      <style:text-properties officeooo:rsid="015345de"/>
    </style:style>
    <style:style style:name="T133" style:family="text">
      <style:text-properties officeooo:rsid="01543b29"/>
    </style:style>
    <style:style style:name="T134" style:family="text">
      <style:text-properties officeooo:rsid="0155ea83"/>
    </style:style>
    <style:style style:name="T135" style:family="text">
      <style:text-properties officeooo:rsid="015ef57f"/>
    </style:style>
    <style:style style:name="T136" style:family="text">
      <style:text-properties officeooo:rsid="0164af6a"/>
    </style:style>
    <style:style style:name="T137" style:family="text">
      <style:text-properties officeooo:rsid="0165c7ec"/>
    </style:style>
    <style:style style:name="T138" style:family="text">
      <style:text-properties officeooo:rsid="0166c483"/>
    </style:style>
    <style:style style:name="T139" style:family="text">
      <style:text-properties officeooo:rsid="01687a8f"/>
    </style:style>
    <style:style style:name="T140" style:family="text">
      <style:text-properties officeooo:rsid="01695ab0"/>
    </style:style>
    <style:style style:name="T141" style:family="text">
      <style:text-properties officeooo:rsid="016a4c26"/>
    </style:style>
    <style:style style:name="T142" style:family="text">
      <style:text-properties officeooo:rsid="016a9c66"/>
    </style:style>
    <style:style style:name="T143" style:family="text">
      <style:text-properties officeooo:rsid="0171f17f"/>
    </style:style>
    <style:style style:name="T144" style:family="text">
      <style:text-properties officeooo:rsid="017a7b04"/>
    </style:style>
    <style:style style:name="T145" style:family="text">
      <style:text-properties officeooo:rsid="017dfd00"/>
    </style:style>
    <style:style style:name="T146" style:family="text">
      <style:text-properties officeooo:rsid="017f8867"/>
    </style:style>
    <style:style style:name="T147" style:family="text">
      <style:text-properties officeooo:rsid="01817051"/>
    </style:style>
    <style:style style:name="T148" style:family="text">
      <style:text-properties officeooo:rsid="0181d373"/>
    </style:style>
    <style:style style:name="T149" style:family="text">
      <style:text-properties officeooo:rsid="0181edb8"/>
    </style:style>
    <style:style style:name="T150" style:family="text">
      <style:text-properties officeooo:rsid="0183296b"/>
    </style:style>
    <style:style style:name="T151" style:family="text">
      <style:text-properties officeooo:rsid="018975c9"/>
    </style:style>
    <style:style style:name="T152" style:family="text">
      <style:text-properties officeooo:rsid="01995d43"/>
    </style:style>
    <style:style style:name="T153" style:family="text">
      <style:text-properties officeooo:rsid="019af3c2"/>
    </style:style>
    <style:style style:name="T154" style:family="text">
      <style:text-properties officeooo:rsid="019b26a9"/>
    </style:style>
    <style:style style:name="T155" style:family="text">
      <style:text-properties officeooo:rsid="019ca485"/>
    </style:style>
    <style:style style:name="T156" style:family="text">
      <style:text-properties officeooo:rsid="019d48f6"/>
    </style:style>
    <style:style style:name="T157" style:family="text">
      <style:text-properties officeooo:rsid="019dc17f"/>
    </style:style>
    <style:style style:name="T158" style:family="text">
      <style:text-properties officeooo:rsid="019e27c4"/>
    </style:style>
    <style:style style:name="T159" style:family="text">
      <style:text-properties officeooo:rsid="019f8ef3"/>
    </style:style>
    <style:style style:name="T160" style:family="text">
      <style:text-properties officeooo:rsid="01ad2043"/>
    </style:style>
    <style:style style:name="T161" style:family="text">
      <style:text-properties officeooo:rsid="01b0286b"/>
    </style:style>
    <style:style style:name="T162" style:family="text">
      <style:text-properties officeooo:rsid="01b1e15d"/>
    </style:style>
    <style:style style:name="T163" style:family="text">
      <style:text-properties officeooo:rsid="01b27917"/>
    </style:style>
    <style:style style:name="T164" style:family="text">
      <style:text-properties officeooo:rsid="01b30331"/>
    </style:style>
    <style:style style:name="T165" style:family="text">
      <style:text-properties officeooo:rsid="01b444b2"/>
    </style:style>
    <style:style style:name="T166" style:family="text">
      <style:text-properties officeooo:rsid="01b802be"/>
    </style:style>
    <style:style style:name="T167" style:family="text">
      <style:text-properties officeooo:rsid="01b88016"/>
    </style:style>
    <style:style style:name="T168" style:family="text">
      <style:text-properties officeooo:rsid="01bb7272"/>
    </style:style>
    <style:style style:name="T169" style:family="text">
      <style:text-properties officeooo:rsid="01cc6041"/>
    </style:style>
    <style:style style:name="T170" style:family="text">
      <style:text-properties officeooo:rsid="01d1ff3b"/>
    </style:style>
    <style:style style:name="T171" style:family="text">
      <style:text-properties officeooo:rsid="01d83241"/>
    </style:style>
    <style:style style:name="T172" style:family="text">
      <style:text-properties style:font-name="IRZar2" fo:font-size="13pt" style:font-size-asian="13pt" style:font-name-complex="IRZar1" style:font-size-complex="13pt"/>
    </style:style>
    <style:style style:name="T173" style:family="text">
      <style:text-properties fo:color="#000000" loext:opacity="100%" style:font-name="Courier New" fo:font-size="8pt" style:font-size-asian="8pt" style:font-name-complex="Courier New" style:font-size-complex="8pt"/>
    </style:style>
    <style:style style:name="T174" style:family="text">
      <style:text-properties fo:color="#000000" loext:opacity="100%" style:font-name="Times New Roman" fo:font-size="11pt" style:font-size-asian="11pt" style:font-name-complex="Times New Roman" style:font-size-complex="11pt"/>
    </style:style>
    <style:style style:name="T175" style:family="text">
      <style:text-properties fo:color="#000000" loext:opacity="100%" style:font-name="OpenSymbol" fo:font-size="11pt" style:font-size-asian="11pt" style:font-name-complex="OpenSymbol" style:font-size-complex="11pt"/>
    </style:style>
    <style:style style:name="T176" style:family="text">
      <style:text-properties fo:color="#000000" loext:opacity="100%" style:font-name="OpenSymbol" fo:font-size="16pt" style:font-size-asian="16pt" style:font-name-complex="OpenSymbol" style:font-size-complex="16pt"/>
    </style:style>
    <style:style style:name="T177" style:family="text">
      <style:text-properties fo:color="#000000" loext:opacity="100%" style:font-name="Times New Roman" fo:font-size="6.59999990463257pt" fo:font-style="italic" style:font-size-asian="6.59999990463257pt" style:font-name-complex="Times New Roman" style:font-size-complex="6.59999990463257pt" style:font-style-complex="italic"/>
    </style:style>
    <style:style style:name="T178" style:family="text">
      <style:text-properties fo:color="#000000" loext:opacity="100%" style:font-name="OpenSymbol" fo:font-size="6.59999990463257pt" style:font-size-asian="6.59999990463257pt" style:font-name-complex="OpenSymbol" style:font-size-complex="6.59999990463257pt"/>
    </style:style>
    <style:style style:name="T179" style:family="text">
      <style:text-properties fo:color="#000000" loext:opacity="100%" style:font-name="Times New Roman" fo:font-size="6.59999990463257pt" style:font-size-asian="6.59999990463257pt" style:font-name-complex="Times New Roman" style:font-size-complex="6.59999990463257pt"/>
    </style:style>
    <style:style style:name="T180" style:family="text">
      <style:text-properties fo:color="#000000" loext:opacity="100%" style:font-name="Times New Roman" fo:font-size="11pt" fo:font-style="italic" style:font-size-asian="11pt" style:font-name-complex="Times New Roman" style:font-size-complex="11pt" style:font-style-complex="italic"/>
    </style:style>
    <style:style style:name="T181" style:family="text">
      <style:text-properties fo:color="#000000" loext:opacity="100%" style:font-name="OpenSymbol" fo:font-size="14.6000003814697pt" style:font-size-asian="14.6000003814697pt" style:font-name-complex="OpenSymbol" style:font-size-complex="14.6000003814697pt"/>
    </style:style>
    <style:style style:name="T182" style:family="text">
      <style:text-properties fo:color="#000000" loext:opacity="100%" style:font-name="OpenSymbol" fo:font-size="29.8999996185303pt" style:font-size-asian="29.8999996185303pt" style:font-name-complex="OpenSymbol" style:font-size-complex="29.8999996185303pt"/>
    </style:style>
    <style:style style:name="T183" style:family="text">
      <style:text-properties fo:color="#000000" loext:opacity="100%" style:font-name="Arial" fo:font-size="7pt" fo:font-weight="bold" style:font-size-asian="7pt" style:font-weight-asian="bold" style:font-name-complex="IRZar1" style:font-size-complex="7pt" style:font-weight-complex="bold"/>
    </style:style>
    <style:style style:name="T184" style:family="text">
      <style:text-properties fo:color="#000000" loext:opacity="100%" style:font-name="Arial" fo:font-size="6.09999990463257pt" fo:font-weight="bold" style:font-size-asian="6.09999990463257pt" style:font-weight-asian="bold" style:font-name-complex="Arial" style:font-size-complex="6.09999990463257pt" style:font-weight-complex="bold"/>
    </style:style>
    <style:style style:name="T185" style:family="text">
      <style:text-properties fo:color="#000000" loext:opacity="100%" style:font-name="Arial" fo:font-size="6.90000009536743pt" style:font-size-asian="6.90000009536743pt" style:font-name-complex="Arial" style:font-size-complex="6.90000009536743pt"/>
    </style:style>
    <style:style style:name="T186" style:family="text">
      <style:text-properties fo:font-variant="normal" fo:text-transform="none" fo:color="#000000" loext:opacity="100%" style:text-outline="false" style:text-line-through-style="none" style:text-line-through-type="none" style:text-position="0% 100%" style:font-name="Arial" fo:font-size="7pt" fo:letter-spacing="normal" fo:language="shs" fo:country="CA" fo:font-style="normal" fo:text-shadow="none" style:text-underline-style="none" fo:font-weight="bold" style:text-underline-mode="continuous" style:text-overline-mode="continuous" style:text-line-through-mode="continuous" style:letter-kerning="true" fo:background-color="transparent" style:font-name-asian="NSimSun1" style:font-size-asian="7pt" style:language-asian="zh" style:country-asian="CN" style:font-style-asian="normal" style:font-weight-asian="bold" style:font-name-complex="IRZar1" style:font-size-complex="7pt" style:language-complex="fa" style:country-complex="IR" style:font-style-complex="normal" style:font-weight-complex="bold" style:text-emphasize="none" style:text-scale="100%" style:font-relief="none" style:text-overline-style="none" style:text-overline-color="font-color"/>
    </style:style>
    <style:style style:name="T187" style:family="text">
      <style:text-properties fo:color="#000000" loext:opacity="100%" style:font-name="Arial" fo:font-size="7.19999980926514pt" fo:font-weight="bold" style:font-size-asian="7.19999980926514pt" style:font-weight-asian="bold" style:font-name-complex="Arial" style:font-size-complex="7.19999980926514pt" style:font-weight-complex="bold"/>
    </style:style>
    <style:style style:name="T188" style:family="text">
      <style:text-properties fo:color="#000000" loext:opacity="100%" style:font-name="Arial" fo:font-size="7.19999980926514pt" style:font-size-asian="7.19999980926514pt" style:font-name-complex="Arial" style:font-size-complex="7.19999980926514pt"/>
    </style:style>
    <style:style style:name="T189" style:family="text">
      <style:text-properties fo:color="#000000" loext:opacity="100%" style:font-name="Arial" fo:font-size="7pt" fo:font-style="normal" fo:font-weight="bold" style:font-size-asian="7pt" style:font-style-asian="normal" style:font-weight-asian="bold" style:font-name-complex="IRZar1" style:font-size-complex="7pt" style:font-style-complex="normal" style:font-weight-complex="bold"/>
    </style:style>
    <style:style style:name="T190" style:family="text">
      <style:text-properties fo:color="#000000" loext:opacity="100%" style:font-name="Arial" fo:font-size="7pt" style:font-size-asian="7pt" style:font-name-complex="Arial" style:font-size-complex="7pt"/>
    </style:style>
    <style:style style:name="T191" style:family="text">
      <style:text-properties fo:color="#000000" loext:opacity="100%" style:font-name="Arial" fo:font-size="7pt" fo:font-weight="bold" style:font-size-asian="7pt" style:font-weight-asian="bold" style:font-name-complex="Arial" style:font-size-complex="7pt" style:font-weight-complex="bol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321cm" fo:min-width="1.528cm" fo:padding-top="0cm" fo:padding-bottom="0cm" fo:padding-left="0cm" fo:padding-right="0cm"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321cm" fo:min-width="2.036cm" fo:padding-top="0cm" fo:padding-bottom="0cm" fo:padding-left="0cm" fo:padding-right="0cm"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321cm" fo:min-width="2.205cm" fo:padding-top="0cm" fo:padding-bottom="0cm" fo:padding-left="0cm" fo:padding-right="0cm"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321cm" fo:min-width="2.374cm" fo:padding-top="0cm" fo:padding-bottom="0cm" fo:padding-left="0cm" fo:padding-right="0cm"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321cm" fo:min-width="0.85cm" fo:padding-top="0cm" fo:padding-bottom="0cm" fo:padding-left="0cm" fo:padding-right="0cm"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321cm" fo:min-width="3.052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474cm" fo:min-width="4.267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476cm" fo:min-width="12.539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474cm" fo:min-width="0.256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476cm" fo:min-width="5.771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474cm" fo:min-width="8.027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476cm" fo:min-width="5.269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474cm" fo:min-width="3.263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474cm" fo:min-width="7.024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474cm" fo:min-width="1.259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474cm" fo:min-width="9.53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476cm" fo:min-width="8.027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474cm" fo:min-width="8.528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476cm" fo:min-width="12.287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476cm" fo:min-width="3.766cm" fo:padding-top="0cm" fo:padding-bottom="0cm" fo:padding-left="0cm" fo:padding-right="0cm" style:run-through="foreground"/>
      <style:paragraph-properties style:writing-mode="lr-tb"/>
    </style:style>
    <style:style style:name="gr2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3" style:family="graphic">
      <style:graphic-properties draw:stroke="none" draw:marker-start="" draw:marker-end="" draw:fill="none" draw:textarea-horizontal-align="left" draw:textarea-vertical-align="top" draw:auto-grow-height="true" draw:auto-grow-width="true" fo:min-height="0.448cm" fo:min-width="0.198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48cm" fo:min-width="0.312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697cm" fo:min-width="0.452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272cm" fo:min-width="0.108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289cm" fo:min-width="0.189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272cm" fo:min-width="0.12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272cm" fo:min-width="0.093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48cm" fo:min-width="0.212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448cm" fo:min-width="0.176cm" fo:padding-top="0cm" fo:padding-bottom="0cm" fo:padding-left="0cm" fo:padding-right="0cm" style:run-through="foreground"/>
      <style:paragraph-properties style:writing-mode="lr-tb"/>
    </style:style>
    <style:style style:name="gr3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89cm" fo:min-width="0.314cm" fo:padding-top="0cm" fo:padding-bottom="0cm" fo:padding-left="0cm" fo:padding-right="0cm"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48cm" fo:min-width="0.118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637cm" fo:min-width="0.164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48cm" fo:min-width="0.432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48cm" fo:min-width="0.111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48cm" fo:min-width="0.125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289cm" fo:min-width="0.076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289cm" fo:min-width="0.178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48cm" fo:min-width="0.228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1.3cm" fo:min-width="0.406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448cm" fo:min-width="0.489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448cm" fo:min-width="0.155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48cm" fo:min-width="0.52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448cm" fo:min-width="0.219cm" fo:padding-top="0cm" fo:padding-bottom="0cm" fo:padding-left="0cm" fo:padding-right="0cm" style:run-through="foreground"/>
      <style:paragraph-properties style:writing-mode="lr-tb"/>
    </style:style>
    <style:style style:name="gr47" style:family="graphic">
      <style:graphic-properties draw:stroke="solid" svg:stroke-color="#000000" draw:marker-start="" draw:marker-end="" draw:fill="solid" draw:fill-color="#ffffff"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425cm" fo:min-width="1.067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425cm" fo:min-width="1.515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425cm" fo:min-width="0.894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309cm" fo:min-width="1.54cm" fo:padding-top="0cm" fo:padding-bottom="0cm" fo:padding-left="0cm" fo:padding-right="0cm" style:run-through="foreground"/>
      <style:paragraph-properties style:writing-mode="lr-tb"/>
    </style:style>
    <style:style style:name="gr52" style:family="graphic">
      <style:graphic-properties draw:stroke="solid" svg:stroke-color="#000000" draw:marker-start="" draw:marker-end="" draw:fill="none"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1.048cm" fo:min-width="1.058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425cm" fo:min-width="1.517cm" fo:padding-top="0cm" fo:padding-bottom="0cm" fo:padding-left="0cm" fo:padding-right="0cm" style:run-through="foreground"/>
      <style:paragraph-properties style:writing-mode="lr-tb"/>
    </style:style>
    <style:style style:name="gr55"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526cm" fo:min-width="1.058cm" fo:padding-top="0cm" fo:padding-bottom="0cm" fo:padding-left="0cm" fo:padding-right="0cm" style:run-through="foreground"/>
      <style:paragraph-properties style:writing-mode="lr-tb"/>
    </style:style>
    <style:style style:name="gr57" style:family="graphic">
      <style:graphic-properties draw:stroke="none" draw:marker-start="" draw:marker-end="" draw:fill="none" draw:textarea-horizontal-align="left" draw:textarea-vertical-align="top" draw:auto-grow-height="true" draw:auto-grow-width="true" fo:min-height="0.309cm" fo:min-width="2.279cm" fo:padding-top="0cm" fo:padding-bottom="0cm" fo:padding-left="0cm" fo:padding-right="0cm" style:run-through="foreground"/>
      <style:paragraph-properties style:writing-mode="lr-tb"/>
    </style:style>
    <style:style style:name="gr58" style:family="graphic">
      <style:graphic-properties draw:stroke="none" draw:marker-start="" draw:marker-end="" draw:fill="none" draw:textarea-horizontal-align="left" draw:textarea-vertical-align="top" draw:auto-grow-height="true" draw:auto-grow-width="true" fo:min-height="0.425cm" fo:min-width="2.979cm" fo:padding-top="0cm" fo:padding-bottom="0cm" fo:padding-left="0cm" fo:padding-right="0cm" style:run-through="foreground"/>
      <style:paragraph-properties style:writing-mode="lr-tb"/>
    </style:style>
    <style:style style:name="gr59"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605cm" fo:min-width="2.713cm" fo:padding-top="0cm" fo:padding-bottom="0cm" fo:padding-left="0cm" fo:padding-right="0cm" style:run-through="foreground"/>
      <style:paragraph-properties style:writing-mode="lr-tb"/>
    </style:style>
    <style:style style:name="gr61" style:family="graphic">
      <style:graphic-properties draw:stroke="none" draw:marker-start="" draw:marker-end="" draw:fill="none" draw:textarea-horizontal-align="left" draw:textarea-vertical-align="middle" draw:auto-grow-height="true" draw:auto-grow-width="true" fo:min-height="0.9cm" fo:min-width="0.852cm" fo:padding-top="0cm" fo:padding-bottom="0cm" fo:padding-left="0cm" fo:padding-right="0cm" style:run-through="foreground"/>
      <style:paragraph-properties style:writing-mode="lr-tb"/>
    </style:style>
    <style:style style:name="gr62" style:family="graphic">
      <style:graphic-properties draw:stroke="none" draw:marker-start="" draw:marker-end="" draw:fill="none" draw:textarea-horizontal-align="left" draw:textarea-vertical-align="top" draw:auto-grow-height="true" draw:auto-grow-width="true" fo:min-height="0.603cm" fo:min-width="0.441cm" fo:padding-top="0cm" fo:padding-bottom="0cm" fo:padding-left="0cm" fo:padding-right="0cm" style:run-through="foreground"/>
      <style:paragraph-properties style:writing-mode="lr-tb"/>
    </style:style>
    <style:style style:name="gr63" style:family="graphic">
      <style:graphic-properties draw:stroke="none" draw:marker-start="" draw:marker-end="" draw:fill="none" draw:textarea-horizontal-align="left" draw:textarea-vertical-align="top" draw:auto-grow-height="true" draw:auto-grow-width="true" fo:min-height="0.901cm" fo:min-width="0.852cm" fo:padding-top="0cm" fo:padding-bottom="0cm" fo:padding-left="0cm" fo:padding-right="0cm" style:run-through="foreground"/>
      <style:paragraph-properties style:writing-mode="lr-tb"/>
    </style:style>
    <style:style style:name="gr64" style:family="graphic">
      <style:graphic-properties draw:stroke="none" draw:marker-start="" draw:marker-end="" draw:fill="none" draw:textarea-horizontal-align="left" draw:textarea-vertical-align="top" draw:auto-grow-height="true" draw:auto-grow-width="true" fo:min-height="0.702cm" fo:min-width="0.968cm" fo:padding-top="0cm" fo:padding-bottom="0cm" fo:padding-left="0cm" fo:padding-right="0cm"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603cm" fo:min-width="0.443cm" fo:padding-top="0cm" fo:padding-bottom="0cm" fo:padding-left="0cm" fo:padding-right="0cm" style:run-through="foreground"/>
      <style:paragraph-properties style:writing-mode="lr-tb"/>
    </style:style>
    <style:style style:name="gr66" style:family="graphic">
      <style:graphic-properties draw:stroke="none" draw:marker-start="" draw:marker-end="" draw:fill="none" draw:textarea-horizontal-align="left" draw:textarea-vertical-align="top" draw:auto-grow-height="true" draw:auto-grow-width="true" fo:min-height="0.49cm" fo:min-width="1.168cm" fo:padding-top="0cm" fo:padding-bottom="0cm" fo:padding-left="0cm" fo:padding-right="0cm" style:run-through="foreground"/>
      <style:paragraph-properties style:writing-mode="lr-tb"/>
    </style:style>
    <style:style style:name="gr67" style:family="graphic">
      <style:graphic-properties draw:stroke="dash" svg:stroke-color="#4c4c4c" draw:marker-start="" draw:marker-end="" draw:fill="none"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489cm" fo:min-width="0.975cm" fo:padding-top="0cm" fo:padding-bottom="0cm" fo:padding-left="0cm" fo:padding-right="0cm" style:run-through="foreground"/>
      <style:paragraph-properties style:writing-mode="lr-tb"/>
    </style:style>
    <style:style style:name="gr69"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489cm" fo:min-width="0.984cm" fo:padding-top="0cm" fo:padding-bottom="0cm" fo:padding-left="0cm" fo:padding-right="0cm" style:run-through="foreground"/>
      <style:paragraph-properties style:writing-mode="lr-tb"/>
    </style:style>
    <style:style style:name="gr71"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455cm" fo:min-width="2.034cm" fo:padding-top="0cm" fo:padding-bottom="0cm" fo:padding-left="0cm" fo:padding-right="0cm" style:run-through="foreground"/>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452cm" fo:min-width="1.829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0.45cm" fo:min-width="1.58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0.45cm" fo:min-width="0.981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0.455cm" fo:min-width="2.03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452cm" fo:min-width="1.824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45cm" fo:min-width="1.579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45cm" fo:min-width="0.979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455cm" fo:min-width="2.032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452cm" fo:min-width="1.826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45cm" fo:min-width="0.982cm" fo:padding-top="0cm" fo:padding-bottom="0cm" fo:padding-left="0cm" fo:padding-right="0cm" style:run-through="foreground"/>
      <style:paragraph-properties style:writing-mode="lr-tb"/>
    </style:style>
    <style:style style:name="gr83" style:family="graphic">
      <style:graphic-properties draw:stroke="none" draw:marker-start="" draw:marker-end="" draw:fill="none" draw:textarea-horizontal-align="left" draw:textarea-vertical-align="top" draw:auto-grow-height="true" draw:auto-grow-width="true" fo:min-height="0.453cm" fo:min-width="3.32cm" fo:padding-top="0cm" fo:padding-bottom="0cm" fo:padding-left="0cm" fo:padding-right="0cm" style:run-through="foreground"/>
      <style:paragraph-properties style:writing-mode="lr-tb"/>
    </style:style>
    <style:style style:name="gr84" style:family="graphic">
      <style:graphic-properties draw:stroke="none" draw:marker-start="" draw:marker-end="" draw:fill="none" draw:textarea-horizontal-align="left" draw:textarea-vertical-align="top" draw:auto-grow-height="true" draw:auto-grow-width="true" fo:min-height="0.453cm" fo:min-width="4.369cm" fo:padding-top="0cm" fo:padding-bottom="0cm" fo:padding-left="0cm" fo:padding-right="0cm"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487cm" fo:min-width="0.893cm" fo:padding-top="0cm" fo:padding-bottom="0cm" fo:padding-left="0cm" fo:padding-right="0cm" style:run-through="foreground"/>
      <style:paragraph-properties style:writing-mode="lr-tb"/>
    </style:style>
    <style:style style:name="gr86"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7" style:family="graphic">
      <style:graphic-properties draw:stroke="none" draw:marker-start="" draw:marker-end="" draw:fill="none" draw:textarea-horizontal-align="left" draw:textarea-vertical-align="top" draw:auto-grow-height="true" draw:auto-grow-width="true" fo:min-height="0.446cm" fo:min-width="0.907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446cm" fo:min-width="0.905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445cm" fo:min-width="4.422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0.445cm" fo:min-width="1.723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445cm" fo:min-width="1.069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48cm" fo:min-width="1.274cm" fo:padding-top="0cm" fo:padding-bottom="0cm" fo:padding-left="0cm" fo:padding-right="0cm" style:run-through="foreground"/>
      <style:paragraph-properties style:writing-mode="lr-tb"/>
    </style:style>
    <style:style style:name="gr93" style:family="graphic">
      <style:graphic-properties draw:stroke="none" draw:marker-start="" draw:marker-end="" draw:fill="none" draw:textarea-horizontal-align="left" draw:textarea-vertical-align="top" draw:auto-grow-height="true" draw:auto-grow-width="true" fo:min-height="0.48cm" fo:min-width="1.069cm" fo:padding-top="0cm" fo:padding-bottom="0cm" fo:padding-left="0cm" fo:padding-right="0cm" style:run-through="foreground"/>
      <style:paragraph-properties style:writing-mode="lr-tb"/>
    </style:style>
    <style:style style:name="gr94" style:family="graphic">
      <style:graphic-properties draw:stroke="none" draw:marker-start="" draw:marker-end="" draw:fill="solid" draw:fill-color="#000000"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446cm" fo:min-width="1.743cm" fo:padding-top="0cm" fo:padding-bottom="0cm" fo:padding-left="0cm" fo:padding-right="0cm" style:run-through="foreground"/>
      <style:paragraph-properties style:writing-mode="lr-tb"/>
    </style:style>
    <style:style style:name="gr96" style:family="graphic">
      <style:graphic-properties draw:stroke="none" draw:marker-start="" draw:marker-end="" draw:fill="none" draw:textarea-horizontal-align="left" draw:textarea-vertical-align="top" draw:auto-grow-height="true" draw:auto-grow-width="true" fo:min-height="0.48cm" fo:min-width="1.275cm" fo:padding-top="0cm" fo:padding-bottom="0cm" fo:padding-left="0cm" fo:padding-right="0cm" style:run-through="foreground"/>
      <style:paragraph-properties style:writing-mode="lr-tb"/>
    </style:style>
    <style:style style:name="gr97" style:family="graphic">
      <style:graphic-properties draw:stroke="none" draw:marker-start="" draw:marker-end="" draw:fill="none" draw:textarea-horizontal-align="left" draw:textarea-vertical-align="top" draw:auto-grow-height="true" draw:auto-grow-width="true" fo:min-height="0.478cm" fo:min-width="0.836cm" fo:padding-top="0cm" fo:padding-bottom="0cm" fo:padding-left="0cm" fo:padding-right="0cm" style:run-through="foreground"/>
      <style:paragraph-properties style:writing-mode="lr-tb"/>
    </style:style>
    <style:style style:name="gr98" style:family="graphic">
      <style:graphic-properties draw:stroke="none" draw:marker-start="" draw:marker-end="" draw:fill="none" draw:textarea-horizontal-align="left" draw:textarea-vertical-align="top" draw:auto-grow-height="true" draw:auto-grow-width="true" fo:min-height="0.445cm" fo:min-width="4.419cm" fo:padding-top="0cm" fo:padding-bottom="0cm" fo:padding-left="0cm" fo:padding-right="0cm" style:run-through="foreground"/>
      <style:paragraph-properties style:writing-mode="lr-tb"/>
    </style:style>
    <style:style style:name="gr99" style:family="graphic">
      <style:graphic-properties draw:stroke="none" draw:marker-start="" draw:marker-end="" draw:fill="none" draw:textarea-horizontal-align="left" draw:textarea-vertical-align="top" draw:auto-grow-height="true" draw:auto-grow-width="true" fo:min-height="0.446cm" fo:min-width="1.744cm" fo:padding-top="0cm" fo:padding-bottom="0cm" fo:padding-left="0cm" fo:padding-right="0cm" style:run-through="foreground"/>
      <style:paragraph-properties style:writing-mode="lr-tb"/>
    </style:style>
    <style:style style:name="gr100" style:family="graphic">
      <style:graphic-properties draw:stroke="none" draw:marker-start="" draw:marker-end="" draw:fill="none" draw:textarea-horizontal-align="left" draw:textarea-vertical-align="top" draw:auto-grow-height="true" draw:auto-grow-width="true" fo:min-height="0.446cm" fo:min-width="6.209cm" fo:padding-top="0cm" fo:padding-bottom="0cm" fo:padding-left="0cm" fo:padding-right="0cm" style:run-through="foreground"/>
      <style:paragraph-properties style:writing-mode="lr-tb"/>
    </style:style>
    <style:style style:name="gr101" style:family="graphic">
      <style:graphic-properties draw:stroke="none" draw:marker-start="" draw:marker-end="" draw:fill="none" draw:textarea-horizontal-align="left" draw:textarea-vertical-align="top" draw:auto-grow-height="true" draw:auto-grow-width="true" fo:min-height="0.446cm" fo:min-width="5.641cm" fo:padding-top="0cm" fo:padding-bottom="0cm" fo:padding-left="0cm" fo:padding-right="0cm" style:run-through="foreground"/>
      <style:paragraph-properties style:writing-mode="lr-tb"/>
    </style:style>
    <style:style style:name="gr102" style:family="graphic">
      <style:graphic-properties draw:stroke="none" draw:marker-start="" draw:marker-end="" draw:fill="none" draw:textarea-horizontal-align="left" draw:textarea-vertical-align="top" draw:auto-grow-height="true" draw:auto-grow-width="true" fo:min-height="0.445cm" fo:min-width="1.067cm" fo:padding-top="0cm" fo:padding-bottom="0cm" fo:padding-left="0cm" fo:padding-right="0cm" style:run-through="foreground"/>
      <style:paragraph-properties style:writing-mode="lr-tb"/>
    </style:style>
    <style:style style:name="gr103" style:family="graphic">
      <style:graphic-properties draw:stroke="none" draw:marker-start="" draw:marker-end="" draw:fill="none" draw:textarea-horizontal-align="left" draw:textarea-vertical-align="top" draw:auto-grow-height="true" draw:auto-grow-width="true" fo:min-height="0.478cm" fo:min-width="0.817cm" fo:padding-top="0cm" fo:padding-bottom="0cm" fo:padding-left="0cm" fo:padding-right="0cm" style:run-through="foreground"/>
      <style:paragraph-properties style:writing-mode="lr-tb"/>
    </style:style>
    <style:style style:name="gr104" style:family="graphic">
      <style:graphic-properties draw:stroke="none" draw:marker-start="" draw:marker-end="" draw:fill="none" draw:textarea-horizontal-align="left" draw:textarea-vertical-align="top" draw:auto-grow-height="true" draw:auto-grow-width="true" fo:min-height="0.478cm" fo:min-width="0.801cm" fo:padding-top="0cm" fo:padding-bottom="0cm" fo:padding-left="0cm" fo:padding-right="0cm" style:run-through="foreground"/>
      <style:paragraph-properties style:writing-mode="lr-tb"/>
    </style:style>
    <style:style style:name="gr105" style:family="graphic">
      <style:graphic-properties draw:stroke="none" draw:marker-start="" draw:marker-end="" draw:fill="none" draw:textarea-horizontal-align="left" draw:textarea-vertical-align="top" draw:auto-grow-height="true" draw:auto-grow-width="true" fo:min-height="0.714cm" fo:min-width="1.051cm" fo:padding-top="0cm" fo:padding-bottom="0cm" fo:padding-left="0cm" fo:padding-right="0cm" style:run-through="foreground"/>
      <style:paragraph-properties style:writing-mode="lr-tb"/>
    </style:style>
    <style:style style:name="gr106" style:family="graphic">
      <style:graphic-properties draw:stroke="none" draw:marker-start="" draw:marker-end="" draw:fill="none" draw:textarea-horizontal-align="left" draw:textarea-vertical-align="top" draw:auto-grow-height="true" draw:auto-grow-width="true" fo:min-height="0.714cm" fo:min-width="2.006cm" fo:padding-top="0cm" fo:padding-bottom="0cm" fo:padding-left="0cm" fo:padding-right="0cm" style:run-through="foreground"/>
      <style:paragraph-properties style:writing-mode="lr-tb"/>
    </style:style>
    <style:style style:name="gr107" style:family="graphic">
      <style:graphic-properties draw:stroke="none" draw:marker-start="" draw:marker-end="" draw:fill="none" draw:textarea-horizontal-align="left" draw:textarea-vertical-align="top" draw:auto-grow-height="true" draw:auto-grow-width="true" fo:min-height="0.494cm" fo:min-width="1.244cm" fo:padding-top="0cm" fo:padding-bottom="0cm" fo:padding-left="0cm" fo:padding-right="0cm" style:run-through="foreground"/>
      <style:paragraph-properties style:writing-mode="lr-tb"/>
    </style:style>
    <style:style style:name="gr108" style:family="graphic">
      <style:graphic-properties draw:stroke="none" draw:marker-start="" draw:marker-end="" draw:fill="none" draw:textarea-horizontal-align="left" draw:textarea-vertical-align="top" draw:auto-grow-height="true" draw:auto-grow-width="true" fo:min-height="0.61cm" fo:min-width="0.792cm" fo:padding-top="0cm" fo:padding-bottom="0cm" fo:padding-left="0cm" fo:padding-right="0cm" style:run-through="foreground"/>
      <style:paragraph-properties style:writing-mode="lr-tb"/>
    </style:style>
    <style:style style:name="gr109" style:family="graphic">
      <style:graphic-properties draw:stroke="none" draw:marker-start="" draw:marker-end="" draw:fill="none" draw:textarea-horizontal-align="left" draw:textarea-vertical-align="middle" draw:auto-grow-height="true" draw:auto-grow-width="true" fo:min-height="0.61cm" fo:min-width="0.792cm" fo:padding-top="0cm" fo:padding-bottom="0cm" fo:padding-left="0cm" fo:padding-right="0cm" style:run-through="foreground"/>
      <style:paragraph-properties style:writing-mode="lr-tb"/>
    </style:style>
    <style:style style:name="gr110" style:family="graphic">
      <style:graphic-properties draw:stroke="none" draw:marker-start="" draw:marker-end="" draw:fill="none" draw:textarea-horizontal-align="left" draw:textarea-vertical-align="top" draw:auto-grow-height="true" draw:auto-grow-width="true" fo:min-height="0.494cm" fo:min-width="0.362cm" fo:padding-top="0cm" fo:padding-bottom="0cm" fo:padding-left="0cm" fo:padding-right="0cm" style:run-through="foreground"/>
      <style:paragraph-properties style:writing-mode="lr-tb"/>
    </style:style>
    <style:style style:name="gr111" style:family="graphic">
      <style:graphic-properties draw:stroke="none" draw:marker-start="" draw:marker-end="" draw:fill="none" draw:textarea-horizontal-align="left" draw:textarea-vertical-align="top" draw:auto-grow-height="true" draw:auto-grow-width="true" fo:min-height="0.714cm" fo:min-width="1.05cm" fo:padding-top="0cm" fo:padding-bottom="0cm" fo:padding-left="0cm" fo:padding-right="0cm" style:run-through="foreground"/>
      <style:paragraph-properties style:writing-mode="lr-tb"/>
    </style:style>
    <style:style style:name="gr112" style:family="graphic">
      <style:graphic-properties draw:stroke="none" draw:marker-start="" draw:marker-end="" draw:fill="none" draw:textarea-horizontal-align="left" draw:textarea-vertical-align="top" draw:auto-grow-height="true" draw:auto-grow-width="true" fo:min-height="0.519cm" fo:min-width="2.004cm" fo:padding-top="0cm" fo:padding-bottom="0cm" fo:padding-left="0cm" fo:padding-right="0cm" style:run-through="foreground"/>
      <style:paragraph-properties style:writing-mode="lr-tb"/>
    </style:style>
    <style:style style:name="gr113" style:family="graphic">
      <style:graphic-properties draw:stroke="none" draw:marker-start="" draw:marker-end="" draw:fill="none" draw:textarea-horizontal-align="left" draw:textarea-vertical-align="top" draw:auto-grow-height="true" draw:auto-grow-width="true" fo:min-height="0.494cm" fo:min-width="1.242cm" fo:padding-top="0cm" fo:padding-bottom="0cm" fo:padding-left="0cm" fo:padding-right="0cm" style:run-through="foreground"/>
      <style:paragraph-properties style:writing-mode="lr-tb"/>
    </style:style>
    <style:style style:name="gr114" style:family="graphic">
      <style:graphic-properties draw:stroke="none" draw:marker-start="" draw:marker-end="" draw:fill="none" draw:textarea-horizontal-align="left" draw:textarea-vertical-align="middle" draw:auto-grow-height="true" draw:auto-grow-width="true" fo:min-height="0.52cm" fo:min-width="0.859cm" fo:padding-top="0cm" fo:padding-bottom="0cm" fo:padding-left="0cm" fo:padding-right="0cm" style:run-through="foreground"/>
      <style:paragraph-properties style:writing-mode="lr-tb"/>
    </style:style>
    <style:style style:name="gr115" style:family="graphic">
      <style:graphic-properties draw:stroke="none" draw:marker-start="" draw:marker-end="" draw:fill="none" draw:textarea-horizontal-align="left" draw:textarea-vertical-align="top" draw:auto-grow-height="true" draw:auto-grow-width="true" fo:min-height="0.743cm" fo:min-width="1.092cm" fo:padding-top="0cm" fo:padding-bottom="0cm" fo:padding-left="0cm" fo:padding-right="0cm" style:run-through="foreground"/>
      <style:paragraph-properties style:writing-mode="lr-tb"/>
    </style:style>
    <style:style style:name="gr116" style:family="graphic">
      <style:graphic-properties draw:stroke="none" draw:marker-start="" draw:marker-end="" draw:fill="none" draw:textarea-horizontal-align="left" draw:textarea-vertical-align="top" draw:auto-grow-height="true" draw:auto-grow-width="true" fo:min-height="0.635cm" fo:min-width="0.868cm" fo:padding-top="0cm" fo:padding-bottom="0cm" fo:padding-left="0cm" fo:padding-right="0cm" style:run-through="foreground"/>
      <style:paragraph-properties style:writing-mode="lr-tb"/>
    </style:style>
    <style:style style:name="gr117" style:family="graphic">
      <style:graphic-properties draw:stroke="none" draw:marker-start="" draw:marker-end="" draw:fill="none" draw:textarea-horizontal-align="left" draw:textarea-vertical-align="top" draw:auto-grow-height="true" draw:auto-grow-width="true" fo:min-height="0.635cm" fo:min-width="0.87cm" fo:padding-top="0cm" fo:padding-bottom="0cm" fo:padding-left="0cm" fo:padding-right="0cm" style:run-through="foreground"/>
      <style:paragraph-properties style:writing-mode="lr-tb"/>
    </style:style>
    <style:style style:name="gr118" style:family="graphic">
      <style:graphic-properties draw:stroke="none" draw:marker-start="" draw:marker-end="" draw:fill="none" draw:textarea-horizontal-align="left" draw:textarea-vertical-align="top" draw:auto-grow-height="true" draw:auto-grow-width="true" fo:min-height="0.515cm" fo:min-width="0.377cm" fo:padding-top="0cm" fo:padding-bottom="0cm" fo:padding-left="0cm" fo:padding-right="0cm" style:run-through="foreground"/>
      <style:paragraph-properties style:writing-mode="lr-tb"/>
    </style:style>
    <style:style style:name="gr119" style:family="graphic">
      <style:graphic-properties draw:stroke="none" draw:marker-start="" draw:marker-end="" draw:fill="none" draw:textarea-horizontal-align="left" draw:textarea-vertical-align="top" draw:auto-grow-height="true" draw:auto-grow-width="true" fo:min-height="0.573cm" fo:min-width="1.272cm" fo:padding-top="0cm" fo:padding-bottom="0cm" fo:padding-left="0cm" fo:padding-right="0cm" style:run-through="foreground"/>
      <style:paragraph-properties style:writing-mode="lr-tb"/>
    </style:style>
    <style:style style:name="gr120" style:family="graphic">
      <style:graphic-properties draw:stroke="none" draw:marker-start="" draw:marker-end="" draw:fill="none" draw:textarea-horizontal-align="left" draw:textarea-vertical-align="top" draw:auto-grow-height="true" draw:auto-grow-width="true" fo:min-height="0.515cm" fo:min-width="0.376cm" fo:padding-top="0cm" fo:padding-bottom="0cm" fo:padding-left="0cm" fo:padding-right="0cm" style:run-through="foreground"/>
      <style:paragraph-properties style:writing-mode="lr-tb"/>
    </style:style>
    <style:style style:name="gr121" style:family="graphic">
      <style:graphic-properties draw:stroke="none" draw:marker-start="" draw:marker-end="" draw:fill="none" draw:textarea-horizontal-align="left" draw:textarea-vertical-align="top" draw:auto-grow-height="true" draw:auto-grow-width="true" fo:min-height="0.635cm" fo:min-width="1.272cm" fo:padding-top="0cm" fo:padding-bottom="0cm" fo:padding-left="0cm" fo:padding-right="0cm" style:run-through="foreground"/>
      <style:paragraph-properties style:writing-mode="lr-tb"/>
    </style:style>
    <style:style style:name="gr122" style:family="graphic">
      <style:graphic-properties style:run-through="foreground" style:vertical-pos="from-top" style:horizontal-pos="from-left" style:horizontal-rel="paragraph" draw:wrap-influence-on-position="once-concurrent" loext:allow-overlap="true" style:flow-with-text="false"/>
    </style:style>
    <style:style style:name="gr123" style:family="graphic">
      <style:graphic-properties draw:stroke="none" draw:marker-start="" draw:marker-end="" draw:fill="none" draw:textarea-horizontal-align="left" draw:textarea-vertical-align="top" draw:auto-grow-height="true" draw:auto-grow-width="true" fo:min-height="0.542cm" fo:min-width="2.2cm" fo:padding-top="0cm" fo:padding-bottom="0cm" fo:padding-left="0cm" fo:padding-right="0cm" style:run-through="foreground"/>
      <style:paragraph-properties style:writing-mode="lr-tb"/>
    </style:style>
    <style:style style:name="gr124" style:family="graphic">
      <style:graphic-properties draw:stroke="none" draw:marker-start="" draw:marker-end="" draw:fill="none" draw:textarea-horizontal-align="left" draw:textarea-vertical-align="top" draw:auto-grow-height="true" draw:auto-grow-width="true" fo:min-height="0.542cm" fo:min-width="1.9cm" fo:padding-top="0cm" fo:padding-bottom="0cm" fo:padding-left="0cm" fo:padding-right="0cm" style:run-through="foreground"/>
      <style:paragraph-properties style:writing-mode="lr-tb"/>
    </style:style>
    <style:style style:name="gr125" style:family="graphic">
      <style:graphic-properties draw:stroke="none" draw:marker-start="" draw:marker-end="" draw:fill="none" draw:textarea-horizontal-align="left" draw:textarea-vertical-align="top" draw:auto-grow-height="true" draw:auto-grow-width="true" fo:min-height="0.543cm" fo:min-width="2.006cm" fo:padding-top="0cm" fo:padding-bottom="0cm" fo:padding-left="0cm" fo:padding-right="0cm" style:run-through="foreground"/>
      <style:paragraph-properties style:writing-mode="lr-tb"/>
    </style:style>
    <style:style style:name="gr126" style:family="graphic">
      <style:graphic-properties draw:stroke="none" draw:marker-start="" draw:marker-end="" draw:fill="none" draw:textarea-horizontal-align="left" draw:textarea-vertical-align="top" draw:auto-grow-height="true" draw:auto-grow-width="true" fo:min-height="0.542cm" fo:min-width="1.898cm" fo:padding-top="0cm" fo:padding-bottom="0cm" fo:padding-left="0cm" fo:padding-right="0cm" style:run-through="foreground"/>
      <style:paragraph-properties style:writing-mode="lr-tb"/>
    </style:style>
    <style:style style:name="gr127" style:family="graphic">
      <style:graphic-properties draw:stroke="none" draw:marker-start="" draw:marker-end="" draw:fill="none" draw:textarea-horizontal-align="left" draw:textarea-vertical-align="top" draw:auto-grow-height="true" draw:auto-grow-width="true" fo:min-height="0.542cm" fo:min-width="1.817cm" fo:padding-top="0cm" fo:padding-bottom="0cm" fo:padding-left="0cm" fo:padding-right="0cm" style:run-through="foreground"/>
      <style:paragraph-properties style:writing-mode="lr-tb"/>
    </style:style>
    <style:style style:name="gr128" style:family="graphic">
      <style:graphic-properties draw:stroke="dash" svg:stroke-color="#000000" draw:marker-start="" draw:marker-end="" draw:fill="none" style:run-through="foreground"/>
    </style:style>
    <style:style style:name="gr129" style:family="graphic">
      <style:graphic-properties draw:stroke="none" draw:marker-start="" draw:marker-end="" draw:fill="none" draw:textarea-horizontal-align="left" draw:textarea-vertical-align="top" draw:auto-grow-height="true" draw:auto-grow-width="true" fo:min-height="0.542cm" fo:min-width="0.997cm" fo:padding-top="0cm" fo:padding-bottom="0cm" fo:padding-left="0cm" fo:padding-right="0cm" style:run-through="foreground"/>
      <style:paragraph-properties style:writing-mode="lr-tb"/>
    </style:style>
    <style:style style:name="gr130" style:family="graphic">
      <style:graphic-properties draw:stroke="none" draw:marker-start="" draw:marker-end="" draw:fill="none" draw:textarea-horizontal-align="left" draw:textarea-vertical-align="top" draw:auto-grow-height="true" draw:auto-grow-width="true" fo:min-height="0.542cm" fo:min-width="1.901cm" fo:padding-top="0cm" fo:padding-bottom="0cm" fo:padding-left="0cm" fo:padding-right="0cm" style:run-through="foreground"/>
      <style:paragraph-properties style:writing-mode="lr-tb"/>
    </style:style>
    <style:style style:name="gr131" style:family="graphic">
      <style:graphic-properties draw:stroke="none" draw:marker-start="" draw:marker-end="" draw:fill="none" draw:textarea-horizontal-align="left" draw:textarea-vertical-align="top" draw:auto-grow-height="true" draw:auto-grow-width="true" fo:min-height="0.543cm" fo:min-width="2.004cm" fo:padding-top="0cm" fo:padding-bottom="0cm" fo:padding-left="0cm" fo:padding-right="0cm" style:run-through="foreground"/>
      <style:paragraph-properties style:writing-mode="lr-tb"/>
    </style:style>
    <style:style style:name="gr132" style:family="graphic">
      <style:graphic-properties draw:stroke="none" draw:marker-start="" draw:marker-end="" draw:fill="none" draw:textarea-horizontal-align="left" draw:textarea-vertical-align="middle" draw:auto-grow-height="true" draw:auto-grow-width="true" fo:min-height="0.728cm" fo:min-width="0.995cm" fo:padding-top="0cm" fo:padding-bottom="0cm" fo:padding-left="0cm" fo:padding-right="0cm" style:run-through="foreground"/>
      <style:paragraph-properties style:writing-mode="lr-tb"/>
    </style:style>
    <style:style style:name="gr133" style:family="graphic">
      <style:graphic-properties draw:stroke="none" draw:marker-start="" draw:marker-end="" draw:fill="none" draw:textarea-horizontal-align="left" draw:textarea-vertical-align="top" draw:auto-grow-height="true" draw:auto-grow-width="true" fo:min-height="0.492cm" fo:min-width="0.123cm" fo:padding-top="0cm" fo:padding-bottom="0cm" fo:padding-left="0cm" fo:padding-right="0cm" style:run-through="foreground"/>
      <style:paragraph-properties style:writing-mode="lr-tb"/>
    </style:style>
    <style:style style:name="gr134" style:family="graphic">
      <style:graphic-properties draw:stroke="none" draw:marker-start="" draw:marker-end="" draw:fill="none" draw:textarea-horizontal-align="left" draw:textarea-vertical-align="top" draw:auto-grow-height="true" draw:auto-grow-width="true" fo:min-height="0.728cm" fo:min-width="2.201cm" fo:padding-top="0cm" fo:padding-bottom="0cm" fo:padding-left="0cm" fo:padding-right="0cm" style:run-through="foreground"/>
      <style:paragraph-properties style:writing-mode="lr-tb"/>
    </style:style>
    <style:style style:name="gr135" style:family="graphic">
      <style:graphic-properties draw:stroke="none" draw:marker-start="" draw:marker-end="" draw:fill="none" draw:textarea-horizontal-align="left" draw:textarea-vertical-align="top" draw:auto-grow-height="true" draw:auto-grow-width="true" fo:min-height="0.543cm" fo:min-width="2.007cm" fo:padding-top="0cm" fo:padding-bottom="0cm" fo:padding-left="0cm" fo:padding-right="0cm" style:run-through="foreground"/>
      <style:paragraph-properties style:writing-mode="lr-tb"/>
    </style:style>
    <style:style style:name="gr136" style:family="graphic">
      <style:graphic-properties draw:stroke="none" draw:marker-start="" draw:marker-end="" draw:fill="none" draw:textarea-horizontal-align="left" draw:textarea-vertical-align="top" draw:auto-grow-height="true" draw:auto-grow-width="true" fo:min-height="0.542cm" fo:min-width="0.995cm" fo:padding-top="0cm" fo:padding-bottom="0cm" fo:padding-left="0cm" fo:padding-right="0cm" style:run-through="foreground"/>
      <style:paragraph-properties style:writing-mode="lr-tb"/>
    </style:style>
    <style:style style:name="gr137" style:family="graphic">
      <style:graphic-properties draw:stroke="none" draw:marker-start="" draw:marker-end="" draw:fill="none" draw:textarea-horizontal-align="left" draw:textarea-vertical-align="top" draw:auto-grow-height="true" draw:auto-grow-width="true" fo:min-height="0.494cm" fo:min-width="0.123cm" fo:padding-top="0cm" fo:padding-bottom="0cm" fo:padding-left="0cm" fo:padding-right="0cm" style:run-through="foreground"/>
      <style:paragraph-properties style:writing-mode="lr-tb"/>
    </style:style>
    <style:style style:name="gr138" style:family="graphic">
      <style:graphic-properties draw:stroke="none" draw:marker-start="" draw:marker-end="" draw:fill="none" draw:textarea-horizontal-align="left" draw:textarea-vertical-align="top" draw:auto-grow-height="true" draw:auto-grow-width="true" fo:min-height="0.496cm" fo:min-width="1.789cm" fo:padding-top="0cm" fo:padding-bottom="0cm" fo:padding-left="0cm" fo:padding-right="0cm" style:run-through="foreground"/>
      <style:paragraph-properties style:writing-mode="lr-tb"/>
    </style:style>
    <style:style style:name="gr139" style:family="graphic">
      <style:graphic-properties draw:stroke="none" draw:marker-start="" draw:marker-end="" draw:fill="none" draw:textarea-horizontal-align="left" draw:textarea-vertical-align="top" draw:auto-grow-height="true" draw:auto-grow-width="true" fo:min-height="0.492cm" fo:min-width="1.898cm" fo:padding-top="0cm" fo:padding-bottom="0cm" fo:padding-left="0cm" fo:padding-right="0cm" style:run-through="foreground"/>
      <style:paragraph-properties style:writing-mode="lr-tb"/>
    </style:style>
    <style:style style:name="gr140" style:family="graphic">
      <style:graphic-properties draw:stroke="none" draw:marker-start="" draw:marker-end="" draw:fill="none" draw:textarea-horizontal-align="left" draw:textarea-vertical-align="top" draw:auto-grow-height="true" draw:auto-grow-width="true" fo:min-height="0.542cm" fo:min-width="2.17cm" fo:padding-top="0cm" fo:padding-bottom="0cm" fo:padding-left="0cm" fo:padding-right="0cm" style:run-through="foreground"/>
      <style:paragraph-properties style:writing-mode="lr-tb"/>
    </style:style>
    <style:style style:name="gr141" style:family="graphic">
      <style:graphic-properties draw:stroke="none" draw:marker-start="" draw:marker-end="" draw:fill="none" draw:textarea-horizontal-align="left" draw:textarea-vertical-align="top" draw:auto-grow-height="true" draw:auto-grow-width="true" fo:min-height="0.492cm" fo:min-width="0.127cm" fo:padding-top="0cm" fo:padding-bottom="0cm" fo:padding-left="0cm" fo:padding-right="0cm" style:run-through="foreground"/>
      <style:paragraph-properties style:writing-mode="lr-tb"/>
    </style:style>
    <style:style style:name="gr142" style:family="graphic">
      <style:graphic-properties draw:stroke="none" draw:marker-start="" draw:marker-end="" draw:fill="none" draw:textarea-horizontal-align="left" draw:textarea-vertical-align="top" draw:auto-grow-height="true" draw:auto-grow-width="true" fo:min-height="0.492cm" fo:min-width="0.854cm" fo:padding-top="0cm" fo:padding-bottom="0cm" fo:padding-left="0cm" fo:padding-right="0cm" style:run-through="foreground"/>
      <style:paragraph-properties style:writing-mode="lr-tb"/>
    </style:style>
    <style:style style:name="gr143" style:family="graphic">
      <style:graphic-properties draw:stroke="none" draw:marker-start="" draw:marker-end="" draw:fill="none" draw:textarea-horizontal-align="left" draw:textarea-vertical-align="top" draw:auto-grow-height="true" draw:auto-grow-width="true" fo:min-height="0.492cm" fo:min-width="0.122cm" fo:padding-top="0cm" fo:padding-bottom="0cm" fo:padding-left="0cm" fo:padding-right="0cm" style:run-through="foreground"/>
      <style:paragraph-properties style:writing-mode="lr-tb"/>
    </style:style>
    <style:style style:name="gr144" style:family="graphic">
      <style:graphic-properties draw:stroke="none" draw:marker-start="" draw:marker-end="" draw:fill="none" draw:textarea-horizontal-align="left" draw:textarea-vertical-align="top" draw:auto-grow-height="true" draw:auto-grow-width="true" fo:min-height="0.494cm" fo:min-width="1.789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text:span text:style-name="T46">بیت</text:span><text:span text:style-name="T48">‌</text:span><text:span text:style-name="T46">کوین: یک سیستم پول </text:span><text:span text:style-name="T47">نقد</text:span><text:span text:style-name="T46"> الکترونیکی همتابه‌همتا</text:span></text:p>
      <text:p text:style-name="P1"/>
      <text:p text:style-name="P2"><text:s/><text:span text:style-name="T1">Satoshi Nakamoto</text:span></text:p>
      <text:p text:style-name="P2"><text:span text:style-name="T45"><text:s/></text:span><text:a xlink:type="simple" xlink:href="mailto:satoshin@gmx.com" text:style-name="Internet_20_link" text:visited-style-name="Visited_20_Internet_20_Link"><text:span text:style-name="T45">satoshin@gmx.com</text:span></text:a></text:p>
      <text:p text:style-name="P1"><text:span text:style-name="T45"><text:s/></text:span><text:a xlink:type="simple" xlink:href="http://www.bitcoin.org/" text:style-name="Internet_20_link" text:visited-style-name="Visited_20_Internet_20_Link"><text:span text:style-name="T45">www.bitcoin.org</text:span></text:a></text:p>
      <text:p text:style-name="P8"/>
      <text:p text:style-name="P9"/>
      <text:p text:style-name="P3"><text:span text:style-name="T40"><text:s/></text:span><text:span text:style-name="T39"><text:s text:c="2"/></text:span><text:span text:style-name="Source_20_Text"><text:span text:style-name="T41">Translated in </text:span></text:span><text:span text:style-name="Source_20_Text"><text:span text:style-name="T42">P</text:span></text:span><text:span text:style-name="Source_20_Text"><text:span text:style-name="T43">ersian</text:span></text:span><text:span text:style-name="Source_20_Text"><text:span text:style-name="T41"> from </text:span></text:span><text:a xlink:type="simple" xlink:href="http://bitcoin.org/bitcoin.pdf" text:style-name="Internet_20_link" text:visited-style-name="Visited_20_Internet_20_Link"><text:span text:style-name="Source_20_Text"><text:span text:style-name="T44">bitcoin.org/bitcoin.pdf</text:span></text:span></text:a></text:p>
      <text:p text:style-name="P3"><text:span text:style-name="Source_20_Text"><text:span text:style-name="T43"><text:s text:c="2"/>by Zahra Amini</text:span></text:span></text:p>
      <text:p text:style-name="P7"/>
      <text:p text:style-name="P7"/>
      <text:p text:style-name="P4"/>
      <text:p text:style-name="P71"><text:span text:style-name="T49">چکیده</text:span>.<text:span text:style-name="T50"> <text:s/></text:span><text:span text:style-name="T16">یک نسخه‌ی </text:span><text:span text:style-name="T17">سددرسد</text:span><text:span text:style-name="T16"> همتابه‌همتا از پول </text:span><text:span text:style-name="T18">نقد</text:span><text:span text:style-name="T16"> الکترونیکی، فرستاده‌شدن سرراست پرداخت‌های آنلاین را از یک فرد به فرد دیگر بدون نیاز به گذر از نهاد مالی امکان‌پذیر می‌کند. امضا</text:span><text:span text:style-name="T19">ی</text:span><text:span text:style-name="T16"> دیجیتال بخشی از راه</text:span><text:span text:style-name="T20">‌</text:span><text:span text:style-name="T16">حل‌ </text:span><text:span text:style-name="T21">است</text:span><text:span text:style-name="T16">، ولی</text:span><text:span text:style-name="T21"> اگر</text:span><text:span text:style-name="T16"> همچنان </text:span><text:span text:style-name="T22">ب</text:span><text:span text:style-name="T16">رای </text:span><text:span text:style-name="T23">پیشگیری</text:span><text:span text:style-name="T16"> از </text:span><text:span text:style-name="T22">بازخرج</text:span><text:span text:style-name="T16"> به وجود یک </text:span><text:span text:style-name="T24">میانجی</text:span><text:span text:style-name="T16"> نیاز باشد، برتری‌های اصلی آن از بین می</text:span><text:span text:style-name="T20">‌</text:span><text:span text:style-name="T16">رود. ما، با استفاده از یک شبکه‌‌ی همتابه‌همتا، راهکاری برای مشکل خرج دوباره‌ی پول </text:span><text:span text:style-name="T25">به میان می‌آوریم</text:span><text:span text:style-name="T16">. این شبکه، با درهم‌سازی</text:span><text:span text:style-name="T172"><text:note text:id="ftn1" text:note-class="footnote"><text:note-citation text:label="۱">۱</text:note-citation><text:note-body><text:p text:style-name="P70">hash<text:span text:style-name="T169">(v)</text:span></text:p></text:note-body></text:note></text:span><text:span text:style-name="T16"> تراکنش‌ها در </text:span><text:span text:style-name="T26">چهارچوب</text:span><text:span text:style-name="T16"> یک زنجیره‌ی پیوسته بر پایه‌ی اثباتِ انجام کارِ بر پایه‌ی درهم، برچسب زمان‌دارشان می‌کند؛ پیشینه‌ی بدست آمده بدون انجام دوباره‌ی کاری که </text:span><text:span text:style-name="T27">پیش‌تر</text:span><text:span text:style-name="T28"> </text:span><text:span text:style-name="T16">انجام‌شده،</text:span><text:span text:style-name="T28"> </text:span><text:span text:style-name="T29">ویرایش‌پذیر</text:span><text:span text:style-name="T16"> نخواهد بود. بلندترین زنجیره نه‌تنها اثبات چیدمان پیش‌آمدهاست، که اثبات پیدایش خود از بزرگترین</text:span><text:span text:style-name="T28"> </text:span><text:span text:style-name="T16">گردآورد توان </text:span><text:span text:style-name="T36">پردازشی</text:span><text:span text:style-name="T37"> </text:span><text:span text:style-name="T16">هم است. تا زمانی که گره‌هایی</text:span><text:span text:style-name="T16"><text:note text:id="ftn2" text:note-class="footnote"><text:note-citation text:label="۲">۲</text:note-citation><text:note-body><text:p text:style-name="P66">node</text:p></text:note-body></text:note></text:span><text:span text:style-name="T16"> که در حمله به شبکه </text:span><text:span text:style-name="T30">همکاری</text:span><text:span text:style-name="T16"> نمی‌کنند، توان پردازشی بیشتر در</text:span><text:span text:style-name="T28"> </text:span><text:span text:style-name="T16">شبکه را در دست داشته باشند،</text:span><text:span text:style-name="T28"> </text:span><text:span text:style-name="T16">بلندترین زنجیره را ساخته و از مهاجمان پیشی می‌گیرند. خود شبکه به کمترین ساختار نیا</text:span><text:span text:style-name="T28">ز</text:span><text:span text:style-name="T16"> دارد. پیام</text:span><text:span text:style-name="T31">‌</text:span><text:span text:style-name="T16">ها بر پایه</text:span><text:span text:style-name="T32">‌ی</text:span><text:span text:style-name="T16"> بهترین تلاش فرستاده میشوند، و گره‌ها، با پذیرش بلندترین زنجیره‌یِ اثباتِ کار به عنوان چیزی که در نبود آنها رخ داده، می‌توانند آزادانه شبکه را ترک کنند یا به آن بپیوندند.</text:span></text:p>
      <text:p text:style-name="P52"/>
      <text:p text:style-name="P53"/>
      <text:p text:style-name="P54">۱- پیش‌گفتار</text:p>
      <text:p text:style-name="P43"/>
      <text:p text:style-name="P72"><text:span text:style-name="T1">امروزه تجارت در اینترنت کمابیش به‌شکل ویژه به نهادهای مالی، به عنوان میانجی برای پردازش پرداخت‌های الکترونیکی، تکیه کرده است. اگرچه این سامانه به اندازه کافی پاسخگوی بیشتر تراکنش‌هاست،</text:span><text:span text:style-name="T6"> </text:span><text:span text:style-name="T1">ولی ضعف‌های بنیادیِ روش‌های بر پایه‌ی اعتماد هم دارد. انجام تراکنش‌های قطعی و بازگشت‌ناپذیر به‌راستی ممکن نیست؛ چراکه نهادهای مالی نمی‌توانند از میانجی‌گری سر باز بزنند. این میانجی‌گری هزینه‌های تراکنش را افزایش می‌دهد، کمترین اندازه‌ی قابل استفاده‌ی تراکنش را محدود و انجام تراکنش‌های کوچک مرسوم را ناممکن می‌کند. </text:span><text:span text:style-name="T12">ناممکن بودن</text:span><text:span text:style-name="T1"> انجام تراکنش‌های بازگشت‌ناپذیر در ازای خدمات بازگشت‌ناپذیر بهای سنگین‌تری‌ست که پرداخت می‌شود چراکه با امکان بازگشت، نیاز به اعتماد افزایش می‌یابد. فروشندگان باید نسبت به مشتریان خود محتاطانه عمل کرده و با درخواست اطلاعات </text:span><text:soft-page-break/><text:span text:style-name="T1">بی‌مورد آن‌ها را آزار دهند. همواره در</text:span><text:span text:style-name="T10">س</text:span><text:span text:style-name="T1">د مشخصی </text:span><text:span text:style-name="T2">کلاهبرداری</text:span><text:span text:style-name="T1">، گریزناپذیر در نظر گرفته شده است. این هزینه‌ها و شبهه‌های پرداخت در پرداخت‌های حضوری با استفاده از ارزهای فیزیکی پیشگیری‌پذیر است؛ ولی</text:span><text:span text:style-name="T7"> </text:span><text:span text:style-name="T1">هم</text:span><text:span text:style-name="T8">‌</text:span><text:span text:style-name="T1">اکنون سازوکاری برای پرداخت از راه ارتباطی، بدون میانجی، وجود ندارد.</text:span></text:p>
      <text:p text:style-name="P43"><text:span text:style-name="T1">بجای اعتماد، یک سامانه‌ی پرداخت الکترونیکی بر پایه‌ی رمزنگاری‌ نیاز است تا هر دو طرف بدون نیاز به میانجی بتوانند سرراست تراکنش داشته باشند. تراکنش‌هایی که از لحاظ محاسباتی بازگشت‌ناپذیر‌اند از فروشنده در برابر کلاهبرداری محافظت </text:span><text:span text:style-name="T9">می‌کنند</text:span><text:span text:style-name="T1">؛ افزون بر این، سازوکارِ تضمینِ دریافت می‌تواند به راحتی پیاده‌سازی شده تا خریدار را نیز در امان نگه دارد. در این نوشتار ما راهکاری برای مشکل بازخرج1 با استفاده از یک سرور</text:span><text:span text:style-name="T3">ِ</text:span><text:span text:style-name="T1"> برچسب‌زمان‌ِ توزیع‌شده‌ی همتابه‌همتا</text:span><text:span text:style-name="T34">،</text:span><text:span text:style-name="T1"> پیشنهاد می‌کنیم که اثباتی محاسباتی از چیدمان</text:span><text:span text:style-name="T4">ِ</text:span><text:span text:style-name="T1"> زمان</text:span><text:span text:style-name="T4">ِ</text:span><text:span text:style-name="T1"> قرارگیری</text:span><text:span text:style-name="T4">ِ</text:span><text:span text:style-name="T1"> تراکنش‌ها می‌سازد. این سامانه تا زمانی که گره‌های درست‌کار، روی هم‌ رفته توان پردازشی بیشتری از گره‌های مهاجم در دست دارند، </text:span><text:span text:style-name="T35">ایمن</text:span><text:span text:style-name="T1"> است.</text:span></text:p>
      <text:p text:style-name="P44"/>
      <text:p text:style-name="P55">۲- تراکنش</text:p>
      <text:p text:style-name="P15">ما یک سکه‌ی الکترونیکی را با زنجیره‌ای از امضاهای دیجیتالی تعریف می‌کنیم. هر مالک، برای جابجایی سکه به فرد دیگر، درهم تراکنش پیشین و کلید عمومی مالک بعدی را امضا کرده و به انتهای سکه‌ ضمیمه می‌کند. دریافت‌کننده می‌تواند از راه راستی‌آزماییِ این امضاها زنجیره‌ی مالکیت را نیز راستی‌آزمایی کند.</text:p>
      <text:p text:style-name="P15"/>
      <text:p text:style-name="P16"><text:tab/><draw:g text:anchor-type="as-char" svg:y="-1.852cm" draw:z-index="0" draw:name="Shape1" draw:style-name="gr122"><draw:polygon draw:style-name="gr47" draw:text-style-name="P93" svg:width="3.705cm" svg:height="6.742cm" svg:x="1.01cm" svg:y="0cm" svg:viewBox="0 0 3706 6743" draw:points="1856,6743 0,6743 0,0 3706,0 3706,6743"><text:p/></draw:polygon><draw:polygon draw:style-name="gr47" draw:text-style-name="P93" svg:width="3.029cm" svg:height="1.348cm" svg:x="1.348cm" svg:y="1.007cm" svg:viewBox="0 0 3030 1349" draw:points="1518,1349 0,1349 0,0 3030,0 3030,1349"><text:p/></draw:polygon><draw:frame draw:style-name="gr123" draw:text-style-name="P95" svg:width="2.2cm" svg:height="0.542cm" svg:x="1.332cm" svg:y="0.243cm"><draw:text-box><text:p text:style-name="P94"><text:span text:style-name="T183">تراکنش</text:span></text:p></draw:text-box></draw:frame><draw:frame draw:style-name="gr124" draw:text-style-name="P96" svg:width="1.9cm" svg:height="0.542cm" svg:x="1.917cm" svg:y="1.265cm"><draw:text-box><text:p text:style-name="P94"><text:span text:style-name="T183">کلید عمومی <text:s text:c="4"/></text:span></text:p></draw:text-box></draw:frame><draw:polygon draw:style-name="gr47" draw:text-style-name="P93" svg:width="2.358cm" svg:height="1.347cm" svg:x="1.687cm" svg:y="5.05cm" svg:viewBox="0 0 2359 1348" draw:points="1179,1348 0,1348 0,0 2359,0 2359,1348"><text:p/></draw:polygon><draw:frame draw:style-name="gr125" draw:text-style-name="P98" svg:width="2.006cm" svg:height="0.544cm" svg:x="1.863cm" svg:y="1.729cm"><draw:text-box><text:p text:style-name="P97"><text:span text:style-name="T183">مالک یکم <text:s text:c="5"/></text:span></text:p></draw:text-box></draw:frame><draw:frame draw:style-name="gr126" draw:text-style-name="P96" svg:width="1.899cm" svg:height="0.542cm" svg:x="1.93cm" svg:y="5.299cm"><draw:text-box><text:p text:style-name="P94"><text:span text:style-name="T183">امضای <text:s text:c="7"/></text:span></text:p></draw:text-box></draw:frame><draw:polygon draw:style-name="gr59" draw:text-style-name="P93" svg:width="1.347cm" svg:height="0.676cm" svg:x="2.02cm" svg:y="3.368cm" svg:viewBox="0 0 1348 677" draw:points="677,677 0,677 0,0 1348,0 1348,677"><text:p/></draw:polygon><draw:polygon draw:style-name="gr52" draw:text-style-name="P99" svg:width="1.347cm" svg:height="0.676cm" svg:x="2.02cm" svg:y="3.368cm" svg:viewBox="0 0 1348 677" draw:points="677,677 0,677 0,0 1348,0 1348,677"><text:p/></draw:polygon><draw:frame draw:style-name="gr127" draw:text-style-name="P98" svg:width="1.818cm" svg:height="0.542cm" svg:x="1.967cm" svg:y="5.764cm"><draw:text-box><text:p text:style-name="P97"><text:span text:style-name="T183">مالک صفرم <text:s text:c="3"/></text:span></text:p></draw:text-box></draw:frame><draw:polygon draw:style-name="gr32" draw:text-style-name="P100" svg:width="0.272cm" svg:height="0.398cm" svg:x="2.896cm" svg:y="2.968cm" svg:viewBox="0 0 273 399" draw:points="134,399 0,0 273,0"><text:p/></draw:polygon><draw:line draw:style-name="gr55" draw:text-style-name="P99" svg:x1="3.028cm" svg:y1="2.362cm" svg:x2="3.028cm" svg:y2="3.05cm"><text:p/></draw:line><draw:polygon draw:style-name="gr32" draw:text-style-name="P100" svg:width="0.264cm" svg:height="0.406cm" svg:x="2.563cm" svg:y="4.652cm" svg:viewBox="0 0 265 407" draw:points="134,407 0,0 265,0"><text:p/></draw:polygon><draw:line draw:style-name="gr55" draw:text-style-name="P99" svg:x1="2.696cm" svg:y1="4.044cm" svg:x2="2.696cm" svg:y2="4.735cm"><text:p/></draw:line><draw:line draw:style-name="gr128" draw:text-style-name="P99" svg:x1="4.046cm" svg:y1="2.362cm" svg:x2="4.046cm" svg:y2="4.049cm"><text:p/></draw:line><draw:polygon draw:style-name="gr47" draw:text-style-name="P93" svg:width="3.706cm" svg:height="6.742cm" svg:x="6.403cm" svg:y="0cm" svg:viewBox="0 0 3707 6743" draw:points="1851,6743 0,6743 0,0 3707,0 3707,6743"><text:p/></draw:polygon><draw:frame draw:style-name="gr129" draw:text-style-name="P96" svg:width="0.997cm" svg:height="0.542cm" svg:x="2.214cm" svg:y="3.508cm"><draw:text-box><text:p text:style-name="P94"><text:span text:style-name="T183">درهم <text:s text:c="2"/></text:span></text:p></draw:text-box></draw:frame><draw:polygon draw:style-name="gr47" draw:text-style-name="P93" svg:width="3.035cm" svg:height="1.348cm" svg:x="6.736cm" svg:y="1.007cm" svg:viewBox="0 0 3036 1349" draw:points="1518,1349 0,1349 0,0 3036,0 3036,1349"><text:p/></draw:polygon><draw:frame draw:style-name="gr123" draw:text-style-name="P96" svg:width="2.2cm" svg:height="0.542cm" svg:x="6.738cm" svg:y="0.243cm"><draw:text-box><text:p text:style-name="P94"><text:span text:style-name="T183">تراکنش</text:span></text:p></draw:text-box></draw:frame><draw:frame draw:style-name="gr130" draw:text-style-name="P95" svg:width="1.902cm" svg:height="0.542cm" svg:x="7.322cm" svg:y="1.265cm"><draw:text-box><text:p text:style-name="P94"><text:span text:style-name="T183">کلید عمومی <text:s text:c="4"/></text:span></text:p></draw:text-box></draw:frame><draw:polygon draw:style-name="gr47" draw:text-style-name="P93" svg:width="2.358cm" svg:height="1.347cm" svg:x="7.075cm" svg:y="5.05cm" svg:viewBox="0 0 2359 1348" draw:points="1179,1348 0,1348 0,0 2359,0 2359,1348"><text:p/></draw:polygon><draw:frame draw:style-name="gr131" draw:text-style-name="P98" svg:width="2.005cm" svg:height="0.544cm" svg:x="7.264cm" svg:y="1.729cm"><draw:text-box><text:p text:style-name="P97"><text:span text:style-name="T183">مالک دوم <text:s text:c="6"/></text:span></text:p></draw:text-box></draw:frame><draw:frame draw:style-name="gr126" draw:text-style-name="P95" svg:width="1.899cm" svg:height="0.542cm" svg:x="7.301cm" svg:y="5.299cm"><draw:text-box><text:p text:style-name="P94"><text:span text:style-name="T183">امضای <text:s text:c="7"/></text:span></text:p></draw:text-box></draw:frame><draw:polygon draw:style-name="gr59" draw:text-style-name="P93" svg:width="1.348cm" svg:height="0.676cm" svg:x="7.413cm" svg:y="3.368cm" svg:viewBox="0 0 1349 677" draw:points="672,677 0,677 0,0 1349,0 1349,677"><text:p/></draw:polygon><draw:polygon draw:style-name="gr52" draw:text-style-name="P99" svg:width="1.348cm" svg:height="0.676cm" svg:x="7.413cm" svg:y="3.368cm" svg:viewBox="0 0 1349 677" draw:points="672,677 0,677 0,0 1349,0 1349,677"><text:p/></draw:polygon><draw:frame draw:style-name="gr127" draw:text-style-name="P98" svg:width="1.818cm" svg:height="0.542cm" svg:x="7.336cm" svg:y="5.764cm"><draw:text-box><text:p text:style-name="P97"><text:span text:style-name="T183">مالک یکم <text:s text:c="3"/></text:span></text:p></draw:text-box></draw:frame><draw:polygon draw:style-name="gr32" draw:text-style-name="P100" svg:width="0.264cm" svg:height="0.398cm" svg:x="8.29cm" svg:y="2.968cm" svg:viewBox="0 0 265 399" draw:points="134,399 0,0 265,0"><text:p/></draw:polygon><draw:line draw:style-name="gr55" draw:text-style-name="P99" svg:x1="8.424cm" svg:y1="2.362cm" svg:x2="8.424cm" svg:y2="3.05cm"><text:p/></draw:line><draw:polygon draw:style-name="gr32" draw:text-style-name="P100" svg:width="0.272cm" svg:height="0.406cm" svg:x="7.951cm" svg:y="4.652cm" svg:viewBox="0 0 273 407" draw:points="134,407 0,0 273,0"><text:p/></draw:polygon><draw:line draw:style-name="gr55" draw:text-style-name="P99" svg:x1="8.085cm" svg:y1="4.044cm" svg:x2="8.085cm" svg:y2="4.735cm"><text:p/></draw:line><draw:polygon draw:style-name="gr32" draw:text-style-name="P100" svg:width="0.422cm" svg:height="0.283cm" svg:x="6.652cm" svg:y="5.111cm" svg:viewBox="0 0 423 284" draw:points="423,284 0,242 108,0"><text:p/></draw:polygon><draw:line draw:style-name="gr55" draw:text-style-name="P99" svg:x1="4.046cm" svg:y1="4.044cm" svg:x2="4.106cm" svg:y2="4.075cm"><text:p/></draw:line><draw:line draw:style-name="gr55" draw:text-style-name="P99" svg:x1="4.166cm" svg:y1="4.106cm" svg:x2="4.226cm" svg:y2="4.137cm"><text:p/></draw:line><draw:line draw:style-name="gr55" draw:text-style-name="P99" svg:x1="4.288cm" svg:y1="4.155cm" svg:x2="4.353cm" svg:y2="4.186cm"><text:p/></draw:line><draw:line draw:style-name="gr55" draw:text-style-name="P99" svg:x1="4.414cm" svg:y1="4.206cm" svg:x2="4.474cm" svg:y2="4.235cm"><text:p/></draw:line><draw:line draw:style-name="gr55" draw:text-style-name="P99" svg:x1="4.534cm" svg:y1="4.263cm" svg:x2="4.6cm" svg:y2="4.294cm"><text:p/></draw:line><draw:line draw:style-name="gr55" draw:text-style-name="P99" svg:x1="4.662cm" svg:y1="4.323cm" svg:x2="4.723cm" svg:y2="4.354cm"><text:p/></draw:line><draw:line draw:style-name="gr55" draw:text-style-name="P99" svg:x1="4.781cm" svg:y1="4.378cm" svg:x2="4.847cm" svg:y2="4.403cm"><text:p/></draw:line><draw:line draw:style-name="gr55" draw:text-style-name="P99" svg:x1="4.91cm" svg:y1="4.434cm" svg:x2="4.97cm" svg:y2="4.458cm"><text:p/></draw:line><draw:line draw:style-name="gr55" draw:text-style-name="P99" svg:x1="5.031cm" svg:y1="4.488cm" svg:x2="5.091cm" svg:y2="4.512cm"><text:p/></draw:line><draw:line draw:style-name="gr55" draw:text-style-name="P99" svg:x1="5.159cm" svg:y1="4.54cm" svg:x2="5.219cm" svg:y2="4.564cm"><text:p/></draw:line><draw:line draw:style-name="gr55" draw:text-style-name="P99" svg:x1="5.279cm" svg:y1="4.593cm" svg:x2="5.339cm" svg:y2="4.618cm"><text:p/></draw:line><draw:line draw:style-name="gr55" draw:text-style-name="P99" svg:x1="5.398cm" svg:y1="4.652cm" svg:x2="5.464cm" svg:y2="4.676cm"><text:p/></draw:line><draw:line draw:style-name="gr55" draw:text-style-name="P99" svg:x1="5.525cm" svg:y1="4.706cm" svg:x2="5.585cm" svg:y2="4.737cm"><text:p/></draw:line><draw:line draw:style-name="gr55" draw:text-style-name="P99" svg:x1="5.647cm" svg:y1="4.757cm" svg:x2="5.713cm" svg:y2="4.786cm"><text:p/></draw:line><draw:line draw:style-name="gr55" draw:text-style-name="P99" svg:x1="5.773cm" svg:y1="4.811cm" svg:x2="5.834cm" svg:y2="4.842cm"><text:p/></draw:line><draw:line draw:style-name="gr55" draw:text-style-name="P99" svg:x1="5.896cm" svg:y1="4.87cm" svg:x2="5.962cm" svg:y2="4.901cm"><text:p/></draw:line><draw:line draw:style-name="gr55" draw:text-style-name="P99" svg:x1="6.022cm" svg:y1="4.922cm" svg:x2="6.082cm" svg:y2="4.953cm"><text:p/></draw:line><draw:line draw:style-name="gr55" draw:text-style-name="P99" svg:x1="6.144cm" svg:y1="4.975cm" svg:x2="6.204cm" svg:y2="5.004cm"><text:p/></draw:line><draw:line draw:style-name="gr55" draw:text-style-name="P99" svg:x1="6.269cm" svg:y1="5.037cm" svg:x2="6.329cm" svg:y2="5.061cm"><text:p/></draw:line><draw:line draw:style-name="gr55" draw:text-style-name="P99" svg:x1="6.39cm" svg:y1="5.089cm" svg:x2="6.451cm" svg:y2="5.113cm"><text:p/></draw:line><draw:line draw:style-name="gr55" draw:text-style-name="P99" svg:x1="6.518cm" svg:y1="5.145cm" svg:x2="6.579cm" svg:y2="5.17cm"><text:p/></draw:line><draw:line draw:style-name="gr55" draw:text-style-name="P99" svg:x1="6.639cm" svg:y1="5.203cm" svg:x2="6.699cm" svg:y2="5.227cm"><text:p/></draw:line><draw:line draw:style-name="gr55" draw:text-style-name="P99" svg:x1="6.766cm" svg:y1="5.255cm" svg:x2="6.777cm" svg:y2="5.261cm"><text:p/></draw:line><draw:frame draw:style-name="gr132" draw:text-style-name="P102" svg:width="0.996cm" svg:height="0.729cm" svg:x="7.583cm" svg:y="3.508cm"><draw:text-box><text:p text:style-name="P101"><text:span text:style-name="T186">درهم</text:span></text:p></draw:text-box></draw:frame><draw:frame draw:style-name="gr133" draw:text-style-name="P103" svg:width="0.124cm" svg:height="0.493cm" draw:transform="rotate (-0.393746279249921) translate (5.10469444444444cm 4.25618055555556cm)"><draw:text-box><text:p text:style-name="P94"><text:span text:style-name="T190"><text:s/></text:span></text:p></draw:text-box></draw:frame><draw:line draw:style-name="gr128" draw:text-style-name="P99" svg:x1="9.432cm" svg:y1="2.362cm" svg:x2="9.432cm" svg:y2="4.049cm"><text:p/></draw:line><draw:polygon draw:style-name="gr47" draw:text-style-name="P93" svg:width="3.705cm" svg:height="6.742cm" svg:x="11.792cm" svg:y="0cm" svg:viewBox="0 0 3706 6743" draw:points="1856,6743 0,6743 0,0 3706,0 3706,6743"><text:p/></draw:polygon><draw:polygon draw:style-name="gr47" draw:text-style-name="P93" svg:width="3.029cm" svg:height="1.348cm" svg:x="12.13cm" svg:y="1.007cm" svg:viewBox="0 0 3030 1349" draw:points="1518,1349 0,1349 0,0 3030,0 3030,1349"><text:p/></draw:polygon><draw:frame draw:style-name="gr134" draw:text-style-name="P96" svg:width="2.202cm" svg:height="0.729cm" svg:x="12.106cm" svg:y="0.243cm"><draw:text-box><text:p text:style-name="P94"><text:span text:style-name="T183">تراکنش</text:span></text:p></draw:text-box></draw:frame><draw:frame draw:style-name="gr124" draw:text-style-name="P95" svg:width="1.9cm" svg:height="0.542cm" svg:x="12.693cm" svg:y="1.265cm"><draw:text-box><text:p text:style-name="P94"><text:span text:style-name="T183">کلید عمومی <text:s text:c="4"/></text:span></text:p></draw:text-box></draw:frame><draw:polygon draw:style-name="gr47" draw:text-style-name="P93" svg:width="2.358cm" svg:height="1.347cm" svg:x="12.469cm" svg:y="5.05cm" svg:viewBox="0 0 2359 1348" draw:points="1179,1348 0,1348 0,0 2359,0 2359,1348"><text:p/></draw:polygon><draw:frame draw:style-name="gr135" draw:text-style-name="P98" svg:width="2.008cm" svg:height="0.544cm" svg:x="12.631cm" svg:y="1.729cm"><draw:text-box><text:p text:style-name="P97"><text:span text:style-name="T183">مالک سوم <text:s text:c="7"/></text:span></text:p></draw:text-box></draw:frame><draw:frame draw:style-name="gr126" draw:text-style-name="P95" svg:width="1.899cm" svg:height="0.542cm" svg:x="12.707cm" svg:y="5.299cm"><draw:text-box><text:p text:style-name="P94"><text:span text:style-name="T183">امضای <text:s text:c="7"/></text:span></text:p></draw:text-box></draw:frame><draw:polygon draw:style-name="gr59" draw:text-style-name="P93" svg:width="1.347cm" svg:height="0.676cm" svg:x="12.801cm" svg:y="3.368cm" svg:viewBox="0 0 1348 677" draw:points="677,677 0,677 0,0 1348,0 1348,677"><text:p/></draw:polygon><draw:polygon draw:style-name="gr52" draw:text-style-name="P99" svg:width="1.347cm" svg:height="0.676cm" svg:x="12.801cm" svg:y="3.368cm" svg:viewBox="0 0 1348 677" draw:points="677,677 0,677 0,0 1348,0 1348,677"><text:p/></draw:polygon><draw:frame draw:style-name="gr127" draw:text-style-name="P98" svg:width="1.818cm" svg:height="0.542cm" svg:x="12.742cm" svg:y="5.764cm"><draw:text-box><text:p text:style-name="P97"><text:span text:style-name="T183">مالک دوم <text:s text:c="3"/></text:span></text:p></draw:text-box></draw:frame><draw:polygon draw:style-name="gr32" draw:text-style-name="P100" svg:width="0.272cm" svg:height="0.398cm" svg:x="13.678cm" svg:y="2.968cm" svg:viewBox="0 0 273 399" draw:points="134,399 0,0 273,0"><text:p/></draw:polygon><draw:line draw:style-name="gr55" draw:text-style-name="P99" svg:x1="13.81cm" svg:y1="2.362cm" svg:x2="13.81cm" svg:y2="3.05cm"><text:p/></draw:line><draw:polygon draw:style-name="gr32" draw:text-style-name="P100" svg:width="0.264cm" svg:height="0.406cm" svg:x="13.345cm" svg:y="4.652cm" svg:viewBox="0 0 265 407" draw:points="134,407 0,0 265,0"><text:p/></draw:polygon><draw:line draw:style-name="gr55" draw:text-style-name="P99" svg:x1="13.478cm" svg:y1="4.044cm" svg:x2="13.478cm" svg:y2="4.735cm"><text:p/></draw:line><draw:polygon draw:style-name="gr32" draw:text-style-name="P100" svg:width="0.264cm" svg:height="0.398cm" svg:x="13.007cm" svg:y="2.968cm" svg:viewBox="0 0 265 399" draw:points="133,399 0,0 265,0"><text:p/></draw:polygon><draw:line draw:style-name="gr55" draw:text-style-name="P99" svg:x1="13.14cm" svg:y1="2.694cm" svg:x2="13.14cm" svg:y2="3.043cm"><text:p/></draw:line><draw:polygon draw:style-name="gr32" draw:text-style-name="P100" svg:width="0.422cm" svg:height="0.283cm" svg:x="12.045cm" svg:y="5.111cm" svg:viewBox="0 0 423 284" draw:points="423,284 0,242 108,0"><text:p/></draw:polygon><draw:line draw:style-name="gr55" draw:text-style-name="P99" svg:x1="9.432cm" svg:y1="4.044cm" svg:x2="9.492cm" svg:y2="4.075cm"><text:p/></draw:line><draw:line draw:style-name="gr55" draw:text-style-name="P99" svg:x1="9.553cm" svg:y1="4.106cm" svg:x2="9.619cm" svg:y2="4.137cm"><text:p/></draw:line><draw:line draw:style-name="gr55" draw:text-style-name="P99" svg:x1="9.681cm" svg:y1="4.155cm" svg:x2="9.742cm" svg:y2="4.186cm"><text:p/></draw:line><draw:line draw:style-name="gr55" draw:text-style-name="P99" svg:x1="9.807cm" svg:y1="4.206cm" svg:x2="9.868cm" svg:y2="4.235cm"><text:p/></draw:line><draw:line draw:style-name="gr55" draw:text-style-name="P99" svg:x1="9.93cm" svg:y1="4.263cm" svg:x2="9.99cm" svg:y2="4.294cm"><text:p/></draw:line><draw:line draw:style-name="gr55" draw:text-style-name="P99" svg:x1="10.051cm" svg:y1="4.323cm" svg:x2="10.116cm" svg:y2="4.354cm"><text:p/></draw:line><draw:line draw:style-name="gr55" draw:text-style-name="P99" svg:x1="10.177cm" svg:y1="4.378cm" svg:x2="10.237cm" svg:y2="4.403cm"><text:p/></draw:line><draw:line draw:style-name="gr55" draw:text-style-name="P99" svg:x1="10.298cm" svg:y1="4.434cm" svg:x2="10.359cm" svg:y2="4.458cm"><text:p/></draw:line><draw:line draw:style-name="gr55" draw:text-style-name="P99" svg:x1="10.424cm" svg:y1="4.488cm" svg:x2="10.485cm" svg:y2="4.512cm"><text:p/></draw:line><draw:line draw:style-name="gr55" draw:text-style-name="P99" svg:x1="10.544cm" svg:y1="4.54cm" svg:x2="10.604cm" svg:y2="4.564cm"><text:p/></draw:line><draw:line draw:style-name="gr55" draw:text-style-name="P99" svg:x1="10.673cm" svg:y1="4.593cm" svg:x2="10.733cm" svg:y2="4.618cm"><text:p/></draw:line><draw:line draw:style-name="gr55" draw:text-style-name="P99" svg:x1="10.795cm" svg:y1="4.652cm" svg:x2="10.855cm" svg:y2="4.676cm"><text:p/></draw:line><draw:line draw:style-name="gr55" draw:text-style-name="P99" svg:x1="10.921cm" svg:y1="4.706cm" svg:x2="10.981cm" svg:y2="4.737cm"><text:p/></draw:line><draw:line draw:style-name="gr55" draw:text-style-name="P99" svg:x1="11.041cm" svg:y1="4.757cm" svg:x2="11.101cm" svg:y2="4.786cm"><text:p/></draw:line><draw:line draw:style-name="gr55" draw:text-style-name="P99" svg:x1="11.164cm" svg:y1="4.811cm" svg:x2="11.23cm" svg:y2="4.842cm"><text:p/></draw:line><draw:line draw:style-name="gr55" draw:text-style-name="P99" svg:x1="11.289cm" svg:y1="4.87cm" svg:x2="11.349cm" svg:y2="4.901cm"><text:p/></draw:line><draw:line draw:style-name="gr55" draw:text-style-name="P99" svg:x1="11.41cm" svg:y1="4.922cm" svg:x2="11.471cm" svg:y2="4.953cm"><text:p/></draw:line><draw:line draw:style-name="gr55" draw:text-style-name="P99" svg:x1="11.537cm" svg:y1="4.975cm" svg:x2="11.598cm" svg:y2="5.004cm"><text:p/></draw:line><draw:line draw:style-name="gr55" draw:text-style-name="P99" svg:x1="11.658cm" svg:y1="5.037cm" svg:x2="11.718cm" svg:y2="5.061cm"><text:p/></draw:line><draw:line draw:style-name="gr55" draw:text-style-name="P99" svg:x1="11.786cm" svg:y1="5.089cm" svg:x2="11.846cm" svg:y2="5.113cm"><text:p/></draw:line><draw:line draw:style-name="gr55" draw:text-style-name="P99" svg:x1="11.907cm" svg:y1="5.145cm" svg:x2="11.967cm" svg:y2="5.17cm"><text:p/></draw:line><draw:line draw:style-name="gr55" draw:text-style-name="P99" svg:x1="12.027cm" svg:y1="5.203cm" svg:x2="12.093cm" svg:y2="5.227cm"><text:p/></draw:line><draw:line draw:style-name="gr55" draw:text-style-name="P99" svg:x1="12.154cm" svg:y1="5.255cm" svg:x2="12.173cm" svg:y2="5.261cm"><text:p/></draw:line><draw:frame draw:style-name="gr136" draw:text-style-name="P95" svg:width="0.996cm" svg:height="0.542cm" svg:x="12.989cm" svg:y="3.508cm"><draw:text-box><text:p text:style-name="P94"><text:span text:style-name="T183">درهم</text:span></text:p></draw:text-box></draw:frame><draw:frame draw:style-name="gr137" draw:text-style-name="P103" svg:width="0.124cm" svg:height="0.495cm" draw:transform="rotate (-0.393746279249921) translate (10.4951388888889cm 4.25618055555556cm)"><draw:text-box><text:p text:style-name="P94"><text:span text:style-name="T190"><text:s/></text:span></text:p></draw:text-box></draw:frame><draw:frame draw:style-name="gr138" draw:text-style-name="P95" svg:width="1.789cm" svg:height="0.496cm" draw:transform="rotate (-0.409803308368268) translate (10.6221388888889cm 3.99336111111111cm)"><draw:text-box><text:p text:style-name="P94"><text:span text:style-name="T191">راستی‌آزمایی</text:span></text:p></draw:text-box></draw:frame><draw:polygon draw:style-name="gr47" draw:text-style-name="P93" svg:width="3.035cm" svg:height="1.348cm" svg:x="6.736cm" svg:y="7.753cm" svg:viewBox="0 0 3036 1349" draw:points="1518,1349 0,1349 0,0 3036,0 3036,1349"><text:p/></draw:polygon><draw:frame draw:style-name="gr139" draw:text-style-name="P95" svg:width="1.899cm" svg:height="0.493cm" svg:x="7.301cm" svg:y="8.001cm"><draw:text-box><text:p text:style-name="P94"><text:span text:style-name="T191">کلید خصوصی</text:span></text:p></draw:text-box></draw:frame><draw:polygon draw:style-name="gr47" draw:text-style-name="P93" svg:width="3.029cm" svg:height="1.348cm" svg:x="1.348cm" svg:y="7.753cm" svg:viewBox="0 0 3030 1349" draw:points="1518,1349 0,1349 0,0 3030,0 3030,1349"><text:p/></draw:polygon><draw:frame draw:style-name="gr140" draw:text-style-name="P98" svg:width="2.17cm" svg:height="0.542cm" svg:x="7.161cm" svg:y="8.472cm"><draw:text-box><text:p text:style-name="P97"><text:span text:style-name="T183">مالک دوم <text:s text:c="3"/></text:span></text:p></draw:text-box></draw:frame><draw:frame draw:style-name="gr139" draw:text-style-name="P95" svg:width="1.899cm" svg:height="0.493cm" svg:x="1.93cm" svg:y="8.001cm"><draw:text-box><text:p text:style-name="P94"><text:span text:style-name="T191">کلید خصوصی</text:span></text:p></draw:text-box></draw:frame><draw:polygon draw:style-name="gr32" draw:text-style-name="P100" svg:width="0.406cm" svg:height="0.348cm" svg:x="12.062cm" svg:y="6.062cm" svg:viewBox="0 0 407 349" draw:points="407,0 158,349 0,139"><text:p/></draw:polygon><draw:line draw:style-name="gr55" draw:text-style-name="P99" svg:x1="9.771cm" svg:y1="8.089cm" svg:x2="9.826cm" svg:y2="8.046cm"><text:p/></draw:line><draw:line draw:style-name="gr55" draw:text-style-name="P99" svg:x1="9.88cm" svg:y1="8.007cm" svg:x2="9.935cm" svg:y2="7.971cm"><text:p/></draw:line><draw:line draw:style-name="gr55" draw:text-style-name="P99" svg:x1="9.989cm" svg:y1="7.921cm" svg:x2="10.044cm" svg:y2="7.88cm"><text:p/></draw:line><draw:line draw:style-name="gr55" draw:text-style-name="P99" svg:x1="10.097cm" svg:y1="7.841cm" svg:x2="10.152cm" svg:y2="7.805cm"><text:p/></draw:line><draw:line draw:style-name="gr55" draw:text-style-name="P99" svg:x1="10.2cm" svg:y1="7.765cm" svg:x2="10.255cm" svg:y2="7.722cm"><text:p/></draw:line><draw:line draw:style-name="gr55" draw:text-style-name="P99" svg:x1="10.309cm" svg:y1="7.685cm" svg:x2="10.364cm" svg:y2="7.642cm"><text:p/></draw:line><draw:line draw:style-name="gr55" draw:text-style-name="P99" svg:x1="10.418cm" svg:y1="7.595cm" svg:x2="10.473cm" svg:y2="7.559cm"><text:p/></draw:line><draw:line draw:style-name="gr55" draw:text-style-name="P99" svg:x1="10.527cm" svg:y1="7.525cm" svg:x2="10.582cm" svg:y2="7.482cm"><text:p/></draw:line><draw:line draw:style-name="gr55" draw:text-style-name="P99" svg:x1="10.635cm" svg:y1="7.44cm" svg:x2="10.69cm" svg:y2="7.402cm"><text:p/></draw:line><draw:line draw:style-name="gr55" draw:text-style-name="P99" svg:x1="10.745cm" svg:y1="7.361cm" svg:x2="10.8cm" svg:y2="7.318cm"><text:p/></draw:line><draw:line draw:style-name="gr55" draw:text-style-name="P99" svg:x1="10.853cm" svg:y1="7.287cm" svg:x2="10.908cm" svg:y2="7.244cm"><text:p/></draw:line><draw:line draw:style-name="gr55" draw:text-style-name="P99" svg:x1="10.962cm" svg:y1="7.192cm" svg:x2="11.017cm" svg:y2="7.151cm"><text:p/></draw:line><draw:line draw:style-name="gr55" draw:text-style-name="P99" svg:x1="11.071cm" svg:y1="7.119cm" svg:x2="11.126cm" svg:y2="7.076cm"><text:p/></draw:line><draw:line draw:style-name="gr55" draw:text-style-name="P99" svg:x1="11.18cm" svg:y1="7.033cm" svg:x2="11.235cm" svg:y2="6.997cm"><text:p/></draw:line><draw:line draw:style-name="gr55" draw:text-style-name="P99" svg:x1="11.283cm" svg:y1="6.947cm" svg:x2="11.338cm" svg:y2="6.906cm"><text:p/></draw:line><draw:line draw:style-name="gr55" draw:text-style-name="P99" svg:x1="11.391cm" svg:y1="6.869cm" svg:x2="11.446cm" svg:y2="6.833cm"><text:p/></draw:line><draw:line draw:style-name="gr55" draw:text-style-name="P99" svg:x1="11.5cm" svg:y1="6.791cm" svg:x2="11.555cm" svg:y2="6.748cm"><text:p/></draw:line><draw:line draw:style-name="gr55" draw:text-style-name="P99" svg:x1="11.609cm" svg:y1="6.712cm" svg:x2="11.664cm" svg:y2="6.669cm"><text:p/></draw:line><draw:line draw:style-name="gr55" draw:text-style-name="P99" svg:x1="11.718cm" svg:y1="6.632cm" svg:x2="11.773cm" svg:y2="6.589cm"><text:p/></draw:line><draw:line draw:style-name="gr55" draw:text-style-name="P99" svg:x1="11.827cm" svg:y1="6.551cm" svg:x2="11.882cm" svg:y2="6.508cm"><text:p/></draw:line><draw:line draw:style-name="gr55" draw:text-style-name="P99" svg:x1="11.936cm" svg:y1="6.466cm" svg:x2="11.991cm" svg:y2="6.423cm"><text:p/></draw:line><draw:line draw:style-name="gr55" draw:text-style-name="P99" svg:x1="12.045cm" svg:y1="6.387cm" svg:x2="12.1cm" svg:y2="6.344cm"><text:p/></draw:line><draw:line draw:style-name="gr55" draw:text-style-name="P99" svg:x1="12.154cm" svg:y1="6.305cm" svg:x2="12.209cm" svg:y2="6.269cm"><text:p/></draw:line><draw:frame draw:style-name="gr140" draw:text-style-name="P104" svg:width="2.17cm" svg:height="0.542cm" svg:x="1.79cm" svg:y="8.472cm"><draw:text-box><text:p text:style-name="P97"><text:span text:style-name="T183">مالک یکم <text:s text:c="3"/></text:span></text:p></draw:text-box></draw:frame><draw:frame draw:style-name="gr141" draw:text-style-name="P103" svg:width="0.128cm" svg:height="0.493cm" draw:transform="rotate (0.657465529226264) translate (11.2483194444444cm 6.67976388888889cm)"><draw:text-box><text:p text:style-name="P94"><text:span text:style-name="T190"><text:s/></text:span></text:p></draw:text-box></draw:frame><draw:polygon draw:style-name="gr32" draw:text-style-name="P100" svg:width="0.403cm" svg:height="0.348cm" svg:x="6.671cm" svg:y="6.062cm" svg:viewBox="0 0 404 349" draw:points="404,0 163,349 0,139"><text:p/></draw:polygon><draw:line draw:style-name="gr55" draw:text-style-name="P99" svg:x1="4.379cm" svg:y1="8.089cm" svg:x2="4.433cm" svg:y2="8.046cm"><text:p/></draw:line><draw:line draw:style-name="gr55" draw:text-style-name="P99" svg:x1="4.487cm" svg:y1="8.007cm" svg:x2="4.542cm" svg:y2="7.971cm"><text:p/></draw:line><draw:line draw:style-name="gr55" draw:text-style-name="P99" svg:x1="4.597cm" svg:y1="7.921cm" svg:x2="4.651cm" svg:y2="7.88cm"><text:p/></draw:line><draw:line draw:style-name="gr55" draw:text-style-name="P99" svg:x1="4.704cm" svg:y1="7.841cm" svg:x2="4.759cm" svg:y2="7.805cm"><text:p/></draw:line><draw:line draw:style-name="gr55" draw:text-style-name="P99" svg:x1="4.813cm" svg:y1="7.765cm" svg:x2="4.867cm" svg:y2="7.722cm"><text:p/></draw:line><draw:line draw:style-name="gr55" draw:text-style-name="P99" svg:x1="4.922cm" svg:y1="7.685cm" svg:x2="4.977cm" svg:y2="7.642cm"><text:p/></draw:line><draw:line draw:style-name="gr55" draw:text-style-name="P99" svg:x1="5.031cm" svg:y1="7.595cm" svg:x2="5.085cm" svg:y2="7.559cm"><text:p/></draw:line><draw:line draw:style-name="gr55" draw:text-style-name="P99" svg:x1="5.14cm" svg:y1="7.525cm" svg:x2="5.195cm" svg:y2="7.482cm"><text:p/></draw:line><draw:line draw:style-name="gr55" draw:text-style-name="P99" svg:x1="5.249cm" svg:y1="7.44cm" svg:x2="5.303cm" svg:y2="7.402cm"><text:p/></draw:line><draw:line draw:style-name="gr55" draw:text-style-name="P99" svg:x1="5.353cm" svg:y1="7.361cm" svg:x2="5.407cm" svg:y2="7.318cm"><text:p/></draw:line><draw:line draw:style-name="gr55" draw:text-style-name="P99" svg:x1="5.46cm" svg:y1="7.287cm" svg:x2="5.515cm" svg:y2="7.244cm"><text:p/></draw:line><draw:line draw:style-name="gr55" draw:text-style-name="P99" svg:x1="5.569cm" svg:y1="7.192cm" svg:x2="5.623cm" svg:y2="7.151cm"><text:p/></draw:line><draw:line draw:style-name="gr55" draw:text-style-name="P99" svg:x1="5.678cm" svg:y1="7.119cm" svg:x2="5.733cm" svg:y2="7.076cm"><text:p/></draw:line><draw:line draw:style-name="gr55" draw:text-style-name="P99" svg:x1="5.787cm" svg:y1="7.033cm" svg:x2="5.841cm" svg:y2="6.997cm"><text:p/></draw:line><draw:line draw:style-name="gr55" draw:text-style-name="P99" svg:x1="5.896cm" svg:y1="6.947cm" svg:x2="5.951cm" svg:y2="6.906cm"><text:p/></draw:line><draw:line draw:style-name="gr55" draw:text-style-name="P99" svg:x1="6.005cm" svg:y1="6.869cm" svg:x2="6.059cm" svg:y2="6.833cm"><text:p/></draw:line><draw:line draw:style-name="gr55" draw:text-style-name="P99" svg:x1="6.114cm" svg:y1="6.791cm" svg:x2="6.169cm" svg:y2="6.748cm"><text:p/></draw:line><draw:line draw:style-name="gr55" draw:text-style-name="P99" svg:x1="6.223cm" svg:y1="6.712cm" svg:x2="6.277cm" svg:y2="6.669cm"><text:p/></draw:line><draw:line draw:style-name="gr55" draw:text-style-name="P99" svg:x1="6.33cm" svg:y1="6.632cm" svg:x2="6.385cm" svg:y2="6.589cm"><text:p/></draw:line><draw:line draw:style-name="gr55" draw:text-style-name="P99" svg:x1="6.434cm" svg:y1="6.551cm" svg:x2="6.489cm" svg:y2="6.508cm"><text:p/></draw:line><draw:line draw:style-name="gr55" draw:text-style-name="P99" svg:x1="6.542cm" svg:y1="6.466cm" svg:x2="6.597cm" svg:y2="6.423cm"><text:p/></draw:line><draw:line draw:style-name="gr55" draw:text-style-name="P99" svg:x1="6.652cm" svg:y1="6.387cm" svg:x2="6.707cm" svg:y2="6.344cm"><text:p/></draw:line><draw:line draw:style-name="gr55" draw:text-style-name="P99" svg:x1="6.76cm" svg:y1="6.305cm" svg:x2="6.815cm" svg:y2="6.269cm"><text:p/></draw:line><draw:frame draw:style-name="gr141" draw:text-style-name="P103" svg:width="0.128cm" svg:height="0.493cm" draw:transform="rotate (0.657465529226264) translate (11.3382777777778cm 6.60744444444445cm)"><draw:text-box><text:p text:style-name="P94"><text:span text:style-name="T190"><text:s/></text:span></text:p></draw:text-box></draw:frame><draw:frame draw:style-name="gr142" draw:text-style-name="P95" svg:width="0.854cm" svg:height="0.493cm" draw:transform="rotate (0.63721970990313) translate (4.94947222222222cm 6.93552777777778cm)"><draw:text-box><text:p text:style-name="P94"><text:span text:style-name="T191">امضا</text:span></text:p></draw:text-box></draw:frame><draw:frame draw:style-name="gr143" draw:text-style-name="P103" svg:width="0.122cm" svg:height="0.493cm" draw:transform="rotate (0.631983722147147) translate (5.84552777777778cm 6.68152777777778cm)"><draw:text-box><text:p text:style-name="P94"><text:span text:style-name="T190"><text:s/></text:span></text:p></draw:text-box></draw:frame><draw:polygon draw:style-name="gr47" draw:text-style-name="P93" svg:width="3.029cm" svg:height="1.348cm" svg:x="12.13cm" svg:y="7.753cm" svg:viewBox="0 0 3030 1349" draw:points="1518,1349 0,1349 0,0 3030,0 3030,1349"><text:p/></draw:polygon><draw:frame draw:style-name="gr141" draw:text-style-name="P103" svg:width="0.128cm" svg:height="0.493cm" draw:transform="rotate (0.657465529226264) translate (5.94430555555556cm 6.60744444444445cm)"><draw:text-box><text:p text:style-name="P94"><text:span text:style-name="T190"><text:s/></text:span></text:p></draw:text-box></draw:frame><draw:frame draw:style-name="gr139" draw:text-style-name="P95" svg:width="1.899cm" svg:height="0.493cm" svg:x="12.707cm" svg:y="8.001cm"><draw:text-box><text:p text:style-name="P94"><text:span text:style-name="T191">کلید خصوصی</text:span></text:p></draw:text-box></draw:frame><draw:line draw:style-name="gr52" draw:text-style-name="P99" svg:x1="10.109cm" svg:y1="2.694cm" svg:x2="13.138cm" svg:y2="2.694cm"><text:p/></draw:line><draw:polygon draw:style-name="gr32" draw:text-style-name="P100" svg:width="0.272cm" svg:height="0.398cm" svg:x="7.612cm" svg:y="2.968cm" svg:viewBox="0 0 273 399" draw:points="139,399 0,0 273,0"><text:p/></draw:polygon><draw:line draw:style-name="gr55" draw:text-style-name="P99" svg:x1="7.752cm" svg:y1="2.694cm" svg:x2="7.752cm" svg:y2="3.043cm"><text:p/></draw:line><draw:line draw:style-name="gr52" draw:text-style-name="P99" svg:x1="4.716cm" svg:y1="2.694cm" svg:x2="7.752cm" svg:y2="2.694cm"><text:p/></draw:line><draw:polygon draw:style-name="gr32" draw:text-style-name="P100" svg:width="0.264cm" svg:height="0.398cm" svg:x="2.225cm" svg:y="2.968cm" svg:viewBox="0 0 265 399" draw:points="133,399 0,0 265,0"><text:p/></draw:polygon><draw:line draw:style-name="gr55" draw:text-style-name="P99" svg:x1="2.358cm" svg:y1="2.694cm" svg:x2="2.358cm" svg:y2="3.043cm"><text:p/></draw:line><draw:line draw:style-name="gr52" draw:text-style-name="P99" svg:x1="-0.001cm" svg:y1="2.694cm" svg:x2="2.358cm" svg:y2="2.694cm"><text:p/></draw:line><draw:frame draw:style-name="gr140" draw:text-style-name="P98" svg:width="2.17cm" svg:height="0.542cm" svg:x="12.568cm" svg:y="8.472cm"><draw:text-box><text:p text:style-name="P97"><text:span text:style-name="T183">مالک سوم <text:s text:c="3"/></text:span></text:p></draw:text-box></draw:frame><draw:frame draw:style-name="gr144" draw:text-style-name="P95" svg:width="1.789cm" svg:height="0.495cm" draw:transform="rotate (-0.410675972994266) translate (5.23169444444445cm 3.99688888888889cm)"><draw:text-box><text:p text:style-name="P94"><text:span text:style-name="T191">راستی‌آزمایی</text:span></text:p></draw:text-box></draw:frame><draw:frame draw:style-name="gr142" draw:text-style-name="P95" svg:width="0.854cm" svg:height="0.493cm" draw:transform="rotate (0.63721970990313) translate (10.302875cm 6.93905555555556cm)"><draw:text-box><text:p text:style-name="P94"><text:span text:style-name="T191">امضا</text:span></text:p></draw:text-box></draw:frame></draw:g></text:p>
      <text:p text:style-name="P15">مشکل اینجاست که دریافت‌کننده نمی‌تواند بازخرج نشدن سکه توسط مالکان پیشین را راستی‌آزمایی کند. نخستین راهکاری که به ذهن می‌رسد، این است که ضراب‌خانه متمرکز معتمدی در نظر بگیریم تا تک تک تراکنش‌ها را بررسی کند. پس از هر تراکنش، سکه به <text:soft-page-break/>ضراب‌خانه بازگردانده می‌شود تا در ازای آن یک سکه‌ی تازه <text:span text:style-name="T98">زده</text:span> شود؛ تنها سکه‌هایی که سرراست از ضراب‌خانه <text:span text:style-name="T99">جابجا</text:span> داده شده‌اند بازخرج نشده شمرده می‌شوند. <text:s/>مشکل این راه‌حل این است که با اجبار گذر تراکنش‌ها از ضراب‌خانه، سرنوشت کل سامانه‌<text:span text:style-name="T160">ی</text:span> پول به گروهی که ضراب‌خانه را اداره می‌کنند وابسته‌ است؛ درست مانند سامانه‌ی بانکی.</text:p>
      <text:p text:style-name="P15"/>
      <text:p text:style-name="P15">ما روشی نیاز داریم که دریافت‌کننده بتواند از پیش‌تر امضا نشدن تراکنش‌(ی که این سکه را خرج می‌کند) توسط مالکان پیشین مطمئن شود. برای دست‌یابی به این هدف، نخستین تراکنش را تراکنش درست می‌شماریم و تلاش‌های بعدی برای بازخرج را نادیده می‌گیریم. آگاهی از تمام تراکنش‌ها، تنها راه بررسی <text:span text:style-name="T146">نبود</text:span> یک تراکنش است. <text:s/>در روش برپایه‌ی ضراب‌خانه، این مرکز با آگاهی از تمامی تراکنش‌ها، چیدمان آن‌ها را <text:span text:style-name="T111">روشن</text:span> می‌کرد. برای بدست‌آوردن این نتیجه، بدون نیاز به میانجی،<text:span text:style-name="T147"> باید</text:span> تراکنش‌ها به صورت عمومی فرستاده شوند [ 1 ] <text:s/>همچنین به سامانه‌<text:span text:style-name="T160">ا</text:span>ی نیاز است که کاربران آن بر سر یک تاریخچه‌ی یکسان از چیدمانی که تراکنش‌ها دریافت شده‌است، توافق کنند. از طرفی دریافت‌کننده به اثباتی نیاز دارد که نشان دهد در زمان تراکنش، بیشتر گره‌ها بر سر دریافت آن برای نخستین بار اتفاق نظر داشته‌اند.</text:p>
      <text:p text:style-name="P15"/>
      <text:p text:style-name="P55">۳- سرور برچسبِ زمان</text:p>
      <text:p text:style-name="P42">راه‌حل <text:s/>پیشنهادی ما با سرور برچسبِ زمان‌ آغاز می‌شود. بطور کلی سرور برچسب زمان‌ درهم بلوکی از چیزهایی که قرار است برچسب‌زمان‌دار شوند را <text:span text:style-name="T159">ساخته</text:span> سپس درهم را به طور گسترده منتشر می‌کند؛ <text:span text:style-name="T87">همانند</text:span> روزنامه و یا به شکل پستی در یوزنت [ 2-5 ]. <text:s/>بدیهی است که برای محاسبه درهم نیاز به داده‌(ی درهم‌سازی شده) است، پس وجود این برچسبِ زمان در هر لحظه وجود آن چیزها در بلوک در زمان نشر برچسب را اثبات می‌کند. هر برچسب زمان، برچسب زمانِ پیش از خود را در درهم خود در بر می‌گیرد، در مجموع یک زنجیره را شکل می‌دهند و هر برچسب زمان <text:s/>تازه، برچسب‌ زمان‌های پیش از خود را تقویت می‌کند.</text:p>
      <text:p text:style-name="P48"/>
      <text:p text:style-name="P48"><text:span text:style-name="T1"><draw:g text:anchor-type="as-char" svg:y="-0.111cm" draw:z-index="1" draw:name="Shape2" draw:style-name="gr86"><draw:polygon draw:style-name="gr32" draw:text-style-name="P75" svg:width="0.418cm" svg:height="0.282cm" svg:x="2.028cm" svg:y="0.216cm" svg:viewBox="0 0 419 283" draw:points="419,142 0,283 0,0"><text:p/></draw:polygon><draw:line draw:style-name="gr55" draw:text-style-name="P78" svg:x1="0cm" svg:y1="0.358cm" svg:x2="2.109cm" svg:y2="0.358cm"><text:p/></draw:line><draw:polygon draw:style-name="gr32" draw:text-style-name="P75" svg:width="0.418cm" svg:height="0.282cm" svg:x="8.666cm" svg:y="0.567cm" svg:viewBox="0 0 419 283" draw:points="419,142 0,283 0,0"><text:p/></draw:polygon><draw:line draw:style-name="gr55" draw:text-style-name="P78" svg:x1="8.037cm" svg:y1="0.709cm" svg:x2="8.753cm" svg:y2="0.709cm"><text:p/></draw:line><draw:polygon draw:style-name="gr32" draw:text-style-name="P75" svg:width="0.418cm" svg:height="0.282cm" svg:x="13.911cm" svg:y="0.216cm" svg:viewBox="0 0 419 283" draw:points="419,142 0,283 0,0"><text:p/></draw:polygon><draw:line draw:style-name="gr55" draw:text-style-name="P78" svg:x1="10.134cm" svg:y1="0.358cm" svg:x2="13.992cm" svg:y2="0.358cm"><text:p/></draw:line><draw:polygon draw:style-name="gr47" draw:text-style-name="P76" svg:width="5.59cm" svg:height="2.132cm" svg:x="1.049cm" svg:y="1.42cm" svg:viewBox="0 0 5591 2133" draw:points="2799,2133 0,2133 0,0 5591,0 5591,2133"><text:p/></draw:polygon><draw:polygon draw:style-name="gr59" draw:text-style-name="P76" svg:width="1.399cm" svg:height="0.708cm" svg:x="1.4cm" svg:y="2.487cm" svg:viewBox="0 0 1400 709" draw:points="697,709 0,709 0,0 1400,0 1400,709"><text:p/></draw:polygon><draw:polygon draw:style-name="gr52" draw:text-style-name="P78" svg:width="1.399cm" svg:height="0.708cm" svg:x="1.4cm" svg:y="2.487cm" svg:viewBox="0 0 1400 709" draw:points="697,709 0,709 0,0 1400,0 1400,709"><text:p/></draw:polygon><draw:frame draw:style-name="gr115" draw:text-style-name="P85" svg:width="1.093cm" svg:height="0.743cm" svg:x="1.379cm" svg:y="1.658cm"><draw:text-box><text:p text:style-name="P73"><text:span text:style-name="T183">بلوک</text:span></text:p></draw:text-box></draw:frame><draw:polygon draw:style-name="gr59" draw:text-style-name="P76" svg:width="1.399cm" svg:height="0.708cm" svg:x="3.143cm" svg:y="2.487cm" svg:viewBox="0 0 1400 709" draw:points="704,709 0,709 0,0 1400,0 1400,709"><text:p/></draw:polygon><draw:polygon draw:style-name="gr52" draw:text-style-name="P78" svg:width="1.399cm" svg:height="0.708cm" svg:x="3.143cm" svg:y="2.487cm" svg:viewBox="0 0 1400 709" draw:points="704,709 0,709 0,0 1400,0 1400,709"><text:p/></draw:polygon><draw:frame draw:style-name="gr116" draw:text-style-name="P85" svg:width="0.869cm" svg:height="0.636cm" svg:x="1.677cm" svg:y="2.619cm"><draw:text-box><text:p text:style-name="P73"><text:span text:style-name="T183">چیز</text:span></text:p></draw:text-box></draw:frame><draw:polygon draw:style-name="gr59" draw:text-style-name="P76" svg:width="1.399cm" svg:height="0.708cm" svg:x="4.894cm" svg:y="2.487cm" svg:viewBox="0 0 1400 709" draw:points="697,709 0,709 0,0 1400,0 1400,709"><text:p/></draw:polygon><draw:polygon draw:style-name="gr52" draw:text-style-name="P78" svg:width="1.399cm" svg:height="0.708cm" svg:x="4.894cm" svg:y="2.487cm" svg:viewBox="0 0 1400 709" draw:points="697,709 0,709 0,0 1400,0 1400,709"><text:p/></draw:polygon><draw:frame draw:style-name="gr117" draw:text-style-name="P77" svg:width="0.87cm" svg:height="0.636cm" svg:x="3.42cm" svg:y="2.619cm"><draw:text-box><text:p text:style-name="P73"><text:span text:style-name="T183">چیز</text:span></text:p></draw:text-box></draw:frame><draw:polygon draw:style-name="gr47" draw:text-style-name="P76" svg:width="1.399cm" svg:height="1.064cm" svg:x="9.085cm" svg:y="0.001cm" svg:viewBox="0 0 1400 1065" draw:points="702,1065 0,1065 0,0 1400,0 1400,1065"><text:p/></draw:polygon><draw:frame draw:style-name="gr118" draw:text-style-name="P74" svg:width="0.378cm" svg:height="0.516cm" svg:x="5.424cm" svg:y="2.619cm"><draw:text-box><text:p text:style-name="P73"><text:span text:style-name="T188">...</text:span></text:p></draw:text-box></draw:frame><draw:polygon draw:style-name="gr47" draw:text-style-name="P76" svg:width="5.597cm" svg:height="2.132cm" svg:x="7.686cm" svg:y="1.42cm" svg:viewBox="0 0 5598 2133" draw:points="2799,2133 0,2133 0,0 5598,0 5598,2133"><text:p/></draw:polygon><draw:frame draw:style-name="gr119" draw:text-style-name="P77" svg:width="1.273cm" svg:height="0.574cm" svg:x="9.283cm" svg:y="0.326cm"><draw:text-box><text:p text:style-name="P73"><text:span text:style-name="T183">درهم‌سازی</text:span></text:p></draw:text-box></draw:frame><draw:polygon draw:style-name="gr59" draw:text-style-name="P76" svg:width="1.399cm" svg:height="0.708cm" svg:x="8.037cm" svg:y="2.487cm" svg:viewBox="0 0 1400 709" draw:points="704,709 0,709 0,0 1400,0 1400,709"><text:p/></draw:polygon><draw:polygon draw:style-name="gr52" draw:text-style-name="P78" svg:width="1.399cm" svg:height="0.708cm" svg:x="8.037cm" svg:y="2.487cm" svg:viewBox="0 0 1400 709" draw:points="704,709 0,709 0,0 1400,0 1400,709"><text:p/></draw:polygon><draw:frame draw:style-name="gr115" draw:text-style-name="P92" svg:width="1.093cm" svg:height="0.743cm" svg:x="8.043cm" svg:y="1.658cm"><draw:text-box><text:p text:style-name="P73"><text:span text:style-name="T189">بلوک</text:span></text:p></draw:text-box></draw:frame><draw:polygon draw:style-name="gr59" draw:text-style-name="P76" svg:width="1.399cm" svg:height="0.708cm" svg:x="9.788cm" svg:y="2.487cm" svg:viewBox="0 0 1400 709" draw:points="697,709 0,709 0,0 1400,0 1400,709"><text:p/></draw:polygon><draw:polygon draw:style-name="gr52" draw:text-style-name="P78" svg:width="1.399cm" svg:height="0.708cm" svg:x="9.788cm" svg:y="2.487cm" svg:viewBox="0 0 1400 709" draw:points="697,709 0,709 0,0 1400,0 1400,709"><text:p/></draw:polygon><draw:frame draw:style-name="gr116" draw:text-style-name="P77" svg:width="0.869cm" svg:height="0.636cm" svg:x="8.303cm" svg:y="2.619cm"><draw:text-box><text:p text:style-name="P73"><text:span text:style-name="T183">چیز</text:span></text:p></draw:text-box></draw:frame><draw:polygon draw:style-name="gr59" draw:text-style-name="P76" svg:width="1.399cm" svg:height="0.708cm" svg:x="11.531cm" svg:y="2.487cm" svg:viewBox="0 0 1400 709" draw:points="702,709 0,709 0,0 1400,0 1400,709"><text:p/></draw:polygon><draw:polygon draw:style-name="gr52" draw:text-style-name="P78" svg:width="1.399cm" svg:height="0.708cm" svg:x="11.531cm" svg:y="2.487cm" svg:viewBox="0 0 1400 709" draw:points="702,709 0,709 0,0 1400,0 1400,709"><text:p/></draw:polygon><draw:frame draw:style-name="gr116" draw:text-style-name="P77" svg:width="0.869cm" svg:height="0.636cm" svg:x="10.051cm" svg:y="2.619cm"><draw:text-box><text:p text:style-name="P73"><text:span text:style-name="T183">چیز</text:span></text:p></draw:text-box></draw:frame><draw:line draw:style-name="gr52" draw:text-style-name="P78" svg:x1="8.037cm" svg:y1="1.418cm" svg:x2="8.037cm" svg:y2="0.709cm"><text:p/></draw:line><draw:polygon draw:style-name="gr32" draw:text-style-name="P75" svg:width="0.418cm" svg:height="0.282cm" svg:x="2.028cm" svg:y="0.567cm" svg:viewBox="0 0 419 283" draw:points="419,142 0,283 0,0"><text:p/></draw:polygon><draw:line draw:style-name="gr55" draw:text-style-name="P78" svg:x1="1.4cm" svg:y1="0.709cm" svg:x2="2.109cm" svg:y2="0.709cm"><text:p/></draw:line><draw:polygon draw:style-name="gr32" draw:text-style-name="P75" svg:width="0.418cm" svg:height="0.282cm" svg:x="8.666cm" svg:y="0.216cm" svg:viewBox="0 0 419 283" draw:points="419,142 0,283 0,0"><text:p/></draw:polygon><draw:line draw:style-name="gr55" draw:text-style-name="P78" svg:x1="3.847cm" svg:y1="0.358cm" svg:x2="8.753cm" svg:y2="0.358cm"><text:p/></draw:line><draw:polygon draw:style-name="gr47" draw:text-style-name="P76" svg:width="1.399cm" svg:height="1.064cm" svg:x="2.447cm" svg:y="0.001cm" svg:viewBox="0 0 1400 1065" draw:points="696,1065 0,1065 0,0 1400,0 1400,1065"><text:p/></draw:polygon><draw:frame draw:style-name="gr120" draw:text-style-name="P74" svg:width="0.376cm" svg:height="0.516cm" svg:x="12.051cm" svg:y="2.619cm"><draw:text-box><text:p text:style-name="P73"><text:span text:style-name="T188">...</text:span></text:p></draw:text-box></draw:frame><draw:line draw:style-name="gr52" draw:text-style-name="P78" svg:x1="1.4cm" svg:y1="1.418cm" svg:x2="1.4cm" svg:y2="0.709cm"><text:p/></draw:line><draw:frame draw:style-name="gr121" draw:text-style-name="P85" svg:width="1.273cm" svg:height="0.636cm" svg:x="2.623cm" svg:y="0.326cm"><draw:text-box><text:p text:style-name="P73"><text:span text:style-name="T183">درهم‌سازی</text:span></text:p></draw:text-box></draw:frame></draw:g></text:span></text:p>
      <text:p text:style-name="P48"/>
      <text:p text:style-name="P48"/>
      <text:p text:style-name="P48"/>
      <text:p text:style-name="P48"/>
      <text:p text:style-name="P48"/>
      <text:p text:style-name="P56">۴- اثبات انجام کار</text:p>
      <text:p text:style-name="P17"><text:soft-page-break/>برای پیاده‌سازی سرور برچسبِ زمان‌ِ توزیع‌شده‌ی همتابه‌همتا، به‌جای <text:span text:style-name="T88">بکار بردن</text:span> یادداشت‌های روزنامه و یا یوزنت، نیاز به سامانه‌ی اثباتِ انجام کاری مانند سامانه‌ی هشکش آدام بک داریم[6]. سامانه‌ی اثباتِ انجامِ کار شامل وارسی برای مقداری است که اگر درهم<text:note text:id="ftn3" text:note-class="footnote"><text:note-citation text:label="۳">۳</text:note-citation><text:note-body><text:p text:style-name="P67">hash</text:p></text:note-body></text:note> آن (برای مثال 256-SHA ) محاسبه شَوَد، با تعدادی بیت (با مقدار) صفر آغاز ‌می‌شود. میانگین کار مورد نیاز، نمایی و از توان تعداد بیت‌های مقدار-صفر خواسته شده است و با انجام تنها یک درهم‌سازی قابل راستی‌آزمایی است.</text:p>
      <text:p text:style-name="P17"/>
      <text:p text:style-name="P17">پیاده‌سازی اثبات انجام کار برای شبکه‌ی برچسبِ زمان‌مان <text:span text:style-name="T89">این گونه است</text:span> که تک‌بار<text:note text:id="ftn4" text:note-class="footnote"><text:note-citation text:label="۴">۴</text:note-citation><text:note-body><text:p text:style-name="P68">nonce: number used once</text:p></text:note-body></text:note> در بلوک را افزایش می‌دهیم تا مقداری یافت شود که به درهم بلوک، بیت‌های مقدار-صفر مورد نیازش را بدهد. زمانی که تلاش پردازشگر مقدار مورد نظرِ اثباتِ انجامِ کار را برآورده سازد، بلوک، دیگر بدون انجام دوباره کاری که انجام‌شده، <text:span text:style-name="T136">ویرایش‌پذیر</text:span> نخواهد بود. همین‌طور که بلوک‌های بعدی به آن زنجیر می‌شوند، برای <text:span text:style-name="T137">ویرایش</text:span> بلوک باید کار انجام‌شده روی تمامی بلوک‌های بعدی هم دوباره انجام گیرد.</text:p>
      <text:p text:style-name="P17"/>
      <text:p text:style-name="P19"><draw:g text:anchor-type="as-char" draw:z-index="2" draw:name="Shape3" draw:style-name="gr1"><draw:polygon draw:style-name="gr47" draw:text-style-name="P76" svg:width="5.813cm" svg:height="3.08cm" svg:x="1.365cm" svg:y="0cm" svg:viewBox="0 0 5814 3081" draw:points="2910,3081 0,3081 0,0 5814,0 5814,3081"><text:p/></draw:polygon><draw:polygon draw:style-name="gr59" draw:text-style-name="P76" svg:width="2.736cm" svg:height="0.68cm" svg:x="2.049cm" svg:y="1.027cm" svg:viewBox="0 0 2737 681" draw:points="1372,681 0,681 0,0 2737,0 2737,681"><text:p/></draw:polygon><draw:polygon draw:style-name="gr52" draw:text-style-name="P78" svg:width="2.736cm" svg:height="0.68cm" svg:x="2.049cm" svg:y="1.027cm" svg:viewBox="0 0 2737 681" draw:points="1372,681 0,681 0,0 2737,0 2737,681"><text:p/></draw:polygon><draw:frame draw:style-name="gr105" draw:text-style-name="P85" svg:width="1.052cm" svg:height="0.715cm" svg:x="1.709cm" svg:y="0.25cm"><draw:text-box><text:p text:style-name="P73"><text:span text:style-name="T183">بلوک</text:span></text:p></draw:text-box></draw:frame><draw:polygon draw:style-name="gr59" draw:text-style-name="P76" svg:width="1.709cm" svg:height="0.68cm" svg:x="5.13cm" svg:y="1.027cm" svg:viewBox="0 0 1710 681" draw:points="855,681 0,681 0,0 1710,0 1710,681"><text:p/></draw:polygon><draw:polygon draw:style-name="gr52" draw:text-style-name="P78" svg:width="1.709cm" svg:height="0.68cm" svg:x="5.13cm" svg:y="1.027cm" svg:viewBox="0 0 1710 681" draw:points="855,681 0,681 0,0 1710,0 1710,681"><text:p/></draw:polygon><draw:frame draw:style-name="gr106" draw:text-style-name="P88" svg:width="2.006cm" svg:height="0.715cm" svg:x="2.422cm" svg:y="1.177cm"><draw:text-box><text:p text:style-name="P87"><text:span text:style-name="T186"><text:s text:c="6"/></text:span><text:span text:style-name="T186">درهم پیشین</text:span><text:span text:style-name="T186"> </text:span></text:p></draw:text-box></draw:frame><draw:polygon draw:style-name="gr59" draw:text-style-name="P76" svg:width="1.371cm" svg:height="0.683cm" svg:x="2.049cm" svg:y="2.057cm" svg:viewBox="0 0 1372 684" draw:points="689,684 0,684 0,0 1372,0 1372,684"><text:p/></draw:polygon><draw:polygon draw:style-name="gr52" draw:text-style-name="P78" svg:width="1.371cm" svg:height="0.683cm" svg:x="2.049cm" svg:y="2.057cm" svg:viewBox="0 0 1372 684" draw:points="689,684 0,684 0,0 1372,0 1372,684"><text:p/></draw:polygon><draw:frame draw:style-name="gr107" draw:text-style-name="P77" svg:width="1.244cm" svg:height="0.495cm" svg:x="5.38cm" svg:y="1.177cm"><draw:text-box><text:p text:style-name="P73"><text:span text:style-name="T187"><text:s text:c="2"/></text:span><text:span text:style-name="T187">تک‌بار</text:span></text:p></draw:text-box></draw:frame><draw:polygon draw:style-name="gr59" draw:text-style-name="P76" svg:width="1.371cm" svg:height="0.683cm" svg:x="3.758cm" svg:y="2.057cm" svg:viewBox="0 0 1372 684" draw:points="689,684 0,684 0,0 1372,0 1372,684"><text:p/></draw:polygon><draw:polygon draw:style-name="gr52" draw:text-style-name="P78" svg:width="1.371cm" svg:height="0.683cm" svg:x="3.758cm" svg:y="2.057cm" svg:viewBox="0 0 1372 684" draw:points="689,684 0,684 0,0 1372,0 1372,684"><text:p/></draw:polygon><draw:frame draw:style-name="gr108" draw:text-style-name="P79" svg:width="0.793cm" svg:height="0.611cm" svg:x="2.494cm" svg:y="2.21cm"><draw:text-box><text:p text:style-name="P73"><text:span text:style-name="T183">تراکنش</text:span></text:p></draw:text-box></draw:frame><draw:polygon draw:style-name="gr59" draw:text-style-name="P76" svg:width="1.371cm" svg:height="0.683cm" svg:x="5.468cm" svg:y="2.057cm" svg:viewBox="0 0 1372 684" draw:points="684,684 0,684 0,0 1372,0 1372,684"><text:p/></draw:polygon><draw:polygon draw:style-name="gr52" draw:text-style-name="P78" svg:width="1.371cm" svg:height="0.683cm" svg:x="5.468cm" svg:y="2.057cm" svg:viewBox="0 0 1372 684" draw:points="684,684 0,684 0,0 1372,0 1372,684"><text:p/></draw:polygon><draw:frame draw:style-name="gr109" draw:text-style-name="P89" svg:width="0.793cm" svg:height="0.611cm" svg:x="4.203cm" svg:y="2.21cm"><draw:text-box><text:p text:style-name="P82"><text:span text:style-name="T186">تراکنش</text:span></text:p></draw:text-box></draw:frame><draw:polygon draw:style-name="gr32" draw:text-style-name="P75" svg:width="0.403cm" svg:height="0.271cm" svg:x="1.644cm" svg:y="1.241cm" svg:viewBox="0 0 404 272" draw:points="404,137 0,272 0,0"><text:p/></draw:polygon><draw:line draw:style-name="gr55" draw:text-style-name="P78" svg:x1="0cm" svg:y1="1.377cm" svg:x2="1.721cm" svg:y2="1.377cm"><text:p/></draw:line><draw:polygon draw:style-name="gr47" draw:text-style-name="P76" svg:width="5.813cm" svg:height="3.08cm" svg:x="8.205cm" svg:y="0cm" svg:viewBox="0 0 5814 3081" draw:points="2903,3081 0,3081 0,0 5814,0 5814,3081"><text:p/></draw:polygon><draw:frame draw:style-name="gr110" draw:text-style-name="P74" svg:width="0.362cm" svg:height="0.495cm" svg:x="5.985cm" svg:y="2.21cm"><draw:text-box><text:p text:style-name="P73"><text:span text:style-name="T188">...</text:span></text:p></draw:text-box></draw:frame><draw:polygon draw:style-name="gr59" draw:text-style-name="P76" svg:width="2.736cm" svg:height="0.68cm" svg:x="8.888cm" svg:y="1.027cm" svg:viewBox="0 0 2737 681" draw:points="1365,681 0,681 0,0 2737,0 2737,681"><text:p/></draw:polygon><draw:polygon draw:style-name="gr52" draw:text-style-name="P78" svg:width="2.736cm" svg:height="0.68cm" svg:x="8.888cm" svg:y="1.027cm" svg:viewBox="0 0 2737 681" draw:points="1365,681 0,681 0,0 2737,0 2737,681"><text:p/></draw:polygon><draw:frame draw:style-name="gr111" draw:text-style-name="P79" svg:width="1.05cm" svg:height="0.715cm" svg:x="8.55cm" svg:y="0.25cm"><draw:text-box><text:p text:style-name="P73"><text:span text:style-name="T183">بلوک</text:span></text:p></draw:text-box></draw:frame><draw:polygon draw:style-name="gr59" draw:text-style-name="P76" svg:width="1.709cm" svg:height="0.68cm" svg:x="11.963cm" svg:y="1.027cm" svg:viewBox="0 0 1710 681" draw:points="855,681 0,681 0,0 1710,0 1710,681"><text:p/></draw:polygon><draw:polygon draw:style-name="gr52" draw:text-style-name="P78" svg:width="1.709cm" svg:height="0.68cm" svg:x="11.963cm" svg:y="1.027cm" svg:viewBox="0 0 1710 681" draw:points="855,681 0,681 0,0 1710,0 1710,681"><text:p/></draw:polygon><draw:frame draw:style-name="gr112" draw:text-style-name="P90" svg:width="2.005cm" svg:height="0.519cm" svg:x="9.257cm" svg:y="1.177cm"><draw:text-box><text:p text:style-name="P87"><text:span text:style-name="T186"><text:s text:c="6"/></text:span><text:span text:style-name="T186">درهم پیشین</text:span><text:span text:style-name="T186"> </text:span></text:p></draw:text-box></draw:frame><draw:polygon draw:style-name="gr59" draw:text-style-name="P76" svg:width="1.364cm" svg:height="0.683cm" svg:x="8.888cm" svg:y="2.057cm" svg:viewBox="0 0 1365 684" draw:points="684,684 0,684 0,0 1365,0 1365,684"><text:p/></draw:polygon><draw:polygon draw:style-name="gr52" draw:text-style-name="P78" svg:width="1.364cm" svg:height="0.683cm" svg:x="8.888cm" svg:y="2.057cm" svg:viewBox="0 0 1365 684" draw:points="684,684 0,684 0,0 1365,0 1365,684"><text:p/></draw:polygon><draw:frame draw:style-name="gr113" draw:text-style-name="P77" svg:width="1.243cm" svg:height="0.495cm" svg:x="12.215cm" svg:y="1.177cm"><draw:text-box><text:p text:style-name="P73"><text:span text:style-name="T187"><text:s text:c="2"/></text:span><text:span text:style-name="T187">تک‌بار</text:span></text:p></draw:text-box></draw:frame><draw:polygon draw:style-name="gr59" draw:text-style-name="P76" svg:width="1.364cm" svg:height="0.683cm" svg:x="10.598cm" svg:y="2.057cm" svg:viewBox="0 0 1365 684" draw:points="684,684 0,684 0,0 1365,0 1365,684"><text:p/></draw:polygon><draw:polygon draw:style-name="gr52" draw:text-style-name="P78" svg:width="1.364cm" svg:height="0.683cm" svg:x="10.598cm" svg:y="2.057cm" svg:viewBox="0 0 1365 684" draw:points="684,684 0,684 0,0 1365,0 1365,684"><text:p/></draw:polygon><draw:frame draw:style-name="gr114" draw:text-style-name="P91" svg:width="0.86cm" svg:height="0.521cm" svg:x="9.329cm" svg:y="2.198cm"><draw:text-box><text:p text:style-name="P82"><text:span text:style-name="T183">تراکنش</text:span></text:p></draw:text-box></draw:frame><draw:polygon draw:style-name="gr59" draw:text-style-name="P76" svg:width="1.364cm" svg:height="0.683cm" svg:x="12.308cm" svg:y="2.057cm" svg:viewBox="0 0 1365 684" draw:points="684,684 0,684 0,0 1365,0 1365,684"><text:p/></draw:polygon><draw:polygon draw:style-name="gr52" draw:text-style-name="P78" svg:width="1.364cm" svg:height="0.683cm" svg:x="12.308cm" svg:y="2.057cm" svg:viewBox="0 0 1365 684" draw:points="684,684 0,684 0,0 1365,0 1365,684"><text:p/></draw:polygon><draw:frame draw:style-name="gr114" draw:text-style-name="P91" svg:width="0.86cm" svg:height="0.521cm" svg:x="11.038cm" svg:y="2.198cm"><draw:text-box><text:p text:style-name="P82"><text:span text:style-name="T183">تراکنش</text:span></text:p></draw:text-box></draw:frame><draw:polygon draw:style-name="gr32" draw:text-style-name="P75" svg:width="0.409cm" svg:height="0.271cm" svg:x="8.477cm" svg:y="1.241cm" svg:viewBox="0 0 410 272" draw:points="410,137 0,272 0,0"><text:p/></draw:polygon><draw:line draw:style-name="gr55" draw:text-style-name="P78" svg:x1="7.178cm" svg:y1="1.377cm" svg:x2="8.561cm" svg:y2="1.377cm"><text:p/></draw:line><draw:frame draw:style-name="gr110" draw:text-style-name="P74" svg:width="0.362cm" svg:height="0.495cm" svg:x="12.82cm" svg:y="2.21cm"><draw:text-box><text:p text:style-name="P73"><text:span text:style-name="T188">...</text:span></text:p></draw:text-box></draw:frame></draw:g></text:p>
      <text:p text:style-name="P19"/>
      <text:p text:style-name="P18">همچنین سامانه‌ی اثبات انجام کار، <text:span text:style-name="T153">چاره‌ای برای</text:span> <text:span text:style-name="T154">شنا</text:span><text:span text:style-name="T155">خت</text:span> <text:span text:style-name="T128">دیدگاه</text:span> <text:span text:style-name="T127">چیره</text:span> در تصمیم‌گیری‌های جمعی <text:span text:style-name="T153">است</text:span>. <text:s/>اگر اکثریت بر پایه‌ی هر آدرسِ آی‌پی، یک رای بود، کسی که می‌توانست به آی‌پی‌های زیادی دسترسی داشته باشد، می‌توانست این تصمیم‌گیری<text:span text:style-name="T57"> را بهم بزند</text:span>. در سامانه‌ی اثبات انجام کار هر پردازشگر در نهایت یک رای دارد. تصمیم اکثریت <text:span text:style-name="T86">با</text:span> بلندترین زنجیره مشخص می‌شود که بیشترین اثبات انجام کار در آن هزینه شده است. چنانچه بیشتر توان پردازشی در دست گره‌های درست‌کار باشد، زنجیره‌ی درست <text:span text:style-name="T156">زودتر</text:span> رشد کرده و از زنجیره‌های رقیب پیشی می‌گیرد. برای <text:span text:style-name="T138">ویرایش</text:span> یک بلوک پیشین، فرد مهاجم باید علاوه بر برآورده<text:span text:style-name="T92">‌</text:span>سازی دوباره‌ی اثبات انجام کار آن بلوک، اثبات انجام‌کار تمامی بلوک‌های پس از آن را نیز دوباره برآورده سازد و سپس به گره‌های درست‌کار رسیده و از آن‌ها پیشی بگیرد. در ادامه نشان خواهیم داد که احتمال اینکه یک مهاجم به این نقطه برسد با اضافه شدن بلوک‌های بعدی به‌صورت نمایی کاهش می‌یابد.</text:p>
      <text:p text:style-name="P17"/>
      <text:p text:style-name="P17">برای جبران افزایش سرعت سخت‌افزار و دگرگونی تعداد گره‌های فعال در بازه‌های زمانی <text:span text:style-name="T151">گوناگون</text:span>،<text:span text:style-name="T93"> </text:span>سختی اثبات انجام کار با میانگینِ‌متحرک‌گیری از بلوک‌های ساخته شده بر ساعت مشخص می‌شود. اگر بلوک‌ها با سرعت زیادی ساخته شوند، سختی افزایش می‌یابد.</text:p>
      <text:p text:style-name="P17"/>
      <text:p text:style-name="P57"><text:soft-page-break/>۵- شبکه</text:p>
      <text:p text:style-name="P61"/>
      <text:p text:style-name="P20">شبکه را می‌توان <text:span text:style-name="T95">با</text:span> <text:span text:style-name="T94">گام‌های</text:span> زیر اجرا کرد:</text:p>
      <text:p text:style-name="P20"/>
      <text:p text:style-name="P20"><text:span text:style-name="T135">۱</text:span> ) تراکنش‌های <text:span text:style-name="T90">تازه</text:span> به تمامی گره‌ها فرستاده می‌شوند. </text:p>
      <text:p text:style-name="P20"><text:span text:style-name="T135">۲</text:span> ) هر گره تراکنش‌های <text:span text:style-name="T91">تازه </text:span><text:s/>را در یک بلوک گرد می‌آورد. </text:p>
      <text:p text:style-name="P20"><text:span text:style-name="T135">۳</text:span> ) هر گره تلاش می‌کند تا یک اثباتِ انجامِ کارِ به اندازه‌یِ کاف<text:span text:style-name="T96">ی</text:span> دشوار را برای بلوک خود بیابد. </text:p>
      <text:p text:style-name="P20"><text:span text:style-name="T135">۴</text:span> ) زمانی که یک گره اثبات انجام کار را می‌یابد، بلوک خود را به تمامی گره‌ها <text:span text:style-name="T114">می‌فرستد</text:span>. </text:p>
      <text:p text:style-name="P20"><text:span text:style-name="T135">۵</text:span> ) <text:span text:style-name="T64">دیگر</text:span> گره‌ها <text:span text:style-name="T97">آن </text:span>بلوک را تنها در شرایطی می‌پذیرند که همه‌ی تراکنش‌های آن درست باشند و پیش<text:span text:style-name="T63">‌</text:span>تر خرج نشده باشند. </text:p>
      <text:p text:style-name="P20"><text:span text:style-name="T135">۶</text:span> ) دیگر گره‌ها موافقت خود با بلوک مورد نظر را با ساختن بلوک بعدی در زنجیره اعلام می‌کنند و به این منظور از درهم بلوک پذیرفته‌شده به عنوان درهم <text:span text:style-name="T166">پیشین</text:span> استفاده می‌کنند. </text:p>
      <text:p text:style-name="P21"/>
      <text:p text:style-name="P22"><text:span text:style-name="T51">گره‌ها همواره بلندترین زنجیره را به عنوان زنجیره‌ی درست </text:span><text:span text:style-name="T53">می‌شناسند</text:span><text:span text:style-name="T51"> و بر </text:span><text:span text:style-name="T52">روی</text:span><text:span text:style-name="T51"> بلندتر کردن آن کار می‌کنند. اگر دو گره دو نسخه‌ی </text:span><text:span text:style-name="T54">گوناگون</text:span><text:span text:style-name="T51"> از بلوک بعدی را به صورت همزمان </text:span><text:span text:style-name="T55">پخش</text:span><text:span text:style-name="T51"> کنند، ممکن است برخی گره‌ها یک نسخه و برخی گره‌ها نسخه‌ی دیگر را دریافت کنند. در این شرایط آنها بر روی نخستین نسخه‌ای که دریافت کرده‌اند کار می‌کنند؛ ولی شاخه دیگر را ذخیره می‌کنند تا اگر بلندتر شد، آن را ادامه دهند. این اتصال زمانی قطع می‌شود که اثباتِ انجامِ کارِ پیدا شده و یکی از دو زنجیره از دیگری بلندتر شود. گره‌هایی که روی شاخه دیگر کار می‌کردند به زنجیره‌ی بلندتر تغییر مسیر می‌دهند.</text:span></text:p>
      <text:p text:style-name="P22">نیازی نیست که تراکنش‌های تازه منتشرشده به همه‌ی گره‌ها برسند. همین‎ که به تعدادی از گره‌ها برسد، یعنی به زودی در یک بلوک قرار خواهند گرفت. همچنین بلوک‌های منتشرشده نسبت به پیام‌های از قلم افتاده مقاوم‌اند؛ به این معنی که اگر یک گره بلوکی را دریافت نکند، با دریافت بلوک بعدی، متوجه <text:span text:style-name="T100">نبود</text:span> بلوک خواهد شد و آن را نیز درخواست می‌کند.</text:p>
      <text:p text:style-name="P21"/>
      <text:p text:style-name="P21"/>
      <text:p text:style-name="P57">۶- انگیزه</text:p>
      <text:p text:style-name="P14">به‎‌صورت قراردادی، نخستین تراکنش در هر بلوک، تراکنش ویژه‌ای شمرده می‌شود که سک<text:span text:style-name="T118">ه</text:span> ای تازه<text:span text:style-name="T117"> </text:span>را ساخته و مالک آن <text:span text:style-name="T119">سازنده‌ی</text:span> آن بلوک است. این مساله انگیزه‌ای برای گره‌ها می‌سازد که از شبکه پشتیبانی کنند و روشی برای توزیع <text:span text:style-name="T163">آغازین</text:span> سکه‌ها برای به گردش درآوردن آن‌ها مهیا کنند؛ چراکه هیچ مرکزیتی برای توزیع آن‌ها موجود نیست. می‌توانیم این رویه‌ی <text:span text:style-name="T164">پیاپی</text:span> <text:span text:style-name="T124">ساخت</text:span> مقدار ثابتی از سکه‌های تازه را به استخراج‌کنندگان طلا تشبیه کنیم که با هزینه‌کردن منابع، طلای تازه را به گردش درمی‌آورند. در مقوله‌ی ما، این منابع زمان پردازشگر و برق <text:span text:style-name="T125">هزینه‌شده</text:span> است.</text:p>
      <text:p text:style-name="P12"><text:soft-page-break/>انگیزه همچنین می‌تواند با کارمزد تراکنش‌ها نیز تامین گردد. اگر مقدار خروجی یک تراکنش از مقدار ورودی آن کمتر باشد، مابه‌تفاوت کارمزد تراکنش است که به میزان انگیزه بلوک حاوی تراکنش می‌افزاید. زمانی که تعداد از پیش <text:span text:style-name="T112">نشان</text:span> شده‌ی سکه‌ها به گردش درآمد،<text:span text:style-name="T171"> </text:span>انگیزه تنها می‌تواند به کارمزد تراکنش‌ها خلاصه شود و <text:span text:style-name="T152">به راستی</text:span> عاری از تورم باشد.</text:p>
      <text:p text:style-name="P12">این انگیزه می‌تواند گره‌ها را تشویق به درست‌کار ماندن کند. اگر یک مهاجم آزمند بتواند توان پردازشی بیشتری از تمامی گره‌های درست‌کار جمع کند، باید بین استفاده‌ی این <text:span text:style-name="T66">توان</text:span> <text:span text:style-name="T69">برای </text:span>سرقت پرداخت‌هایی که خود<text:span text:style-name="T67">ش</text:span> به مردم داشته و کلاهبرداری از آن‌ها و یا <text:span text:style-name="T69">برای </text:span><text:span text:style-name="T68">ساخت</text:span> سکه‌های تازه، انتخاب کند. برای این شخص پیروی از قانون باید سودمندتر باشد؛ قانون‌هایی که به او از <text:span text:style-name="T65">دیگران</text:span><text:span text:style-name="T70"> روی</text:span><text:span text:style-name="T71"> </text:span><text:span text:style-name="T70">هم</text:span><text:span text:style-name="T71"> </text:span><text:span text:style-name="T70">رفته</text:span>، سکه‌های <text:span text:style-name="T72">تازه‌ی</text:span> بیشتری بدهد تا او نخواهد سامانه و ارزش سرمایه‌ی خود را پایمال کند.</text:p>
      <text:p text:style-name="P13"/>
      <text:p text:style-name="P57">۷- بازیابی فضای دیسک</text:p>
      <text:p text:style-name="P40">به محض اینکه آخرین تراکنش در یک سکه زیر بلوک‌های کافی قرار گرفت، تراکنش‌های خرج‌شده‌ی <text:span text:style-name="T167">پیش</text:span> از آن می‌توانند نادیده گرفته شوند تا فضای دیسک محفوظ باشد. برای انجام این کار بدون نیاز به شکستن درهم بلوک، تراکنش‌ها در یک درخت مرکل درهم‌سازی می‌شوند [7] [2] [5] که تنها ریشه<text:span text:style-name="T74">‌ی</text:span> این درخت مرکل در درهم بلوک قرار می‌گیرد.<text:span text:style-name="T56"> </text:span>بنابراین بلوک‌های کهنه به این روش می‌توانند با استفاده از هرس شاخه<text:span text:style-name="T113">‌</text:span>های درخت فشرده شوند. نیازی به ذخیره‌ی درهم‌های داخلی نیست.</text:p>
      <text:p text:style-name="P40"/>
      <text:p text:style-name="P49"><text:span text:style-name="T1"><draw:g text:anchor-type="as-char" svg:y="-2.868cm" draw:z-index="3" draw:name="Shape4" draw:style-name="gr86"><draw:polygon draw:style-name="gr47" draw:text-style-name="P76" svg:width="7.289cm" svg:height="7.907cm" svg:x="8.521cm" svg:y="0.001cm" svg:viewBox="0 0 7290 7908" draw:points="3645,7908 0,7908 0,0 7290,0 7290,7908"><text:p/></draw:polygon><draw:polygon draw:style-name="gr47" draw:text-style-name="P76" svg:width="7.342cm" svg:height="7.907cm" svg:x="0cm" svg:y="0.001cm" svg:viewBox="0 0 7343 7908" draw:points="3671,7908 0,7908 0,0 7343,0 7343,7908"><text:p/></draw:polygon><draw:frame draw:style-name="gr87" draw:text-style-name="P79" svg:width="0.907cm" svg:height="0.447cm" svg:x="8.814cm" svg:y="0.176cm"><draw:text-box><text:p text:style-name="P73"><text:span text:style-name="T183">بلوک</text:span></text:p></draw:text-box></draw:frame><draw:polygon draw:style-name="gr47" draw:text-style-name="P76" svg:width="5.286cm" svg:height="2.636cm" svg:x="1.47cm" svg:y="0.297cm" svg:viewBox="0 0 5287 2637" draw:points="2644,2637 0,2637 0,0 5287,0 5287,2637"><text:p/></draw:polygon><draw:frame draw:style-name="gr88" draw:text-style-name="P77" svg:width="0.906cm" svg:height="0.447cm" svg:x="0.275cm" svg:y="0.176cm"><draw:text-box><text:p text:style-name="P73"><text:span text:style-name="T183">بلوک</text:span></text:p></draw:text-box></draw:frame><draw:polygon draw:style-name="gr59" draw:text-style-name="P76" svg:width="2.348cm" svg:height="0.585cm" svg:x="2.058cm" svg:y="1.171cm" svg:viewBox="0 0 2349 586" draw:points="1172,586 0,586 0,0 2349,0 2349,586"><text:p/></draw:polygon><draw:polygon draw:style-name="gr52" draw:text-style-name="P78" svg:width="2.348cm" svg:height="0.585cm" svg:x="2.058cm" svg:y="1.171cm" svg:viewBox="0 0 2349 586" draw:points="1172,586 0,586 0,0 2349,0 2349,586"><text:p/></draw:polygon><draw:frame draw:style-name="gr89" draw:text-style-name="P77" svg:width="4.423cm" svg:height="0.445cm" svg:x="1.739cm" svg:y="0.482cm"><draw:text-box><text:p text:style-name="P73"><text:span text:style-name="T183">سربرگ بلوک (هش بلوک)</text:span></text:p></draw:text-box></draw:frame><draw:polygon draw:style-name="gr59" draw:text-style-name="P76" svg:width="1.764cm" svg:height="0.585cm" svg:x="4.7cm" svg:y="1.171cm" svg:viewBox="0 0 1765 586" draw:points="879,586 0,586 0,0 1765,0 1765,586"><text:p/></draw:polygon><draw:polygon draw:style-name="gr52" draw:text-style-name="P78" svg:width="1.764cm" svg:height="0.585cm" svg:x="4.7cm" svg:y="1.171cm" svg:viewBox="0 0 1765 586" draw:points="879,586 0,586 0,0 1765,0 1765,586"><text:p/></draw:polygon><draw:frame draw:style-name="gr90" draw:text-style-name="P77" svg:width="1.724cm" svg:height="0.445cm" svg:x="2.385cm" svg:y="1.279cm"><draw:text-box><text:p text:style-name="P73"><text:span text:style-name="T183">درهم پیشین</text:span></text:p></draw:text-box></draw:frame><draw:polygon draw:style-name="gr59" draw:text-style-name="P76" svg:width="1.759cm" svg:height="0.585cm" svg:x="1.177cm" svg:y="3.812cm" svg:viewBox="0 0 1760 586" draw:points="880,586 0,586 0,0 1760,0 1760,586"><text:p/></draw:polygon><draw:polygon draw:style-name="gr67" draw:text-style-name="P78" svg:width="1.759cm" svg:height="0.585cm" svg:x="1.177cm" svg:y="3.812cm" svg:viewBox="0 0 1760 586" draw:points="880,586 0,586 0,0 1760,0 1760,586"><text:p/></draw:polygon><draw:frame draw:style-name="gr91" draw:text-style-name="P79" svg:width="1.07cm" svg:height="0.445cm" svg:x="5.05cm" svg:y="1.279cm"><draw:text-box><text:p text:style-name="P73"><text:span text:style-name="T183">تک‌بار</text:span></text:p></draw:text-box></draw:frame><draw:polygon draw:style-name="gr69" draw:text-style-name="P76" svg:width="1.178cm" svg:height="0.585cm" svg:x="0.586cm" svg:y="5.565cm" svg:viewBox="0 0 1179 586" draw:points="591,586 0,586 0,0 1179,0 1179,586"><text:p/></draw:polygon><draw:polygon draw:style-name="gr67" draw:text-style-name="P78" svg:width="1.178cm" svg:height="0.585cm" svg:x="0.586cm" svg:y="5.565cm" svg:viewBox="0 0 1179 586" draw:points="591,586 0,586 0,0 1179,0 1179,586"><text:p/></draw:polygon><draw:frame draw:style-name="gr92" draw:text-style-name="P77" svg:width="1.274cm" svg:height="0.481cm" svg:x="1.404cm" svg:y="3.932cm"><draw:text-box><text:p text:style-name="P73"><text:span text:style-name="T183">درهم </text:span><text:span text:style-name="T183">۰۱</text:span></text:p></draw:text-box></draw:frame><draw:polygon draw:style-name="gr69" draw:text-style-name="P76" svg:width="1.176cm" svg:height="0.585cm" svg:x="2.351cm" svg:y="5.565cm" svg:viewBox="0 0 1177 586" draw:points="586,586 0,586 0,0 1177,0 1177,586"><text:p/></draw:polygon><draw:polygon draw:style-name="gr67" draw:text-style-name="P78" svg:width="1.176cm" svg:height="0.585cm" svg:x="2.351cm" svg:y="5.565cm" svg:viewBox="0 0 1177 586" draw:points="586,586 0,586 0,0 1177,0 1177,586"><text:p/></draw:polygon><draw:frame draw:style-name="gr93" draw:text-style-name="P77" svg:width="1.07cm" svg:height="0.481cm" svg:x="0.644cm" svg:y="5.669cm"><draw:text-box><text:p text:style-name="P73"><text:span text:style-name="T183">درهم </text:span><text:span text:style-name="T183">۰</text:span></text:p></draw:text-box></draw:frame><draw:polygon draw:style-name="gr69" draw:text-style-name="P76" svg:width="1.171cm" svg:height="0.585cm" svg:x="4.113cm" svg:y="5.565cm" svg:viewBox="0 0 1172 586" draw:points="586,586 0,586 0,0 1172,0 1172,586"><text:p/></draw:polygon><draw:polygon draw:style-name="gr67" draw:text-style-name="P78" svg:width="1.171cm" svg:height="0.585cm" svg:x="4.113cm" svg:y="5.565cm" svg:viewBox="0 0 1172 586" draw:points="586,586 0,586 0,0 1172,0 1172,586"><text:p/></draw:polygon><draw:frame draw:style-name="gr93" draw:text-style-name="P77" svg:width="1.07cm" svg:height="0.481cm" svg:x="2.417cm" svg:y="5.669cm"><draw:text-box><text:p text:style-name="P73"><text:span text:style-name="T183">درهم</text:span><text:span text:style-name="T183">۱</text:span></text:p></draw:text-box></draw:frame><draw:polygon draw:style-name="gr69" draw:text-style-name="P76" svg:width="1.171cm" svg:height="0.585cm" svg:x="5.876cm" svg:y="5.565cm" svg:viewBox="0 0 1172 586" draw:points="586,586 0,586 0,0 1172,0 1172,586"><text:p/></draw:polygon><draw:polygon draw:style-name="gr67" draw:text-style-name="P78" svg:width="1.171cm" svg:height="0.585cm" svg:x="5.876cm" svg:y="5.565cm" svg:viewBox="0 0 1172 586" draw:points="586,586 0,586 0,0 1172,0 1172,586"><text:p/></draw:polygon><draw:frame draw:style-name="gr93" draw:text-style-name="P77" svg:width="1.07cm" svg:height="0.481cm" svg:x="4.159cm" svg:y="5.669cm"><draw:text-box><text:p text:style-name="P73"><text:span text:style-name="T183">درهم </text:span><text:span text:style-name="T183">۲</text:span></text:p></draw:text-box></draw:frame><draw:polygon draw:style-name="gr69" draw:text-style-name="P76" svg:width="1.764cm" svg:height="0.585cm" svg:x="4.7cm" svg:y="3.812cm" svg:viewBox="0 0 1765 586" draw:points="879,586 0,586 0,0 1765,0 1765,586"><text:p/></draw:polygon><draw:polygon draw:style-name="gr67" draw:text-style-name="P78" svg:width="1.764cm" svg:height="0.585cm" svg:x="4.7cm" svg:y="3.812cm" svg:viewBox="0 0 1765 586" draw:points="879,586 0,586 0,0 1765,0 1765,586"><text:p/></draw:polygon><draw:frame draw:style-name="gr93" draw:text-style-name="P77" svg:width="1.07cm" svg:height="0.481cm" svg:x="5.935cm" svg:y="5.669cm"><draw:text-box><text:p text:style-name="P73"><text:span text:style-name="T183">درهم </text:span><text:span text:style-name="T183">۳</text:span></text:p></draw:text-box></draw:frame><draw:polygon draw:style-name="gr71" draw:text-style-name="P75" svg:width="0.26cm" svg:height="0.362cm" svg:x="1.503cm" svg:y="4.398cm" svg:viewBox="0 0 261 363" draw:points="261,0 207,363 0,261"><text:p/></draw:polygon><draw:line draw:style-name="gr55" draw:text-style-name="P78" svg:x1="1.177cm" svg:y1="5.563cm" svg:x2="1.636cm" svg:y2="4.646cm"><text:p/></draw:line><draw:polygon draw:style-name="gr32" draw:text-style-name="P75" svg:width="0.259cm" svg:height="0.362cm" svg:x="2.351cm" svg:y="4.398cm" svg:viewBox="0 0 260 363" draw:points="0,0 260,261 53,363"><text:p/></draw:polygon><draw:line draw:style-name="gr55" draw:text-style-name="P78" svg:x1="2.936cm" svg:y1="5.563cm" svg:x2="2.477cm" svg:y2="4.646cm"><text:p/></draw:line><draw:polygon draw:style-name="gr32" draw:text-style-name="P75" svg:width="0.259cm" svg:height="0.362cm" svg:x="5.026cm" svg:y="4.398cm" svg:viewBox="0 0 260 363" draw:points="260,0 213,363 0,261"><text:p/></draw:polygon><draw:line draw:style-name="gr55" draw:text-style-name="P78" svg:x1="4.7cm" svg:y1="5.563cm" svg:x2="5.164cm" svg:y2="4.646cm"><text:p/></draw:line><draw:polygon draw:style-name="gr94" draw:text-style-name="P75" svg:width="0.26cm" svg:height="0.362cm" svg:x="5.876cm" svg:y="4.398cm" svg:viewBox="0 0 261 363" draw:points="0,0 261,261 48,363"><text:p/></draw:polygon><draw:polygon draw:style-name="gr55" draw:text-style-name="P78" svg:width="0.26cm" svg:height="0.362cm" svg:x="5.876cm" svg:y="4.398cm" svg:viewBox="0 0 261 363" draw:points="0,0 261,261 48,363"><text:p/></draw:polygon><draw:line draw:style-name="gr55" draw:text-style-name="P78" svg:x1="6.464cm" svg:y1="5.563cm" svg:x2="6cm" svg:y2="4.646cm"><text:p/></draw:line><draw:polygon draw:style-name="gr59" draw:text-style-name="P76" svg:width="2.348cm" svg:height="0.585cm" svg:x="2.644cm" svg:y="2.052cm" svg:viewBox="0 0 2349 586" draw:points="1177,586 0,586 0,0 2349,0 2349,586"><text:p/></draw:polygon><draw:polygon draw:style-name="gr52" draw:text-style-name="P78" svg:width="2.348cm" svg:height="0.585cm" svg:x="2.644cm" svg:y="2.052cm" svg:viewBox="0 0 2349 586" draw:points="1177,586 0,586 0,0 2349,0 2349,586"><text:p/></draw:polygon><draw:frame draw:style-name="gr92" draw:text-style-name="P77" svg:width="1.274cm" svg:height="0.481cm" svg:x="4.957cm" svg:y="3.932cm"><draw:text-box><text:p text:style-name="P73"><text:span text:style-name="T183">درهم </text:span><text:span text:style-name="T183">۲۳</text:span></text:p></draw:text-box></draw:frame><draw:polygon draw:style-name="gr32" draw:text-style-name="P75" svg:width="0.302cm" svg:height="0.351cm" svg:x="2.926cm" svg:y="2.637cm" svg:viewBox="0 0 303 352" draw:points="303,0 192,352 0,208"><text:p/></draw:polygon><draw:line draw:style-name="gr55" draw:text-style-name="P78" svg:x1="2.351cm" svg:y1="3.812cm" svg:x2="3.064cm" svg:y2="2.863cm"><text:p/></draw:line><draw:polygon draw:style-name="gr32" draw:text-style-name="P75" svg:width="0.302cm" svg:height="0.351cm" svg:x="4.406cm" svg:y="2.637cm" svg:viewBox="0 0 303 352" draw:points="0,0 303,208 118,352"><text:p/></draw:polygon><draw:line draw:style-name="gr55" draw:text-style-name="P78" svg:x1="5.286cm" svg:y1="3.812cm" svg:x2="4.577cm" svg:y2="2.863cm"><text:p/></draw:line><draw:polygon draw:style-name="gr59" draw:text-style-name="P76" svg:width="1.762cm" svg:height="0.585cm" svg:x="9.641cm" svg:y="3.812cm" svg:viewBox="0 0 1763 586" draw:points="884,586 0,586 0,0 1763,0 1763,586"><text:p/></draw:polygon><draw:polygon draw:style-name="gr52" draw:text-style-name="P78" svg:width="1.762cm" svg:height="0.585cm" svg:x="9.641cm" svg:y="3.812cm" svg:viewBox="0 0 1763 586" draw:points="884,586 0,586 0,0 1763,0 1763,586"><text:p/></draw:polygon><draw:frame draw:style-name="gr95" draw:text-style-name="P77" svg:width="1.743cm" svg:height="0.447cm" svg:x="2.937cm" svg:y="2.163cm"><draw:text-box><text:p text:style-name="P73"><text:span text:style-name="T183">هش ریشه</text:span></text:p></draw:text-box></draw:frame><draw:polygon draw:style-name="gr59" draw:text-style-name="P76" svg:width="1.171cm" svg:height="0.585cm" svg:x="12.635cm" svg:y="5.565cm" svg:viewBox="0 0 1172 586" draw:points="586,586 0,586 0,0 1172,0 1172,586"><text:p/></draw:polygon><draw:polygon draw:style-name="gr52" draw:text-style-name="P78" svg:width="1.171cm" svg:height="0.585cm" svg:x="12.635cm" svg:y="5.565cm" svg:viewBox="0 0 1172 586" draw:points="586,586 0,586 0,0 1172,0 1172,586"><text:p/></draw:polygon><draw:frame draw:style-name="gr96" draw:text-style-name="P77" svg:width="1.276cm" svg:height="0.481cm" svg:x="9.885cm" svg:y="3.932cm"><draw:text-box><text:p text:style-name="P73"><text:span text:style-name="T183">درهم </text:span><text:span text:style-name="T183">۰۱</text:span></text:p></draw:text-box></draw:frame><draw:polygon draw:style-name="gr59" draw:text-style-name="P76" svg:width="1.178cm" svg:height="0.585cm" svg:x="14.393cm" svg:y="7.029cm" svg:viewBox="0 0 1179 586" draw:points="592,586 0,586 0,0 1179,0 1179,586"><text:p/></draw:polygon><draw:polygon draw:style-name="gr52" draw:text-style-name="P78" svg:width="1.178cm" svg:height="0.585cm" svg:x="14.393cm" svg:y="7.029cm" svg:viewBox="0 0 1179 586" draw:points="592,586 0,586 0,0 1179,0 1179,586"><text:p/></draw:polygon><draw:frame draw:style-name="gr93" draw:text-style-name="P77" svg:width="1.07cm" svg:height="0.481cm" svg:x="12.698cm" svg:y="5.669cm"><draw:text-box><text:p text:style-name="P73"><text:span text:style-name="T183">درهم </text:span><text:span text:style-name="T183">۲</text:span></text:p></draw:text-box></draw:frame><draw:polygon draw:style-name="gr59" draw:text-style-name="P76" svg:width="1.764cm" svg:height="0.585cm" svg:x="13.167cm" svg:y="3.812cm" svg:viewBox="0 0 1765 586" draw:points="879,586 0,586 0,0 1765,0 1765,586"><text:p/></draw:polygon><draw:polygon draw:style-name="gr67" draw:text-style-name="P78" svg:width="1.764cm" svg:height="0.585cm" svg:x="13.167cm" svg:y="3.812cm" svg:viewBox="0 0 1765 586" draw:points="879,586 0,586 0,0 1765,0 1765,586"><text:p/></draw:polygon><draw:frame draw:style-name="gr97" draw:text-style-name="P77" svg:width="0.837cm" svg:height="0.479cm" svg:x="14.684cm" svg:y="7.135cm"><draw:text-box><text:p text:style-name="P73"><text:span text:style-name="T183">تراکنش</text:span><text:span text:style-name="T183">۳</text:span></text:p></draw:text-box></draw:frame><draw:polygon draw:style-name="gr71" draw:text-style-name="P75" svg:width="0.26cm" svg:height="0.362cm" svg:x="13.493cm" svg:y="4.398cm" svg:viewBox="0 0 261 363" draw:points="261,0 208,363 0,261"><text:p/></draw:polygon><draw:line draw:style-name="gr55" draw:text-style-name="P78" svg:x1="13.167cm" svg:y1="5.563cm" svg:x2="13.625cm" svg:y2="4.646cm"><text:p/></draw:line><draw:polygon draw:style-name="gr32" draw:text-style-name="P75" svg:width="0.265cm" svg:height="0.362cm" svg:x="14.339cm" svg:y="4.398cm" svg:viewBox="0 0 266 363" draw:points="0,0 266,261 53,363"><text:p/></draw:polygon><draw:line draw:style-name="gr55" draw:text-style-name="P78" svg:x1="14.932cm" svg:y1="5.563cm" svg:x2="14.468cm" svg:y2="4.646cm"><text:p/></draw:line><draw:polygon draw:style-name="gr47" draw:text-style-name="P76" svg:width="5.29cm" svg:height="2.636cm" svg:x="9.986cm" svg:y="0.297cm" svg:viewBox="0 0 5291 2637" draw:points="2648,2637 0,2637 0,0 5291,0 5291,2637"><text:p/></draw:polygon><draw:frame draw:style-name="gr92" draw:text-style-name="P77" svg:width="1.274cm" svg:height="0.481cm" svg:x="13.4cm" svg:y="3.932cm"><draw:text-box><text:p text:style-name="P73"><text:span text:style-name="T183">درهم </text:span><text:span text:style-name="T183">۲۳</text:span></text:p></draw:text-box></draw:frame><draw:polygon draw:style-name="gr59" draw:text-style-name="P76" svg:width="2.348cm" svg:height="0.585cm" svg:x="11.165cm" svg:y="2.052cm" svg:viewBox="0 0 2349 586" draw:points="1172,586 0,586 0,0 2349,0 2349,586"><text:p/></draw:polygon><draw:polygon draw:style-name="gr52" draw:text-style-name="P78" svg:width="2.348cm" svg:height="0.585cm" svg:x="11.165cm" svg:y="2.052cm" svg:viewBox="0 0 2349 586" draw:points="1172,586 0,586 0,0 2349,0 2349,586"><text:p/></draw:polygon><draw:frame draw:style-name="gr98" draw:text-style-name="P77" svg:width="4.419cm" svg:height="0.445cm" svg:x="10.283cm" svg:y="0.482cm"><draw:text-box><text:p text:style-name="P73"><text:span text:style-name="T183">سربرگ بلوک (هش بلوک)</text:span></text:p></draw:text-box></draw:frame><draw:polygon draw:style-name="gr32" draw:text-style-name="P75" svg:width="0.302cm" svg:height="0.351cm" svg:x="11.393cm" svg:y="2.637cm" svg:viewBox="0 0 303 352" draw:points="303,0 187,352 0,208"><text:p/></draw:polygon><draw:line draw:style-name="gr55" draw:text-style-name="P78" svg:x1="10.818cm" svg:y1="3.812cm" svg:x2="11.533cm" svg:y2="2.863cm"><text:p/></draw:line><draw:polygon draw:style-name="gr32" draw:text-style-name="P75" svg:width="0.302cm" svg:height="0.351cm" svg:x="12.873cm" svg:y="2.637cm" svg:viewBox="0 0 303 352" draw:points="0,0 303,208 118,352"><text:p/></draw:polygon><draw:line draw:style-name="gr55" draw:text-style-name="P78" svg:x1="13.754cm" svg:y1="3.812cm" svg:x2="13.039cm" svg:y2="2.863cm"><text:p/></draw:line><draw:frame draw:style-name="gr99" draw:text-style-name="P77" svg:width="1.745cm" svg:height="0.447cm" svg:x="11.478cm" svg:y="2.163cm"><draw:text-box><text:p text:style-name="P73"><text:span text:style-name="T183">هش ریشه</text:span></text:p></draw:text-box></draw:frame><draw:frame draw:style-name="gr100" draw:text-style-name="P79" svg:width="6.21cm" svg:height="0.447cm" svg:x="0.579cm" svg:y="8.236cm"><draw:text-box><text:p text:style-name="P73"><text:span text:style-name="T183"><text:s text:c="25"/></text:span><text:span text:style-name="T183">تراکنش‌های هش شده در یک درخت مرکل</text:span></text:p></draw:text-box></draw:frame><draw:polygon draw:style-name="gr59" draw:text-style-name="P76" svg:width="2.35cm" svg:height="0.585cm" svg:x="10.578cm" svg:y="1.171cm" svg:viewBox="0 0 2351 586" draw:points="1173,586 0,586 0,0 2351,0 2351,586"><text:p/></draw:polygon><draw:polygon draw:style-name="gr52" draw:text-style-name="P78" svg:width="2.35cm" svg:height="0.585cm" svg:x="10.578cm" svg:y="1.171cm" svg:viewBox="0 0 2351 586" draw:points="1173,586 0,586 0,0 2351,0 2351,586"><text:p/></draw:polygon><draw:frame draw:style-name="gr101" draw:text-style-name="P85" svg:width="5.642cm" svg:height="0.447cm" svg:x="9.424cm" svg:y="8.236cm"><draw:text-box><text:p text:style-name="P73"><text:span text:style-name="T183"><text:s text:c="18"/></text:span><text:span text:style-name="T183">پس از هرس تراکنش‌های </text:span><text:span text:style-name="T183">۰</text:span><text:span text:style-name="T183"> تا <text:s/></text:span><text:span text:style-name="T183">۲</text:span><text:span text:style-name="T183"> از بلوک</text:span></text:p></draw:text-box></draw:frame><draw:polygon draw:style-name="gr59" draw:text-style-name="P76" svg:width="1.764cm" svg:height="0.585cm" svg:x="13.221cm" svg:y="1.171cm" svg:viewBox="0 0 1765 586" draw:points="879,586 0,586 0,0 1765,0 1765,586"><text:p/></draw:polygon><draw:polygon draw:style-name="gr52" draw:text-style-name="P78" svg:width="1.764cm" svg:height="0.585cm" svg:x="13.221cm" svg:y="1.171cm" svg:viewBox="0 0 1765 586" draw:points="879,586 0,586 0,0 1765,0 1765,586"><text:p/></draw:polygon><draw:frame draw:style-name="gr90" draw:text-style-name="P79" svg:width="1.724cm" svg:height="0.445cm" svg:x="10.894cm" svg:y="1.279cm"><draw:text-box><text:p text:style-name="P73"><text:span text:style-name="T183">درهم پیشین</text:span></text:p></draw:text-box></draw:frame><draw:polygon draw:style-name="gr59" draw:text-style-name="P76" svg:width="1.125cm" svg:height="0.585cm" svg:x="14.393cm" svg:y="5.565cm" svg:viewBox="0 0 1126 586" draw:points="565,586 0,586 0,0 1126,0 1126,586"><text:p/></draw:polygon><draw:polygon draw:style-name="gr67" draw:text-style-name="P78" svg:width="1.125cm" svg:height="0.585cm" svg:x="14.393cm" svg:y="5.565cm" svg:viewBox="0 0 1126 586" draw:points="565,586 0,586 0,0 1126,0 1126,586"><text:p/></draw:polygon><draw:frame draw:style-name="gr102" draw:text-style-name="P77" svg:width="1.068cm" svg:height="0.445cm" svg:x="13.555cm" svg:y="1.279cm"><draw:text-box><text:p text:style-name="P73"><text:span text:style-name="T183">تک‌بار</text:span></text:p></draw:text-box></draw:frame><draw:polygon draw:style-name="gr69" draw:text-style-name="P76" svg:width="1.178cm" svg:height="0.585cm" svg:x="0.586cm" svg:y="7.029cm" svg:viewBox="0 0 1179 586" draw:points="591,586 0,586 0,0 1179,0 1179,586"><text:p/></draw:polygon><draw:polygon draw:style-name="gr52" draw:text-style-name="P78" svg:width="1.178cm" svg:height="0.585cm" svg:x="0.586cm" svg:y="7.029cm" svg:viewBox="0 0 1179 586" draw:points="591,586 0,586 0,0 1179,0 1179,586"><text:p/></draw:polygon><draw:frame draw:style-name="gr93" draw:text-style-name="P77" svg:width="1.07cm" svg:height="0.481cm" svg:x="14.413cm" svg:y="5.669cm"><draw:text-box><text:p text:style-name="P73"><text:span text:style-name="T183">درهم </text:span><text:span text:style-name="T183">۳</text:span></text:p></draw:text-box></draw:frame><draw:polygon draw:style-name="gr59" draw:text-style-name="P76" svg:width="1.176cm" svg:height="0.585cm" svg:x="2.351cm" svg:y="7.029cm" svg:viewBox="0 0 1177 586" draw:points="586,586 0,586 0,0 1177,0 1177,586"><text:p/></draw:polygon><draw:polygon draw:style-name="gr52" draw:text-style-name="P78" svg:width="1.176cm" svg:height="0.585cm" svg:x="2.351cm" svg:y="7.029cm" svg:viewBox="0 0 1177 586" draw:points="586,586 0,586 0,0 1177,0 1177,586"><text:p/></draw:polygon><draw:frame draw:style-name="gr103" draw:text-style-name="P79" svg:width="0.817cm" svg:height="0.479cm" svg:x="0.887cm" svg:y="7.135cm"><draw:text-box><text:p text:style-name="P73"><text:span text:style-name="T183">تراکنش</text:span><text:span text:style-name="T183">۰</text:span></text:p></draw:text-box></draw:frame><draw:polygon draw:style-name="gr59" draw:text-style-name="P76" svg:width="1.171cm" svg:height="0.585cm" svg:x="4.113cm" svg:y="7.029cm" svg:viewBox="0 0 1172 586" draw:points="586,586 0,586 0,0 1172,0 1172,586"><text:p/></draw:polygon><draw:polygon draw:style-name="gr52" draw:text-style-name="P78" svg:width="1.171cm" svg:height="0.585cm" svg:x="4.113cm" svg:y="7.029cm" svg:viewBox="0 0 1172 586" draw:points="586,586 0,586 0,0 1172,0 1172,586"><text:p/></draw:polygon><draw:frame draw:style-name="gr104" draw:text-style-name="P86" svg:width="0.802cm" svg:height="0.479cm" svg:x="2.632cm" svg:y="7.135cm"><draw:text-box><text:p text:style-name="P73"><text:span text:style-name="T183">تراکنش</text:span><text:span text:style-name="T183">۱</text:span></text:p></draw:text-box></draw:frame><draw:polygon draw:style-name="gr59" draw:text-style-name="P76" svg:width="1.171cm" svg:height="0.585cm" svg:x="5.876cm" svg:y="7.029cm" svg:viewBox="0 0 1172 586" draw:points="586,586 0,586 0,0 1172,0 1172,586"><text:p/></draw:polygon><draw:polygon draw:style-name="gr52" draw:text-style-name="P78" svg:width="1.171cm" svg:height="0.585cm" svg:x="5.876cm" svg:y="7.029cm" svg:viewBox="0 0 1172 586" draw:points="586,586 0,586 0,0 1172,0 1172,586"><text:p/></draw:polygon><draw:frame draw:style-name="gr103" draw:text-style-name="P77" svg:width="0.817cm" svg:height="0.479cm" svg:x="4.404cm" svg:y="7.135cm"><draw:text-box><text:p text:style-name="P73"><text:span text:style-name="T183">تراکنش</text:span><text:span text:style-name="T183">۲</text:span></text:p></draw:text-box></draw:frame><draw:polygon draw:style-name="gr32" draw:text-style-name="P75" svg:width="0.233cm" svg:height="0.351cm" svg:x="1.06cm" svg:y="6.15cm" svg:viewBox="0 0 234 352" draw:points="116,0 234,352 0,352"><text:p/></draw:polygon><draw:line draw:style-name="gr55" draw:text-style-name="P78" svg:x1="1.177cm" svg:y1="7.028cm" svg:x2="1.177cm" svg:y2="6.432cm"><text:p/></draw:line><draw:polygon draw:style-name="gr32" draw:text-style-name="P75" svg:width="0.233cm" svg:height="0.351cm" svg:x="2.817cm" svg:y="6.15cm" svg:viewBox="0 0 234 352" draw:points="118,0 234,352 0,352"><text:p/></draw:polygon><draw:line draw:style-name="gr55" draw:text-style-name="P78" svg:x1="2.937cm" svg:y1="7.028cm" svg:x2="2.937cm" svg:y2="6.432cm"><text:p/></draw:line><draw:polygon draw:style-name="gr32" draw:text-style-name="P75" svg:width="0.233cm" svg:height="0.351cm" svg:x="4.583cm" svg:y="6.15cm" svg:viewBox="0 0 234 352" draw:points="116,0 234,352 0,352"><text:p/></draw:polygon><draw:line draw:style-name="gr55" draw:text-style-name="P78" svg:x1="4.7cm" svg:y1="7.028cm" svg:x2="4.7cm" svg:y2="6.432cm"><text:p/></draw:line><draw:polygon draw:style-name="gr32" draw:text-style-name="P75" svg:width="0.235cm" svg:height="0.351cm" svg:x="6.346cm" svg:y="6.15cm" svg:viewBox="0 0 236 352" draw:points="118,0 236,352 0,352"><text:p/></draw:polygon><draw:line draw:style-name="gr55" draw:text-style-name="P78" svg:x1="6.462cm" svg:y1="7.028cm" svg:x2="6.462cm" svg:y2="6.432cm"><text:p/></draw:line><draw:polygon draw:style-name="gr32" draw:text-style-name="P75" svg:width="0.235cm" svg:height="0.351cm" svg:x="14.867cm" svg:y="6.15cm" svg:viewBox="0 0 236 352" draw:points="118,0 236,352 0,352"><text:p/></draw:polygon><draw:line draw:style-name="gr55" draw:text-style-name="P78" svg:x1="14.984cm" svg:y1="7.028cm" svg:x2="14.984cm" svg:y2="6.432cm"><text:p/></draw:line><draw:frame draw:style-name="gr97" draw:text-style-name="P77" svg:width="0.837cm" svg:height="0.479cm" svg:x="6.151cm" svg:y="7.135cm"><draw:text-box><text:p text:style-name="P73"><text:span text:style-name="T183">تراکنش</text:span><text:span text:style-name="T183">۳</text:span></text:p></draw:text-box></draw:frame></draw:g></text:span></text:p>
      <text:p text:style-name="P45"/>
      <text:p text:style-name="P40">حجم سربرگ بلوکی که حاوی تراکنش نیست <text:span text:style-name="T101">کم و بیش</text:span> حدود <text:span text:style-name="T75">۸۰ </text:span>بایت خواهد بود. چنانچه زمان <text:span text:style-name="T120">ساخت</text:span> بلوک‌ها را هر <text:span text:style-name="T76">۱۰</text:span> دقیق<text:span text:style-name="T129">ه</text:span> بگیریم، <text:span text:style-name="T77">۸۰</text:span> بایت* <text:span text:style-name="T77">۶</text:span>*<text:span text:style-name="T77">۲۴</text:span>*<text:span text:style-name="T77">۳۶۵</text:span>= <text:span text:style-name="T77">۴٫۲</text:span> مگابایت بر سال خواهد بود. سامانه‌های کامپیوتری که در سال <text:span text:style-name="T78">۲۰۰۸</text:span> به فروش می‌رسند <text:span text:style-name="T79">بیشتر</text:span> دارای <text:soft-page-break/>رم <text:span text:style-name="T80">۲ </text:span>گیگابایتی‌اند و قانون مور رشد کنونی را سالانه <text:span text:style-name="T81">۱.۲ </text:span>گیگابایت <text:span text:style-name="T82">برآورد می‌کند</text:span>؛ فضای ذخیره‌سازی هتا در صورت <text:span text:style-name="T83">نیاز به</text:span> نگهداریِ سربرگ‌ِ بلوک‌ها در حافظه، نباید مشکل‌ساز باشد.</text:p>
      <text:p text:style-name="P45"/>
      <text:p text:style-name="P58">۸-راستی‌آزمایی ساده‌شده‌ی پرداخت</text:p>
      <text:p text:style-name="P10">راستی‌آزمایی پرداخت‌ها بدون اجرای <text:span text:style-name="T59">گره کامل</text:span> شبکه<text:note text:id="ftn5" text:note-class="footnote"><text:note-citation text:label="۵">۵</text:note-citation><text:note-body><text:p text:style-name="P6">a full network node</text:p></text:note-body></text:note> شدنی است. کاربر تنها باید رونوشتی از سربرگ‌ بلوک‌های بلندترین زنجیره‌ی اثباتِ کار، که می‌تواند با پرسمان از گره‌های شبکه تا زمانی که اطمینان حاصل کند بلندترین زنجیره را دارد بدست آید، را نگه دارد و شاخه‌ی مرکلی که تراکنش را به آن بلوک، که به آن برچسب‌زمانی شده است، پیوند می‌دهد را بدست آورد. او نمی‌تواند به تنهایی تراکنش بررسی کند، ولی با <text:span text:style-name="T165">پیوند</text:span> آن به مکانی در زنجیره، می‌تواند پذیرفته شدن آن توسط یک گره شبکه را ببیند و بلوک‌های افزوده‌شده‌ی پس از آن <text:span text:style-name="T60">گواهی</text:span> بر این است که شبکه آن را پذیرفته است.</text:p>
      <text:p text:style-name="P11"/>
      <text:p text:style-name="P50"><text:span text:style-name="T33"><draw:g text:anchor-type="as-char" draw:z-index="4" draw:name="Shape5" draw:style-name="gr1"><draw:polygon draw:style-name="gr59" draw:text-style-name="P76" svg:width="1.62cm" svg:height="0.541cm" svg:x="5.959cm" svg:y="3.908cm" svg:viewBox="0 0 1621 542" draw:points="812,542 0,542 0,0 1621,0 1621,542"><text:p/></draw:polygon><draw:polygon draw:style-name="gr52" draw:text-style-name="P78" svg:width="1.62cm" svg:height="0.541cm" svg:x="5.959cm" svg:y="3.908cm" svg:viewBox="0 0 1621 542" draw:points="812,542 0,542 0,0 1621,0 1621,542"><text:p/></draw:polygon><draw:polygon draw:style-name="gr59" draw:text-style-name="P76" svg:width="1.349cm" svg:height="0.541cm" svg:x="8.392cm" svg:y="5.529cm" svg:viewBox="0 0 1350 542" draw:points="675,542 0,542 0,0 1350,0 1350,542"><text:p/></draw:polygon><draw:polygon draw:style-name="gr52" draw:text-style-name="P78" svg:width="1.349cm" svg:height="0.541cm" svg:x="8.392cm" svg:y="5.529cm" svg:viewBox="0 0 1350 542" draw:points="675,542 0,542 0,0 1350,0 1350,542"><text:p/></draw:polygon><draw:frame draw:style-name="gr66" draw:text-style-name="P77" svg:width="1.168cm" svg:height="0.491cm" svg:x="6.193cm" svg:y="4.016cm"><draw:text-box><text:p text:style-name="P73"><text:span text:style-name="T183">درهم</text:span><text:span text:style-name="T183">۰۱</text:span></text:p></draw:text-box></draw:frame><draw:polygon draw:style-name="gr59" draw:text-style-name="P76" svg:width="1.354cm" svg:height="0.541cm" svg:x="10.278cm" svg:y="5.529cm" svg:viewBox="0 0 1355 542" draw:points="680,542 0,542 0,0 1355,0 1355,542"><text:p/></draw:polygon><draw:polygon draw:style-name="gr67" draw:text-style-name="P78" svg:width="1.354cm" svg:height="0.541cm" svg:x="10.278cm" svg:y="5.529cm" svg:viewBox="0 0 1355 542" draw:points="680,542 0,542 0,0 1355,0 1355,542"><text:p/></draw:polygon><draw:frame draw:style-name="gr68" draw:text-style-name="P77" svg:width="0.976cm" svg:height="0.489cm" svg:x="8.585cm" svg:y="5.65cm"><draw:text-box><text:p text:style-name="P73"><text:span text:style-name="T183">درهم</text:span><text:span text:style-name="T183">۲</text:span></text:p></draw:text-box></draw:frame><draw:polygon draw:style-name="gr69" draw:text-style-name="P76" svg:width="1.62cm" svg:height="0.541cm" svg:x="9.201cm" svg:y="3.908cm" svg:viewBox="0 0 1621 542" draw:points="812,542 0,542 0,0 1621,0 1621,542"><text:p/></draw:polygon><draw:polygon draw:style-name="gr67" draw:text-style-name="P78" svg:width="1.62cm" svg:height="0.541cm" svg:x="9.201cm" svg:y="3.908cm" svg:viewBox="0 0 1621 542" draw:points="812,542 0,542 0,0 1621,0 1621,542"><text:p/></draw:polygon><draw:frame draw:style-name="gr70" draw:text-style-name="P77" svg:width="0.985cm" svg:height="0.489cm" svg:x="10.47cm" svg:y="5.65cm"><draw:text-box><text:p text:style-name="P73"><text:span text:style-name="T183">درهم</text:span><text:span text:style-name="T183">۳</text:span></text:p></draw:text-box></draw:frame><draw:polygon draw:style-name="gr71" draw:text-style-name="P75" svg:width="0.241cm" svg:height="0.337cm" svg:x="9.5cm" svg:y="4.452cm" svg:viewBox="0 0 242 338" draw:points="242,0 195,338 0,242"><text:p/></draw:polygon><draw:line draw:style-name="gr55" draw:text-style-name="P78" svg:x1="9.201cm" svg:y1="5.53cm" svg:x2="9.624cm" svg:y2="4.684cm"><text:p/></draw:line><draw:polygon draw:style-name="gr32" draw:text-style-name="P75" svg:width="0.241cm" svg:height="0.337cm" svg:x="10.278cm" svg:y="4.452cm" svg:viewBox="0 0 242 338" draw:points="0,0 242,242 53,338"><text:p/></draw:polygon><draw:line draw:style-name="gr55" draw:text-style-name="P78" svg:x1="10.821cm" svg:y1="5.53cm" svg:x2="10.398cm" svg:y2="4.684cm"><text:p/></draw:line><draw:polygon draw:style-name="gr47" draw:text-style-name="P76" svg:width="4.861cm" svg:height="2.432cm" svg:x="6.23cm" svg:y="0.668cm" svg:viewBox="0 0 4862 2433" draw:points="2429,2433 0,2433 0,0 4862,0 4862,2433"><text:p/></draw:polygon><draw:frame draw:style-name="gr66" draw:text-style-name="P77" svg:width="1.168cm" svg:height="0.491cm" svg:x="9.43cm" svg:y="4.016cm"><draw:text-box><text:p text:style-name="P73"><text:span text:style-name="T183">درهم</text:span><text:span text:style-name="T183">۲۳</text:span></text:p></draw:text-box></draw:frame><draw:polygon draw:style-name="gr59" draw:text-style-name="P76" svg:width="2.161cm" svg:height="0.541cm" svg:x="7.261cm" svg:y="2.289cm" svg:viewBox="0 0 2162 542" draw:points="1079,542 0,542 0,0 2162,0 2162,542"><text:p/></draw:polygon><draw:polygon draw:style-name="gr52" draw:text-style-name="P78" svg:width="2.161cm" svg:height="0.541cm" svg:x="7.261cm" svg:y="2.289cm" svg:viewBox="0 0 2162 542" draw:points="1079,542 0,542 0,0 2162,0 2162,542"><text:p/></draw:polygon><draw:frame draw:style-name="gr72" draw:text-style-name="P74" svg:width="2.035cm" svg:height="0.456cm" svg:x="6.5cm" svg:y="0.87cm"><draw:text-box><text:p text:style-name="P73"><text:span text:style-name="T183">سربرگ بلوک</text:span></text:p></draw:text-box></draw:frame><draw:polygon draw:style-name="gr32" draw:text-style-name="P75" svg:width="0.279cm" svg:height="0.322cm" svg:x="7.571cm" svg:y="2.832cm" svg:viewBox="0 0 280 323" draw:points="280,0 171,323 0,195"><text:p/></draw:polygon><draw:line draw:style-name="gr55" draw:text-style-name="P78" svg:x1="7.038cm" svg:y1="3.909cm" svg:x2="7.693cm" svg:y2="3.039cm"><text:p/></draw:line><draw:polygon draw:style-name="gr32" draw:text-style-name="P75" svg:width="0.279cm" svg:height="0.322cm" svg:x="8.93cm" svg:y="2.832cm" svg:viewBox="0 0 280 323" draw:points="0,0 280,195 109,323"><text:p/></draw:polygon><draw:line draw:style-name="gr55" draw:text-style-name="P78" svg:x1="9.742cm" svg:y1="3.909cm" svg:x2="9.086cm" svg:y2="3.039cm"><text:p/></draw:line><draw:polygon draw:style-name="gr59" draw:text-style-name="P76" svg:width="2.157cm" svg:height="0.536cm" svg:x="6.772cm" svg:y="1.482cm" svg:viewBox="0 0 2158 537" draw:points="1079,537 0,537 0,0 2158,0 2158,537"><text:p/></draw:polygon><draw:polygon draw:style-name="gr52" draw:text-style-name="P78" svg:width="2.157cm" svg:height="0.536cm" svg:x="6.772cm" svg:y="1.482cm" svg:viewBox="0 0 2158 537" draw:points="1079,537 0,537 0,0 2158,0 2158,537"><text:p/></draw:polygon><draw:frame draw:style-name="gr73" draw:text-style-name="P74" svg:width="1.83cm" svg:height="0.452cm" svg:x="7.424cm" svg:y="2.388cm"><draw:text-box><text:p text:style-name="P73"><text:span text:style-name="T183">ریشه‌ی مرکل</text:span></text:p></draw:text-box></draw:frame><draw:polygon draw:style-name="gr59" draw:text-style-name="P76" svg:width="1.62cm" svg:height="0.536cm" svg:x="9.201cm" svg:y="1.482cm" svg:viewBox="0 0 1621 537" draw:points="812,537 0,537 0,0 1621,0 1621,537"><text:p/></draw:polygon><draw:polygon draw:style-name="gr52" draw:text-style-name="P78" svg:width="1.62cm" svg:height="0.536cm" svg:x="9.201cm" svg:y="1.482cm" svg:viewBox="0 0 1621 537" draw:points="812,537 0,537 0,0 1621,0 1621,537"><text:p/></draw:polygon><draw:frame draw:style-name="gr74" draw:text-style-name="P74" svg:width="1.581cm" svg:height="0.451cm" svg:x="7.063cm" svg:y="1.577cm"><draw:text-box><text:p text:style-name="P73"><text:span text:style-name="T183">درهم پیشین</text:span></text:p></draw:text-box></draw:frame><draw:polygon draw:style-name="gr47" draw:text-style-name="P76" svg:width="4.861cm" svg:height="2.432cm" svg:x="0.556cm" svg:y="0.668cm" svg:viewBox="0 0 4862 2433" draw:points="2433,2433 0,2433 0,0 4862,0 4862,2433"><text:p/></draw:polygon><draw:frame draw:style-name="gr75" draw:text-style-name="P74" svg:width="0.981cm" svg:height="0.451cm" svg:x="9.507cm" svg:y="1.577cm"><draw:text-box><text:p text:style-name="P73"><text:span text:style-name="T183">تک‌بار</text:span></text:p></draw:text-box></draw:frame><draw:polygon draw:style-name="gr59" draw:text-style-name="P76" svg:width="2.161cm" svg:height="0.541cm" svg:x="1.54cm" svg:y="2.289cm" svg:viewBox="0 0 2162 542" draw:points="1083,542 0,542 0,0 2162,0 2162,542"><text:p/></draw:polygon><draw:polygon draw:style-name="gr52" draw:text-style-name="P78" svg:width="2.161cm" svg:height="0.541cm" svg:x="1.54cm" svg:y="2.289cm" svg:viewBox="0 0 2162 542" draw:points="1083,542 0,542 0,0 2162,0 2162,542"><text:p/></draw:polygon><draw:frame draw:style-name="gr76" draw:text-style-name="P79" svg:width="2.031cm" svg:height="0.456cm" svg:x="0.818cm" svg:y="0.87cm"><draw:text-box><text:p text:style-name="P73"><text:span text:style-name="T183">سربرگ بلوک</text:span></text:p></draw:text-box></draw:frame><draw:polygon draw:style-name="gr59" draw:text-style-name="P76" svg:width="2.161cm" svg:height="0.536cm" svg:x="1.051cm" svg:y="1.482cm" svg:viewBox="0 0 2162 537" draw:points="1078,537 0,537 0,0 2162,0 2162,537"><text:p/></draw:polygon><draw:polygon draw:style-name="gr52" draw:text-style-name="P78" svg:width="2.161cm" svg:height="0.536cm" svg:x="1.051cm" svg:y="1.482cm" svg:viewBox="0 0 2162 537" draw:points="1078,537 0,537 0,0 2162,0 2162,537"><text:p/></draw:polygon><draw:frame draw:style-name="gr77" draw:text-style-name="P74" svg:width="1.825cm" svg:height="0.452cm" svg:x="1.716cm" svg:y="2.388cm"><draw:text-box><text:p text:style-name="P73"><text:span text:style-name="T183">ریشه‌ی مرکل</text:span></text:p></draw:text-box></draw:frame><draw:polygon draw:style-name="gr59" draw:text-style-name="P76" svg:width="1.62cm" svg:height="0.536cm" svg:x="3.478cm" svg:y="1.482cm" svg:viewBox="0 0 1621 537" draw:points="812,537 0,537 0,0 1621,0 1621,537"><text:p/></draw:polygon><draw:polygon draw:style-name="gr52" draw:text-style-name="P78" svg:width="1.62cm" svg:height="0.536cm" svg:x="3.478cm" svg:y="1.482cm" svg:viewBox="0 0 1621 537" draw:points="812,537 0,537 0,0 1621,0 1621,537"><text:p/></draw:polygon><draw:frame draw:style-name="gr78" draw:text-style-name="P74" svg:width="1.579cm" svg:height="0.451cm" svg:x="1.349cm" svg:y="1.577cm"><draw:text-box><text:p text:style-name="P73"><text:span text:style-name="T183">درهم پیشین</text:span></text:p></draw:text-box></draw:frame><draw:polygon draw:style-name="gr47" draw:text-style-name="P76" svg:width="4.861cm" svg:height="2.432cm" svg:x="11.899cm" svg:y="0.668cm" svg:viewBox="0 0 4862 2433" draw:points="2434,2433 0,2433 0,0 4862,0 4862,2433"><text:p/></draw:polygon><draw:frame draw:style-name="gr79" draw:text-style-name="P74" svg:width="0.98cm" svg:height="0.451cm" svg:x="3.798cm" svg:y="1.577cm"><draw:text-box><text:p text:style-name="P73"><text:span text:style-name="T183">تک‌بار</text:span></text:p></draw:text-box></draw:frame><draw:polygon draw:style-name="gr59" draw:text-style-name="P76" svg:width="2.156cm" svg:height="0.541cm" svg:x="12.936cm" svg:y="2.289cm" svg:viewBox="0 0 2157 542" draw:points="1078,542 0,542 0,0 2157,0 2157,542"><text:p/></draw:polygon><draw:polygon draw:style-name="gr52" draw:text-style-name="P78" svg:width="2.156cm" svg:height="0.541cm" svg:x="12.936cm" svg:y="2.289cm" svg:viewBox="0 0 2157 542" draw:points="1078,542 0,542 0,0 2157,0 2157,542"><text:p/></draw:polygon><draw:frame draw:style-name="gr80" draw:text-style-name="P74" svg:width="2.033cm" svg:height="0.456cm" svg:x="12.155cm" svg:y="0.87cm"><draw:text-box><text:p text:style-name="P73"><text:span text:style-name="T183">سربرگ بلوک</text:span></text:p></draw:text-box></draw:frame><draw:polygon draw:style-name="gr59" draw:text-style-name="P76" svg:width="2.161cm" svg:height="0.536cm" svg:x="12.442cm" svg:y="1.482cm" svg:viewBox="0 0 2162 537" draw:points="1078,537 0,537 0,0 2162,0 2162,537"><text:p/></draw:polygon><draw:polygon draw:style-name="gr52" draw:text-style-name="P78" svg:width="2.161cm" svg:height="0.536cm" svg:x="12.442cm" svg:y="1.482cm" svg:viewBox="0 0 2162 537" draw:points="1078,537 0,537 0,0 2162,0 2162,537"><text:p/></draw:polygon><draw:frame draw:style-name="gr81" draw:text-style-name="P74" svg:width="1.826cm" svg:height="0.452cm" svg:x="13.111cm" svg:y="2.388cm"><draw:text-box><text:p text:style-name="P73"><text:span text:style-name="T183">ریشه‌ی مرکل</text:span></text:p></draw:text-box></draw:frame><draw:polygon draw:style-name="gr59" draw:text-style-name="P76" svg:width="1.62cm" svg:height="0.536cm" svg:x="14.874cm" svg:y="1.482cm" svg:viewBox="0 0 1621 537" draw:points="808,537 0,537 0,0 1621,0 1621,537"><text:p/></draw:polygon><draw:polygon draw:style-name="gr52" draw:text-style-name="P78" svg:width="1.62cm" svg:height="0.536cm" svg:x="14.874cm" svg:y="1.482cm" svg:viewBox="0 0 1621 537" draw:points="808,537 0,537 0,0 1621,0 1621,537"><text:p/></draw:polygon><draw:frame draw:style-name="gr78" draw:text-style-name="P74" svg:width="1.579cm" svg:height="0.451cm" svg:x="12.746cm" svg:y="1.577cm"><draw:text-box><text:p text:style-name="P73"><text:span text:style-name="T183">درهم پیشین</text:span></text:p></draw:text-box></draw:frame><draw:polygon draw:style-name="gr32" draw:text-style-name="P75" svg:width="0.322cm" svg:height="0.213cm" svg:x="12.118cm" svg:y="1.644cm" svg:viewBox="0 0 323 214" draw:points="323,109 0,214 0,0"><text:p/></draw:polygon><draw:line draw:style-name="gr55" draw:text-style-name="P78" svg:x1="11.092cm" svg:y1="1.751cm" svg:x2="12.184cm" svg:y2="1.751cm"><text:p/></draw:line><draw:polygon draw:style-name="gr32" draw:text-style-name="P75" svg:width="0.322cm" svg:height="0.213cm" svg:x="6.448cm" svg:y="1.644cm" svg:viewBox="0 0 323 214" draw:points="323,109 0,214 0,0"><text:p/></draw:polygon><draw:line draw:style-name="gr55" draw:text-style-name="P78" svg:x1="5.418cm" svg:y1="1.751cm" svg:x2="6.51cm" svg:y2="1.751cm"><text:p/></draw:line><draw:polygon draw:style-name="gr32" draw:text-style-name="P75" svg:width="0.322cm" svg:height="0.213cm" svg:x="17.251cm" svg:y="1.644cm" svg:viewBox="0 0 323 214" draw:points="323,109 0,214 0,0"><text:p/></draw:polygon><draw:line draw:style-name="gr55" draw:text-style-name="P78" svg:x1="16.76cm" svg:y1="1.751cm" svg:x2="17.312cm" svg:y2="1.751cm"><text:p/></draw:line><draw:polygon draw:style-name="gr32" draw:text-style-name="P75" svg:width="0.322cm" svg:height="0.213cm" svg:x="0.775cm" svg:y="1.644cm" svg:viewBox="0 0 323 214" draw:points="323,109 0,214 0,0"><text:p/></draw:polygon><draw:line draw:style-name="gr55" draw:text-style-name="P78" svg:x1="0.019cm" svg:y1="1.751cm" svg:x2="0.841cm" svg:y2="1.751cm"><text:p/></draw:line><draw:frame draw:style-name="gr82" draw:text-style-name="P74" svg:width="0.983cm" svg:height="0.451cm" svg:x="15.192cm" svg:y="1.577cm"><draw:text-box><text:p text:style-name="P73"><text:span text:style-name="T183">تک‌بار</text:span></text:p></draw:text-box></draw:frame><draw:frame draw:style-name="gr83" draw:text-style-name="P74" svg:width="3.32cm" svg:height="0.454cm" svg:x="11.338cm" svg:y="4.75cm"><draw:text-box><text:p text:style-name="P73"><text:span text:style-name="T183">شاخه‌ی مرکل برای تراکنش </text:span><text:span text:style-name="T183">۳</text:span></text:p></draw:text-box></draw:frame><draw:polygon draw:style-name="gr59" draw:text-style-name="P76" svg:width="1.082cm" svg:height="0.541cm" svg:x="10.55cm" svg:y="6.88cm" svg:viewBox="0 0 1083 542" draw:points="542,542 0,542 0,0 1083,0 1083,542"><text:p/></draw:polygon><draw:polygon draw:style-name="gr52" draw:text-style-name="P78" svg:width="1.082cm" svg:height="0.541cm" svg:x="10.55cm" svg:y="6.88cm" svg:viewBox="0 0 1083 542" draw:points="542,542 0,542 0,0 1083,0 1083,542"><text:p/></draw:polygon><draw:frame draw:style-name="gr84" draw:text-style-name="P79" svg:width="4.37cm" svg:height="0.454cm" svg:x="0cm" svg:y="0cm"><draw:text-box><text:p text:style-name="P73"><text:span text:style-name="T183">بلندترین زنجیره‌ی اثبات کار</text:span></text:p></draw:text-box></draw:frame><draw:polygon draw:style-name="gr32" draw:text-style-name="P75" svg:width="0.217cm" svg:height="0.322cm" svg:x="10.983cm" svg:y="6.073cm" svg:viewBox="0 0 218 323" draw:points="109,0 218,323 0,323"><text:p/></draw:polygon><draw:line draw:style-name="gr55" draw:text-style-name="P78" svg:x1="11.092cm" svg:y1="6.88cm" svg:x2="11.092cm" svg:y2="6.329cm"><text:p/></draw:line><draw:frame draw:style-name="gr85" draw:text-style-name="P77" svg:width="0.893cm" svg:height="0.488cm" svg:x="10.807cm" svg:y="7.003cm"><draw:text-box><text:p text:style-name="P73"><text:span text:style-name="T183">تراکنش</text:span><text:span text:style-name="T183">۳</text:span></text:p></draw:text-box></draw:frame></draw:g></text:span></text:p>
      <text:p text:style-name="P50"/>
      <text:p text:style-name="P41">به این <text:span text:style-name="T105">گونه</text:span> تا زمانی که گره‌های درست‌کار شبکه را <text:span text:style-name="T61">در دست دارند</text:span>، این راستی‌آزمایی قابل اعتماد و اگر مهاجم بر شبکه چیره شده باشد، آسیب‌پذیرتر است. در حالی که گره‌های شبکه می‌توانند به تنهایی تراکنش‌ها را راستی‌آزمایی کنند، تا زمانی که مهاجم بر شبکه بتواند چیره بماند، روش ساده‌شده‌ <text:span text:style-name="T84">با</text:span> تراکنش‌های دروغین مهاجم قابل فریفتن است. یک راهبرد برای پیشگیری، این است که گره‌های شبکه هنگام شناسایی بلوکی نامعتبر به نرم‌افزار کاربر هشدار داده تا نرم‌افزار کاربر همه‌ی بلوک و تراکنش‌های مشکوک را بارگیری و ناهماهنگی را تایید کند. کسب‌و‌کارهایی که پرداخت‌های پی‌درپی دارند <text:s/>بهتر است گره‌های خود را اجرا کنند تا <text:span text:style-name="T170">ایمنی</text:span> جداگانه‌ی بیشتری و راستی‌آزمایی <text:span text:style-name="T158">زودتری</text:span> داشته باشند.</text:p>
      <text:p text:style-name="P46"><text:soft-page-break/></text:p>
      <text:p text:style-name="P58">۹- جداسازی و ترکیب مقدار</text:p>
      <text:p text:style-name="P47"/>
      <text:p text:style-name="P46"><text:span text:style-name="T5">ا</text:span><text:span text:style-name="T1">گرچه مدیریت سکه‌ها به صورت جداگانه ممکن است؛ ولی ساختن یک تراکنش جدا برای جابجایی هر سِنت ناکارآمد به نظر می‌رسد. برای اینکه جداسازی و ترکیب هر مقدار ممکن باشد، تراکنش‌ها دارای چندین ورودی و خروجی‌اند. به طور معمول یا یک ورودی، از یک تراکنشِ </text:span><text:span text:style-name="T15">پیشین</text:span><text:span text:style-name="T1"> بزرگتر، یا چندین ورودی، که </text:span><text:span text:style-name="T13">مقدار‌های</text:span><text:span text:style-name="T1"> خردتر را ترکیب می‌کنند، و </text:span><text:span text:style-name="T14">بیشینه</text:span><text:span text:style-name="T1"> دو خروجی خواهیم داشت: یکی برای پرداخت و دیگری برای باقی‌مانده‌ای، که اگر باشد، به فرستنده باز</text:span><text:span text:style-name="T11"> </text:span><text:span text:style-name="T1">می</text:span><text:span text:style-name="T11">‌</text:span><text:span text:style-name="T1">گردد.</text:span></text:p>
      <text:p text:style-name="P46"/>
      <text:p text:style-name="P51"><draw:g text:anchor-type="as-char" draw:z-index="5" draw:name="Shape6" draw:style-name="gr1"><draw:polygon draw:style-name="gr47" draw:text-style-name="P80" svg:width="4.608cm" svg:height="5.008cm" svg:x="1.677cm" svg:y="0cm" svg:viewBox="0 0 4609 5009" draw:points="2305,5009 0,5009 0,0 4609,0 4609,5009"><text:p/></draw:polygon><draw:polygon draw:style-name="gr59" draw:text-style-name="P80" svg:width="1.252cm" svg:height="0.836cm" svg:x="2.517cm" svg:y="2.504cm" svg:viewBox="0 0 1253 837" draw:points="628,837 0,837 0,0 1253,0 1253,837"><text:p/></draw:polygon><draw:polygon draw:style-name="gr52" draw:text-style-name="P81" svg:width="1.252cm" svg:height="0.836cm" svg:x="2.517cm" svg:y="2.504cm" svg:viewBox="0 0 1253 837" draw:points="628,837 0,837 0,0 1253,0 1253,837"><text:p/></draw:polygon><draw:frame draw:style-name="gr60" draw:text-style-name="P79" svg:width="2.714cm" svg:height="0.606cm" svg:x="2.092cm" svg:y="0.212cm"><draw:text-box><text:p text:style-name="P73"><text:span text:style-name="T183">تراکنش</text:span></text:p></draw:text-box></draw:frame><draw:polygon draw:style-name="gr59" draw:text-style-name="P80" svg:width="1.252cm" svg:height="0.839cm" svg:x="2.517cm" svg:y="3.758cm" svg:viewBox="0 0 1253 840" draw:points="628,840 0,840 0,0 1253,0 1253,840"><text:p/></draw:polygon><draw:polygon draw:style-name="gr52" draw:text-style-name="P81" svg:width="1.252cm" svg:height="0.839cm" svg:x="2.517cm" svg:y="3.758cm" svg:viewBox="0 0 1253 840" draw:points="628,840 0,840 0,0 1253,0 1253,840"><text:p/></draw:polygon><draw:frame draw:style-name="gr61" draw:text-style-name="P83" svg:width="0.853cm" svg:height="0.9cm" svg:x="2.925cm" svg:y="2.505cm"><draw:text-box><text:p text:style-name="P82"><text:span text:style-name="T183">ورودی</text:span></text:p></draw:text-box></draw:frame><draw:polygon draw:style-name="gr59" draw:text-style-name="P80" svg:width="1.252cm" svg:height="0.83cm" svg:x="2.517cm" svg:y="1.258cm" svg:viewBox="0 0 1253 831" draw:points="628,831 0,831 0,0 1253,0 1253,831"><text:p/></draw:polygon><draw:polygon draw:style-name="gr52" draw:text-style-name="P81" svg:width="1.252cm" svg:height="0.83cm" svg:x="2.517cm" svg:y="1.258cm" svg:viewBox="0 0 1253 831" draw:points="628,831 0,831 0,0 1253,0 1253,831"><text:p/></draw:polygon><draw:frame draw:style-name="gr62" draw:text-style-name="P74" svg:width="0.442cm" svg:height="0.604cm" svg:x="2.925cm" svg:y="3.907cm"><draw:text-box><text:p text:style-name="P73"><text:span text:style-name="T185">...</text:span></text:p></draw:text-box></draw:frame><draw:polygon draw:style-name="gr59" draw:text-style-name="P80" svg:width="1.26cm" svg:height="0.83cm" svg:x="4.609cm" svg:y="1.258cm" svg:viewBox="0 0 1261 831" draw:points="634,831 0,831 0,0 1261,0 1261,831"><text:p/></draw:polygon><draw:polygon draw:style-name="gr52" draw:text-style-name="P81" svg:width="1.26cm" svg:height="0.83cm" svg:x="4.609cm" svg:y="1.258cm" svg:viewBox="0 0 1261 831" draw:points="634,831 0,831 0,0 1261,0 1261,831"><text:p/></draw:polygon><draw:frame draw:style-name="gr63" draw:text-style-name="P79" svg:width="0.853cm" svg:height="0.902cm" svg:x="2.925cm" svg:y="1.39cm"><draw:text-box><text:p text:style-name="P73"><text:span text:style-name="T183">ورودی</text:span></text:p></draw:text-box></draw:frame><draw:polygon draw:style-name="gr59" draw:text-style-name="P80" svg:width="1.26cm" svg:height="0.836cm" svg:x="4.609cm" svg:y="2.504cm" svg:viewBox="0 0 1261 837" draw:points="634,837 0,837 0,0 1261,0 1261,837"><text:p/></draw:polygon><draw:polygon draw:style-name="gr52" draw:text-style-name="P81" svg:width="1.26cm" svg:height="0.836cm" svg:x="4.609cm" svg:y="2.504cm" svg:viewBox="0 0 1261 837" draw:points="634,837 0,837 0,0 1261,0 1261,837"><text:p/></draw:polygon><draw:frame draw:style-name="gr64" draw:text-style-name="P79" svg:width="0.969cm" svg:height="0.703cm" svg:x="4.805cm" svg:y="1.39cm"><draw:text-box><text:p text:style-name="P73"><text:span text:style-name="T183">خروجی</text:span></text:p></draw:text-box></draw:frame><draw:polygon draw:style-name="gr32" draw:text-style-name="P84" svg:width="0.504cm" svg:height="0.331cm" svg:x="2.012cm" svg:y="1.498cm" svg:viewBox="0 0 505 332" draw:points="505,167 0,332 0,0"><text:p/></draw:polygon><draw:line draw:style-name="gr55" draw:text-style-name="P81" svg:x1="0cm" svg:y1="1.674cm" svg:x2="2.116cm" svg:y2="1.674cm"><text:p/></draw:line><draw:polygon draw:style-name="gr32" draw:text-style-name="P84" svg:width="0.504cm" svg:height="0.331cm" svg:x="2.012cm" svg:y="2.756cm" svg:viewBox="0 0 505 332" draw:points="505,165 0,332 0,0"><text:p/></draw:polygon><draw:line draw:style-name="gr55" draw:text-style-name="P81" svg:x1="0cm" svg:y1="2.916cm" svg:x2="2.116cm" svg:y2="2.916cm"><text:p/></draw:line><draw:polygon draw:style-name="gr32" draw:text-style-name="P84" svg:width="0.504cm" svg:height="0.331cm" svg:x="2.012cm" svg:y="4.008cm" svg:viewBox="0 0 505 332" draw:points="505,165 0,332 0,0"><text:p/></draw:polygon><draw:line draw:style-name="gr55" draw:text-style-name="P81" svg:x1="0cm" svg:y1="4.172cm" svg:x2="2.116cm" svg:y2="4.172cm"><text:p/></draw:line><draw:polygon draw:style-name="gr32" draw:text-style-name="P84" svg:width="0.504cm" svg:height="0.331cm" svg:x="7.882cm" svg:y="1.498cm" svg:viewBox="0 0 505 332" draw:points="505,167 0,332 0,0"><text:p/></draw:polygon><draw:line draw:style-name="gr55" draw:text-style-name="P81" svg:x1="5.871cm" svg:y1="1.674cm" svg:x2="7.978cm" svg:y2="1.674cm"><text:p/></draw:line><draw:polygon draw:style-name="gr32" draw:text-style-name="P84" svg:width="0.504cm" svg:height="0.331cm" svg:x="7.882cm" svg:y="2.756cm" svg:viewBox="0 0 505 332" draw:points="505,165 0,332 0,0"><text:p/></draw:polygon><draw:line draw:style-name="gr55" draw:text-style-name="P81" svg:x1="5.871cm" svg:y1="2.916cm" svg:x2="7.978cm" svg:y2="2.916cm"><text:p/></draw:line><draw:frame draw:style-name="gr65" draw:text-style-name="P74" svg:width="0.444cm" svg:height="0.604cm" svg:x="5.025cm" svg:y="2.653cm"><draw:text-box><text:p text:style-name="P73"><text:span text:style-name="T185">...</text:span></text:p></draw:text-box></draw:frame></draw:g></text:p>
      <text:p text:style-name="P51"/>
      <text:p text:style-name="P39"><text:span text:style-name="T148">باید بازگفت</text:span> که پخش شدن ورودی تراکنش، که تراکنش به تراکنش‌های <text:span text:style-name="T150">پرشماری</text:span> و آن تراکنش‌ها به تراکنش‌های بیشتری وابسته<text:span text:style-name="T149"> باشند</text:span>، در این جا مشکل‌ساز نیست. هیچ‌گاه نیازی به استخراج جداگانه‌ی تاریخچه‌ی کامل یک تراکنش‌ نخواهد بود.</text:p>
      <text:p text:style-name="P62"/>
      <text:p text:style-name="P59">۱۰- حریم خصوصی</text:p>
      <text:p text:style-name="P25">روش بانک‌داری سنتی با محدود کردن دسترسی به اطلاعات به طرف‌های تراکنش و میانجی به ترازی از حریم خصوصی دست می‌یابد. <text:span text:style-name="T106">نیاز به</text:span> <text:span text:style-name="T115">فرستادن</text:span> <text:span text:style-name="T116">همه‌ی</text:span> تراکنش‌ها <text:span text:style-name="T143">در دید همگان</text:span> این روش را ناممکن می‌کند؛ ولی حریم خصوصی همچنان می‌تواند با شکستن جریان اطلاعات در جایی دیگر، حفظ شود: با ناشناس نگه‌داشتن کلیدهای عمومی. همه می‌توانند فرستاده‌شدن مقداری از یک فرد به فرد دیگر را ببینند ولی بدون اطلاعاتی که تراکنش را به شخصی خاص مرتبط کند. همانند اطلاعات منتشر شده از تالار بورس است که زمان و اندازه‌ی هر <text:span text:style-name="T144">خرید و فروش</text:span>، <text:s/>«نوار»، بدون افشای هویت افراد، <text:span text:style-name="T107">در دید همگان</text:span> است.</text:p>
      <text:p text:style-name="P37"/>
      <text:p text:style-name="P38"><text:soft-page-break/><draw:g text:anchor-type="as-char" draw:z-index="6" draw:name="Shape7" draw:style-name="gr1"><draw:polygon draw:style-name="gr47" draw:text-style-name="P76" svg:width="1.925cm" svg:height="0.635cm" svg:x="0.226cm" svg:y="0.703cm" svg:viewBox="0 0 1926 636" draw:points="963,636 0,636 0,0 1926,0 1926,636"><text:p/></draw:polygon><draw:polygon draw:style-name="gr47" draw:text-style-name="P76" svg:width="1.926cm" svg:height="0.635cm" svg:x="2.796cm" svg:y="0.703cm" svg:viewBox="0 0 1927 636" draw:points="963,636 0,636 0,0 1927,0 1927,636"><text:p/></draw:polygon><draw:frame draw:style-name="gr48" draw:text-style-name="P77" svg:width="1.068cm" svg:height="0.426cm" svg:x="0.646cm" svg:y="0.889cm"><draw:text-box><text:p text:style-name="P73"><text:span text:style-name="T183">کیستی‌ها</text:span></text:p></draw:text-box></draw:frame><draw:polygon draw:style-name="gr47" draw:text-style-name="P76" svg:width="1.925cm" svg:height="1.061cm" svg:x="5.577cm" svg:y="0.489cm" svg:viewBox="0 0 1926 1062" draw:points="963,1062 0,1062 0,0 1926,0 1926,1062"><text:p/></draw:polygon><draw:frame draw:style-name="gr49" draw:text-style-name="P77" svg:width="1.516cm" svg:height="0.426cm" svg:x="2.99cm" svg:y="0.889cm"><draw:text-box><text:p text:style-name="P73"><text:span text:style-name="T183">تراکنش‌ها</text:span></text:p></draw:text-box></draw:frame><draw:frame draw:style-name="gr50" draw:text-style-name="P77" svg:width="0.895cm" svg:height="0.426cm" svg:x="6.092cm" svg:y="0.758cm"><draw:text-box><text:p text:style-name="P73"><text:span text:style-name="T183">میانجی</text:span></text:p></draw:text-box></draw:frame><draw:polygon draw:style-name="gr47" draw:text-style-name="P76" svg:width="1.926cm" svg:height="1.061cm" svg:x="8.361cm" svg:y="0.489cm" svg:viewBox="0 0 1927 1062" draw:points="963,1062 0,1062 0,0 1927,0 1927,1062"><text:p/></draw:polygon><draw:polygon draw:style-name="gr47" draw:text-style-name="P76" svg:width="1.93cm" svg:height="1.061cm" svg:x="11.141cm" svg:y="0.489cm" svg:viewBox="0 0 1931 1062" draw:points="967,1062 0,1062 0,0 1931,0 1931,1062"><text:p/></draw:polygon><draw:frame draw:style-name="gr51" draw:text-style-name="P77" svg:width="1.541cm" svg:height="0.309cm" svg:x="8.541cm" svg:y="0.889cm"><draw:text-box><text:p text:style-name="P73"><text:span text:style-name="T184">سوی دیگر تراکنش</text:span></text:p></draw:text-box></draw:frame><draw:line draw:style-name="gr52" draw:text-style-name="P78" svg:x1="10.714cm" svg:y1="0.271cm" svg:x2="10.714cm" svg:y2="1.761cm"><text:p/></draw:line><draw:polygon draw:style-name="gr47" draw:text-style-name="P76" svg:width="1.925cm" svg:height="0.64cm" svg:x="0.226cm" svg:y="3.046cm" svg:viewBox="0 0 1926 641" draw:points="963,641 0,641 0,0 1926,0 1926,641"><text:p/></draw:polygon><draw:frame draw:style-name="gr53" draw:text-style-name="P77" svg:width="1.059cm" svg:height="1.049cm" svg:x="11.753cm" svg:y="0.889cm"><draw:text-box><text:p text:style-name="P73"><text:span text:style-name="T183">دید همگان</text:span></text:p></draw:text-box></draw:frame><draw:polygon draw:style-name="gr47" draw:text-style-name="P76" svg:width="1.925cm" svg:height="0.64cm" svg:x="3.01cm" svg:y="3.046cm" svg:viewBox="0 0 1926 641" draw:points="963,641 0,641 0,0 1926,0 1926,641"><text:p/></draw:polygon><draw:frame draw:style-name="gr48" draw:text-style-name="P79" svg:width="1.068cm" svg:height="0.426cm" svg:x="0.646cm" svg:y="3.242cm"><draw:text-box><text:p text:style-name="P73"><text:span text:style-name="T183">کیستی‌ها</text:span></text:p></draw:text-box></draw:frame><draw:polygon draw:style-name="gr47" draw:text-style-name="P76" svg:width="1.93cm" svg:height="1.066cm" svg:x="5.791cm" svg:y="2.834cm" svg:viewBox="0 0 1931 1067" draw:points="963,1067 0,1067 0,0 1931,0 1931,1067"><text:p/></draw:polygon><draw:frame draw:style-name="gr54" draw:text-style-name="P77" svg:width="1.518cm" svg:height="0.426cm" svg:x="3.209cm" svg:y="3.242cm"><draw:text-box><text:p text:style-name="P73"><text:span text:style-name="T183">تراکنش‌ها</text:span></text:p></draw:text-box></draw:frame><draw:line draw:style-name="gr52" draw:text-style-name="P78" svg:x1="2.583cm" svg:y1="2.834cm" svg:x2="2.583cm" svg:y2="3.901cm"><text:p/></draw:line><draw:polygon draw:style-name="gr32" draw:text-style-name="P75" svg:width="0.318cm" svg:height="0.213cm" svg:x="5.472cm" svg:y="3.26cm" svg:viewBox="0 0 319 214" draw:points="319,105 0,214 0,0"><text:p/></draw:polygon><draw:line draw:style-name="gr55" draw:text-style-name="P78" svg:x1="4.936cm" svg:y1="3.362cm" svg:x2="5.534cm" svg:y2="3.362cm"><text:p/></draw:line><draw:frame draw:style-name="gr56" draw:text-style-name="P79" svg:width="1.059cm" svg:height="0.526cm" svg:x="6.401cm" svg:y="3.242cm"><draw:text-box><text:p text:style-name="P73"><text:span text:style-name="T183">دید همگان</text:span></text:p></draw:text-box></draw:frame><draw:frame draw:style-name="gr57" draw:text-style-name="P77" svg:width="2.28cm" svg:height="0.309cm" svg:x="0cm" svg:y="2.332cm"><draw:text-box><text:p text:style-name="P73"><text:span text:style-name="T184">مدل حریم‌خصوصی نو</text:span></text:p></draw:text-box></draw:frame><draw:polygon draw:style-name="gr32" draw:text-style-name="P75" svg:width="0.316cm" svg:height="0.213cm" svg:x="5.259cm" svg:y="0.914cm" svg:viewBox="0 0 317 214" draw:points="317,105 0,214 0,0"><text:p/></draw:polygon><draw:line draw:style-name="gr55" draw:text-style-name="P78" svg:x1="4.723cm" svg:y1="1.02cm" svg:x2="5.32cm" svg:y2="1.02cm"><text:p/></draw:line><draw:polygon draw:style-name="gr32" draw:text-style-name="P75" svg:width="0.321cm" svg:height="0.213cm" svg:x="8.039cm" svg:y="0.914cm" svg:viewBox="0 0 322 214" draw:points="322,105 0,214 0,0"><text:p/></draw:polygon><draw:line draw:style-name="gr55" draw:text-style-name="P78" svg:x1="7.503cm" svg:y1="1.02cm" svg:x2="8.105cm" svg:y2="1.02cm"><text:p/></draw:line><draw:line draw:style-name="gr52" draw:text-style-name="P78" svg:x1="2.152cm" svg:y1="1.02cm" svg:x2="2.797cm" svg:y2="1.02cm"><text:p/></draw:line><draw:frame draw:style-name="gr58" draw:text-style-name="P77" svg:width="2.98cm" svg:height="0.426cm" svg:x="0.021cm" svg:y="0cm"><draw:text-box><text:p text:style-name="P73"><text:span text:style-name="T183">مدل حریم‌خصوصی سنتی</text:span></text:p></draw:text-box></draw:frame></draw:g></text:p>
      <text:p text:style-name="P25"/>
      <text:p text:style-name="P25">به عنوان یک لایه<text:span text:style-name="T108">‌ی</text:span> محافظتی دیگر، برای هر تراکنش بایستی یک جفت کلید تازه <text:span text:style-name="T109">به کار رود</text:span> تا <text:span text:style-name="T110">نتوان آن‌ها را به</text:span> صاحبی یکسان <text:span text:style-name="T110">ربط داد</text:span>. البته مقداری ربط‌پذیری با تراکنش‌های دارای چند ورودی گریزناپذیر است؛ چراکه روشن است ورودی آن‌ها <text:span text:style-name="T58">سددرسد</text:span> از یک مالک بوده است. خطر این مساله این است که اگر صاحب کلید مشخص شود، ارتباط او با دیگر تراکنش‌هایش نمایان خواهد شد.</text:p>
      <text:p text:style-name="P25"/>
      <text:p text:style-name="P59">۱۱- محاسبات</text:p>
      <text:p text:style-name="P26">ما سناریویی را در نظر میگیریم که در آن مهاجم تلاش می‌کند زنجیره‌ی جایگزینی<text:span text:style-name="T157"> را</text:span> <text:span text:style-name="T157">تندتر </text:span>از زنجیره‌ی درست <text:span text:style-name="T121">بسازد</text:span>. هتا اگر موفق به این کار شود، سامانه به <text:span text:style-name="T139">ویرایش‌های</text:span> دلبخواهی مانند <text:span text:style-name="T122">ساخت</text:span> ارزش از هیچ و یا دریافت پولی که <text:span text:style-name="T73">زمانی در دست</text:span> مهاجم نبوده است، آسیب‌پذیر نخواهد بود. گره‌ها تراکنش‌های نامعتبر را به عنوان پرداخت نمی‌پذیرند و گره‌های درست‌کار هرگز بلوک‌های حاوی این تراکنش‌ها را نخواهند پذیرفت. یک مهاجم تنها می‌تواند بر<text:span text:style-name="T62">ای</text:span> <text:span text:style-name="T140">ویرایش</text:span> یکی از تراکنش‌های خود <text:span text:style-name="T62">تلاش </text:span>کند تا پولی که به تازگی خرج کرده است را پس بگیرد.</text:p>
      <text:p text:style-name="P26">رقابت بین زنجیره‌ی درست و زنجیره‌ی مهاجم را میتوان به عنوان گشت تصادفی دوجمله‌ای توصیف کرد. پیروزی، بلندتر شدن زنجیره‌ی درست به اندازه‌ی یک بلوک است، با افزایش +1 پیشی و شکست، بلندتر شدن زنجیره‌ی مهاجم به اندازه‌ی یک بلوک است، با کاهش -1 اختلاف.</text:p>
      <text:p text:style-name="P25"/>
      <text:p text:style-name="P27">احتمال اینکه مهاجم بتواند با یک عقب افتادگی فرض شده به زنجیره‌ی درست برسد، همانند مساله پاکباختگی قمارباز است. تصور کنید یک قمارباز با موجودی نامحدود با یک عقب افتادگی بازی را شروع کند و با تعداد بالقوه نامحدودی شانسش را برای تلاش به رسیدن به نقطه سربه‌سر بازی می‌کند. ما می‌توانیم احتمال اینکه به نقطه سربه‌سر برسد و یا اینکه یک مهاجم به زنجیره‌ی درست برسد را اینگونه محاسبه کنیم<text:span text:style-name="T38">[</text:span>8<text:span text:style-name="T38">]</text:span>: </text:p>
      <text:p text:style-name="P27"/>
      <text:p text:style-name="P28">p = احتمال <text:span text:style-name="T102">اینکه </text:span>یک گره درست‌کار بلوک بعدی <text:span text:style-name="T102">را پیدا کند</text:span> </text:p>
      <text:p text:style-name="P28">q = احتمال <text:span text:style-name="T102">اینکه مهاجم</text:span> بلوک بعدی <text:span text:style-name="T102">را پیدا کند</text:span></text:p>
      <text:p text:style-name="P27">qz = احتمال اینکه مهاجم از z بلوک پشت‌تر بتواند به زنجیره‌ی درست برسد</text:p>
      <text:p text:style-name="P29"><text:soft-page-break/><text:tab/><draw:g text:anchor-type="as-char" draw:z-index="7" draw:name="Shape8" draw:style-name="gr22"><draw:frame draw:style-name="gr23" draw:text-style-name="P74" svg:width="0.198cm" svg:height="0.449cm" svg:x="0cm" svg:y="0.43cm"><draw:text-box><text:p text:style-name="P73"><text:span text:style-name="T180">q</text:span></text:p></draw:text-box></draw:frame><draw:frame draw:style-name="gr29" draw:text-style-name="P74" svg:width="0.094cm" svg:height="0.272cm" svg:x="0.24cm" svg:y="0.651cm"><draw:text-box><text:p text:style-name="P73"><text:span text:style-name="T177">z</text:span></text:p></draw:text-box></draw:frame><draw:frame draw:style-name="gr24" draw:text-style-name="P74" svg:width="0.313cm" svg:height="0.481cm" svg:x="0.346cm" svg:y="0.467cm"><draw:text-box><text:p text:style-name="P73"><text:span text:style-name="T175">=</text:span></text:p></draw:text-box></draw:frame><draw:frame draw:style-name="gr42" draw:text-style-name="P74" svg:width="0.406cm" svg:height="1.301cm" svg:x="0.635cm" svg:y="0cm"><draw:text-box><text:p text:style-name="P73"><text:span text:style-name="T182">{</text:span></text:p></draw:text-box></draw:frame><draw:frame draw:style-name="gr23" draw:text-style-name="P74" svg:width="0.198cm" svg:height="0.449cm" svg:x="1.304cm" svg:y="0.307cm"><draw:text-box><text:p text:style-name="P73"><text:span text:style-name="T174">1</text:span></text:p></draw:text-box></draw:frame><draw:frame draw:style-name="gr46" draw:text-style-name="P74" svg:width="0.219cm" svg:height="0.449cm" svg:x="2.26cm" svg:y="0.27cm"><draw:text-box><text:p text:style-name="P73"><text:span text:style-name="T180">if</text:span></text:p></draw:text-box></draw:frame><draw:frame draw:style-name="gr23" draw:text-style-name="P74" svg:width="0.198cm" svg:height="0.449cm" svg:x="2.655cm" svg:y="0.27cm"><draw:text-box><text:p text:style-name="P73"><text:span text:style-name="T180">p</text:span></text:p></draw:text-box></draw:frame><draw:frame draw:style-name="gr24" draw:text-style-name="P74" svg:width="0.313cm" svg:height="0.481cm" svg:x="2.866cm" svg:y="0.226cm"><draw:text-box><text:p text:style-name="P73"><text:span text:style-name="T175">≤</text:span></text:p></draw:text-box></draw:frame><draw:frame draw:style-name="gr23" draw:text-style-name="P74" svg:width="0.198cm" svg:height="0.449cm" svg:x="3.209cm" svg:y="0.27cm"><draw:text-box><text:p text:style-name="P73"><text:span text:style-name="T180">q</text:span></text:p></draw:text-box></draw:frame><draw:frame draw:style-name="gr38" draw:text-style-name="P74" svg:width="0.126cm" svg:height="0.481cm" svg:x="0.88cm" svg:y="0.755cm"><draw:text-box><text:p text:style-name="P73"><text:span text:style-name="T175"></text:span></text:p></draw:text-box></draw:frame><draw:frame draw:style-name="gr23" draw:text-style-name="P74" svg:width="0.198cm" svg:height="0.449cm" svg:x="1.014cm" svg:y="0.787cm"><draw:text-box><text:p text:style-name="P73"><text:span text:style-name="T180">q</text:span></text:p></draw:text-box></draw:frame><draw:frame draw:style-name="gr37" draw:text-style-name="P74" svg:width="0.112cm" svg:height="0.481cm" svg:x="1.251cm" svg:y="0.755cm"><draw:text-box><text:p text:style-name="P73"><text:span text:style-name="T175">/</text:span></text:p></draw:text-box></draw:frame><draw:frame draw:style-name="gr23" draw:text-style-name="P74" svg:width="0.198cm" svg:height="0.449cm" svg:x="1.462cm" svg:y="0.787cm"><draw:text-box><text:p text:style-name="P73"><text:span text:style-name="T180">p</text:span></text:p></draw:text-box></draw:frame><draw:frame draw:style-name="gr38" draw:text-style-name="P74" svg:width="0.126cm" svg:height="0.481cm" svg:x="1.677cm" svg:y="0.755cm"><draw:text-box><text:p text:style-name="P73"><text:span text:style-name="T175"></text:span></text:p></draw:text-box></draw:frame><draw:frame draw:style-name="gr29" draw:text-style-name="P74" svg:width="0.094cm" svg:height="0.272cm" svg:x="1.808cm" svg:y="0.693cm"><draw:text-box><text:p text:style-name="P73"><text:span text:style-name="T177">z</text:span></text:p></draw:text-box></draw:frame><draw:frame draw:style-name="gr46" draw:text-style-name="P74" svg:width="0.219cm" svg:height="0.449cm" svg:x="2.26cm" svg:y="0.799cm"><draw:text-box><text:p text:style-name="P73"><text:span text:style-name="T180">if</text:span></text:p></draw:text-box></draw:frame><draw:frame draw:style-name="gr23" draw:text-style-name="P74" svg:width="0.198cm" svg:height="0.449cm" svg:x="2.655cm" svg:y="0.799cm"><draw:text-box><text:p text:style-name="P73"><text:span text:style-name="T180">p</text:span></text:p></draw:text-box></draw:frame><draw:frame draw:style-name="gr24" draw:text-style-name="P74" svg:width="0.313cm" svg:height="0.481cm" svg:x="2.866cm" svg:y="0.755cm"><draw:text-box><text:p text:style-name="P73"><text:span text:style-name="T175"></text:span></text:p></draw:text-box></draw:frame><draw:frame draw:style-name="gr23" draw:text-style-name="P74" svg:width="0.198cm" svg:height="0.449cm" svg:x="3.209cm" svg:y="0.799cm"><draw:text-box><text:p text:style-name="P73"><text:span text:style-name="T180">q</text:span></text:p></draw:text-box></draw:frame><draw:frame draw:style-name="gr42" draw:text-style-name="P74" svg:width="0.406cm" svg:height="1.301cm" svg:x="3.358cm" svg:y="0cm"><draw:text-box><text:p text:style-name="P73"><text:span text:style-name="T182">}</text:span></text:p></draw:text-box></draw:frame></draw:g></text:p>
      <text:p text:style-name="P29"/>
      <text:p text:style-name="P24">با توجه به فرض <text:span text:style-name="T161">نخست</text:span> ما که p &gt; q است، با افزایش تعداد بلوک‌هایی که مهاجم باید بگذراند تا به زنجیره‌ی درست برسد، احتمال به صورت نمایی کاهش پیدا می‌کند. با توجه به کم بودن احتمال موفقیت او، اگر نتواند از <text:span text:style-name="T162">آغاز</text:span> خیزشی شانسی به جلو داشته باشد، همان‌گونه که از زنجیره پشت‌تر می‌افتد، بختش ناچیز کم خواهد شد.</text:p>
      <text:p text:style-name="P24"/>
      <text:p text:style-name="P24">اکنون بررسی می‌کنیم که دریافت‌کننده‌ی یک تراکنش تازه چه <text:span text:style-name="T103">اندازه</text:span> باید صبر کند تا بتواند به اندازه‌ی کافی از <text:span text:style-name="T145">ناممکن بودن</text:span> <text:span text:style-name="T141">ویرایش</text:span> تراکنش توسط فرستنده اطمینان حاصل کند. فرض می‌کنیم که فرستنده یک مهاجم است که قصد دارد دریافت‌کننده را مدتی قانع کند که پرداخت صورت گرفته است و سپس بعد از گذشت مدتی پرداخت را برای خود بازگشت بزند. در این هنگام ‌دریافت‌کننده آگاه خواهد شد ولی فرستنده امیدوار است که کار از کار گذشته باشد.</text:p>
      <text:p text:style-name="P24"/>
      <text:p text:style-name="P24">دریافت‌کننده یک جفت کلید تازه <text:span text:style-name="T123">می‌سازد</text:span> و کلید عمومی را، کمی <text:span text:style-name="T168">پیش</text:span> از امضا، در اختیار فرستنده قرار می‌دهد. این کار از اینکه فرستنده از پیش، آنقدر کار کند تا با شانس اوردن به اندازه‌ی کافی جلو بیفتد و تراکنش را در آن لحظه انجام دهد و بدین<text:span text:style-name="T105"> گونه</text:span> زنجیره‌ای از بلوک های جایگزین از پیش آماده کند، پیش‌گیری می‌کند. هنگامی که تراکنش فرستاده شد، فرستنده‌ی متقلب مخفیانه شروع به کار روی زنجیره‌ی موازی که حاوی نسخه‌ی جایگزین تراکنشش است، می‌کند.</text:p>
      <text:p text:style-name="P24"/>
      <text:p text:style-name="P24">گیرنده تا هنگامی که تراکنش به یک بلوک اضافه شود و تعداد z بلوک پس از آن زنجیر شوند، منتظر می‌ماند. او از میزان پیشرفت دقیق مهاجم ناآگاه است؛ ولی با این فرض که بلوک‌های درست زمان <text:span text:style-name="T85">میانگینِ</text:span> موردِ انتظار به ازای بلوک را طی کرده‌اند، پیشرفت بالقوه مهاجم یک پراکندگی پواسون است با این مقدار مورد انتظار:</text:p>
      <text:p text:style-name="P30"><text:tab/><draw:g text:anchor-type="as-char" draw:z-index="8" draw:name="Shape9" draw:style-name="gr22"><draw:frame draw:style-name="gr45" draw:text-style-name="P74" svg:width="0.521cm" svg:height="0.481cm" svg:x="0cm" svg:y="0.247cm"><draw:text-box><text:p text:style-name="P73"><text:span text:style-name="T175"></text:span><text:span text:style-name="T175">=</text:span></text:p></draw:text-box></draw:frame><draw:frame draw:style-name="gr44" draw:text-style-name="P74" svg:width="0.156cm" svg:height="0.449cm" svg:x="0.554cm" svg:y="0.28cm"><draw:text-box><text:p text:style-name="P73"><text:span text:style-name="T180">z</text:span></text:p></draw:text-box></draw:frame><draw:polygon draw:style-name="gr32" draw:text-style-name="P75" svg:width="0.302cm" svg:height="0.017cm" svg:x="0.794cm" svg:y="0.499cm" svg:viewBox="0 0 303 18" draw:points="0,18 303,18 303,0 0,0"><text:p/></draw:polygon><draw:frame draw:style-name="gr23" draw:text-style-name="P74" svg:width="0.198cm" svg:height="0.449cm" svg:x="0.847cm" svg:y="0cm"><draw:text-box><text:p text:style-name="P73"><text:span text:style-name="T180">q</text:span></text:p></draw:text-box></draw:frame><draw:frame draw:style-name="gr23" draw:text-style-name="P74" svg:width="0.198cm" svg:height="0.449cm" svg:x="0.875cm" svg:y="0.476cm"><draw:text-box><text:p text:style-name="P73"><text:span text:style-name="T180">p</text:span></text:p></draw:text-box></draw:frame></draw:g></text:p>
      <text:p text:style-name="P23">اکنون برای <text:span text:style-name="T126">برآورد</text:span> احتمال اینکه مهاجم هنوز بتواند به زنجیره‌ی درست برسد، چگالی پواسون، به ازای هر مقدار پیشرفتی که مهاجم ممکن است داشته باشد، را در احتمالِ رسیدن از آن نقطه به زنجیره‌ی درست، ضرب می‌کنیم:</text:p>
      <text:p text:style-name="P30"><text:s/><text:tab/><draw:g text:anchor-type="as-char" draw:z-index="9" draw:name="Shape10" draw:style-name="gr22"><draw:frame draw:style-name="gr25" draw:text-style-name="P74" svg:width="0.452cm" svg:height="0.698cm" svg:x="0cm" svg:y="0.358cm"><draw:text-box><text:p text:style-name="P73"><text:span text:style-name="T176">∑</text:span></text:p></draw:text-box></draw:frame><draw:frame draw:style-name="gr26" draw:text-style-name="P74" svg:width="0.108cm" svg:height="0.272cm" svg:x="0cm" svg:y="0.984cm"><draw:text-box><text:p text:style-name="P73"><text:span text:style-name="T177">k</text:span></text:p></draw:text-box></draw:frame><draw:frame draw:style-name="gr27" draw:text-style-name="P74" svg:width="0.19cm" svg:height="0.29cm" svg:x="0.131cm" svg:y="0.967cm"><draw:text-box><text:p text:style-name="P73"><text:span text:style-name="T178">=</text:span></text:p></draw:text-box></draw:frame><draw:frame draw:style-name="gr28" draw:text-style-name="P74" svg:width="0.121cm" svg:height="0.272cm" svg:x="0.318cm" svg:y="0.984cm"><draw:text-box><text:p text:style-name="P73"><text:span text:style-name="T179">0</text:span></text:p></draw:text-box></draw:frame><draw:frame draw:style-name="gr40" draw:text-style-name="P74" svg:width="0.179cm" svg:height="0.29cm" svg:x="0.131cm" svg:y="0.247cm"><draw:text-box><text:p text:style-name="P73"><text:span text:style-name="T178">∞</text:span></text:p></draw:text-box></draw:frame><draw:frame draw:style-name="gr30" draw:text-style-name="P74" svg:width="0.212cm" svg:height="0.481cm" svg:x="0.554cm" svg:y="0.272cm"><draw:text-box><text:p text:style-name="P73"><text:span text:style-name="T175"></text:span></text:p></draw:text-box></draw:frame><draw:frame draw:style-name="gr26" draw:text-style-name="P74" svg:width="0.108cm" svg:height="0.272cm" svg:x="0.794cm" svg:y="0.235cm"><draw:text-box><text:p text:style-name="P73"><text:span text:style-name="T177">k</text:span></text:p></draw:text-box></draw:frame><draw:frame draw:style-name="gr31" draw:text-style-name="P74" svg:width="0.177cm" svg:height="0.449cm" svg:x="0.953cm" svg:y="0.307cm"><draw:text-box><text:p text:style-name="P73"><text:span text:style-name="T180">e</text:span></text:p></draw:text-box></draw:frame><draw:polygon draw:style-name="gr32" draw:text-style-name="P75" svg:width="0.923cm" svg:height="0.017cm" svg:x="0.555cm" svg:y="0.75cm" svg:viewBox="0 0 924 18" draw:points="0,18 924,18 924,0 0,0"><text:p/></draw:polygon><draw:frame draw:style-name="gr33" draw:text-style-name="P74" svg:width="0.315cm" svg:height="0.29cm" svg:x="1.139cm" svg:y="0.22cm"><draw:text-box><text:p text:style-name="P73"><text:span text:style-name="T178">−</text:span></text:p></draw:text-box></draw:frame><draw:frame draw:style-name="gr31" draw:text-style-name="P74" svg:width="0.177cm" svg:height="0.449cm" svg:x="0.847cm" svg:y="0.78cm"><draw:text-box><text:p text:style-name="P73"><text:span text:style-name="T180">k</text:span></text:p></draw:text-box></draw:frame><draw:frame draw:style-name="gr34" draw:text-style-name="P74" svg:width="0.119cm" svg:height="0.481cm" svg:x="1.058cm" svg:y="0.744cm"><draw:text-box><text:p text:style-name="P73"><text:span text:style-name="T175">!</text:span></text:p></draw:text-box></draw:frame><draw:frame draw:style-name="gr41" draw:text-style-name="P74" svg:width="0.228cm" svg:height="0.481cm" svg:x="1.453cm" svg:y="0.48cm"><draw:text-box><text:p text:style-name="P73"><text:span text:style-name="T175">⋅</text:span></text:p></draw:text-box></draw:frame><draw:frame draw:style-name="gr42" draw:text-style-name="P74" svg:width="0.406cm" svg:height="1.301cm" svg:x="1.616cm" svg:y="0cm"><draw:text-box><text:p text:style-name="P73"><text:span text:style-name="T182">{</text:span></text:p></draw:text-box></draw:frame><draw:frame draw:style-name="gr38" draw:text-style-name="P74" svg:width="0.126cm" svg:height="0.481cm" svg:x="1.834cm" svg:y="0.314cm"><draw:text-box><text:p text:style-name="P73"><text:span text:style-name="T175"></text:span></text:p></draw:text-box></draw:frame><draw:frame draw:style-name="gr23" draw:text-style-name="P74" svg:width="0.198cm" svg:height="0.449cm" svg:x="1.96cm" svg:y="0.346cm"><draw:text-box><text:p text:style-name="P73"><text:span text:style-name="T180">q</text:span></text:p></draw:text-box></draw:frame><draw:frame draw:style-name="gr37" draw:text-style-name="P74" svg:width="0.112cm" svg:height="0.481cm" svg:x="2.205cm" svg:y="0.314cm"><draw:text-box><text:p text:style-name="P73"><text:span text:style-name="T175">/</text:span></text:p></draw:text-box></draw:frame><draw:frame draw:style-name="gr23" draw:text-style-name="P74" svg:width="0.198cm" svg:height="0.449cm" svg:x="2.411cm" svg:y="0.346cm"><draw:text-box><text:p text:style-name="P73"><text:span text:style-name="T180">p</text:span></text:p></draw:text-box></draw:frame><draw:frame draw:style-name="gr38" draw:text-style-name="P74" svg:width="0.126cm" svg:height="0.481cm" svg:x="2.625cm" svg:y="0.314cm"><draw:text-box><text:p text:style-name="P73"><text:span text:style-name="T175"></text:span></text:p></draw:text-box></draw:frame><draw:frame draw:style-name="gr39" draw:text-style-name="P74" svg:width="0.077cm" svg:height="0.29cm" svg:x="2.731cm" svg:y="0.25cm"><draw:text-box><text:p text:style-name="P73"><text:span text:style-name="T178"></text:span></text:p></draw:text-box></draw:frame><draw:frame draw:style-name="gr29" draw:text-style-name="P74" svg:width="0.094cm" svg:height="0.272cm" svg:x="2.84cm" svg:y="0.265cm"><draw:text-box><text:p text:style-name="P73"><text:span text:style-name="T177">z</text:span></text:p></draw:text-box></draw:frame><draw:frame draw:style-name="gr27" draw:text-style-name="P74" svg:width="0.19cm" svg:height="0.29cm" svg:x="2.946cm" svg:y="0.25cm"><draw:text-box><text:p text:style-name="P73"><text:span text:style-name="T178">−</text:span></text:p></draw:text-box></draw:frame><draw:frame draw:style-name="gr26" draw:text-style-name="P74" svg:width="0.108cm" svg:height="0.272cm" svg:x="3.154cm" svg:y="0.265cm"><draw:text-box><text:p text:style-name="P73"><text:span text:style-name="T177">k</text:span></text:p></draw:text-box></draw:frame><draw:frame draw:style-name="gr39" draw:text-style-name="P74" svg:width="0.077cm" svg:height="0.29cm" svg:x="3.288cm" svg:y="0.25cm"><draw:text-box><text:p text:style-name="P73"><text:span text:style-name="T178"></text:span></text:p></draw:text-box></draw:frame><draw:frame draw:style-name="gr43" draw:text-style-name="P74" svg:width="0.489cm" svg:height="0.449cm" svg:x="3.711cm" svg:y="0.277cm"><draw:text-box><text:p text:style-name="P73"><text:span text:style-name="T180">if k</text:span></text:p></draw:text-box></draw:frame><draw:frame draw:style-name="gr24" draw:text-style-name="P74" svg:width="0.313cm" svg:height="0.481cm" svg:x="4.269cm" svg:y="0.242cm"><draw:text-box><text:p text:style-name="P73"><text:span text:style-name="T175">≤</text:span></text:p></draw:text-box></draw:frame><draw:frame draw:style-name="gr44" draw:text-style-name="P74" svg:width="0.156cm" svg:height="0.449cm" svg:x="4.636cm" svg:y="0.277cm"><draw:text-box><text:p text:style-name="P73"><text:span text:style-name="T180">z</text:span></text:p></draw:text-box></draw:frame><draw:frame draw:style-name="gr23" draw:text-style-name="P74" svg:width="0.198cm" svg:height="0.449cm" svg:x="2.494cm" svg:y="0.794cm"><draw:text-box><text:p text:style-name="P73"><text:span text:style-name="T174">1</text:span></text:p></draw:text-box></draw:frame><draw:frame draw:style-name="gr43" draw:text-style-name="P74" svg:width="0.489cm" svg:height="0.449cm" svg:x="3.711cm" svg:y="0.75cm"><draw:text-box><text:p text:style-name="P73"><text:span text:style-name="T180">if k</text:span></text:p></draw:text-box></draw:frame><draw:frame draw:style-name="gr24" draw:text-style-name="P74" svg:width="0.313cm" svg:height="0.481cm" svg:x="4.269cm" svg:y="0.714cm"><draw:text-box><text:p text:style-name="P73"><text:span text:style-name="T175"></text:span></text:p></draw:text-box></draw:frame><draw:frame draw:style-name="gr44" draw:text-style-name="P74" svg:width="0.156cm" svg:height="0.449cm" svg:x="4.636cm" svg:y="0.75cm"><draw:text-box><text:p text:style-name="P73"><text:span text:style-name="T180">z</text:span></text:p></draw:text-box></draw:frame><draw:frame draw:style-name="gr42" draw:text-style-name="P74" svg:width="0.406cm" svg:height="1.301cm" svg:x="4.763cm" svg:y="0cm"><draw:text-box><text:p text:style-name="P73"><text:span text:style-name="T182">}</text:span></text:p></draw:text-box></draw:frame></draw:g></text:p>
      <text:p text:style-name="P31">برای <text:span text:style-name="T134">پیشگیری </text:span>از جمع‌کردن انتهای ‌بی‌نهایتِ پراکندگی، جابجا می‌کنیم:</text:p>
      <text:p text:style-name="P33"><draw:g text:anchor-type="as-char" draw:z-index="10" draw:name="Shape11" draw:style-name="gr22"><draw:frame draw:style-name="gr23" draw:text-style-name="P74" svg:width="0.198cm" svg:height="0.449cm" svg:x="0cm" svg:y="0.268cm"><draw:text-box><text:p text:style-name="P73"><text:span text:style-name="T174">1</text:span></text:p></draw:text-box></draw:frame><draw:frame draw:style-name="gr24" draw:text-style-name="P74" svg:width="0.313cm" svg:height="0.481cm" svg:x="0.183cm" svg:y="0.236cm"><draw:text-box><text:p text:style-name="P73"><text:span text:style-name="T175">−</text:span></text:p></draw:text-box></draw:frame><draw:frame draw:style-name="gr25" draw:text-style-name="P74" svg:width="0.452cm" svg:height="0.698cm" svg:x="0.501cm" svg:y="0.148cm"><draw:text-box><text:p text:style-name="P73"><text:span text:style-name="T176">∑</text:span></text:p></draw:text-box></draw:frame><draw:frame draw:style-name="gr26" draw:text-style-name="P74" svg:width="0.108cm" svg:height="0.272cm" svg:x="0.529cm" svg:y="0.79cm"><draw:text-box><text:p text:style-name="P73"><text:span text:style-name="T177">k</text:span></text:p></draw:text-box></draw:frame><draw:frame draw:style-name="gr27" draw:text-style-name="P74" svg:width="0.19cm" svg:height="0.29cm" svg:x="0.66cm" svg:y="0.773cm"><draw:text-box><text:p text:style-name="P73"><text:span text:style-name="T178">=</text:span></text:p></draw:text-box></draw:frame><draw:frame draw:style-name="gr28" draw:text-style-name="P74" svg:width="0.121cm" svg:height="0.272cm" svg:x="0.847cm" svg:y="0.79cm"><draw:text-box><text:p text:style-name="P73"><text:span text:style-name="T179">0</text:span></text:p></draw:text-box></draw:frame><draw:frame draw:style-name="gr29" draw:text-style-name="P74" svg:width="0.094cm" svg:height="0.272cm" svg:x="0.693cm" svg:y="0cm"><draw:text-box><text:p text:style-name="P73"><text:span text:style-name="T177">z</text:span></text:p></draw:text-box></draw:frame><draw:frame draw:style-name="gr30" draw:text-style-name="P74" svg:width="0.212cm" svg:height="0.481cm" svg:x="1.076cm" svg:y="0.044cm"><draw:text-box><text:p text:style-name="P73"><text:span text:style-name="T175"></text:span></text:p></draw:text-box></draw:frame><draw:frame draw:style-name="gr26" draw:text-style-name="P74" svg:width="0.108cm" svg:height="0.272cm" svg:x="1.288cm" svg:y="0.044cm"><draw:text-box><text:p text:style-name="P73"><text:span text:style-name="T177">k</text:span></text:p></draw:text-box></draw:frame><draw:frame draw:style-name="gr31" draw:text-style-name="P74" svg:width="0.177cm" svg:height="0.449cm" svg:x="1.475cm" svg:y="0.093cm"><draw:text-box><text:p text:style-name="P73"><text:span text:style-name="T180">e</text:span></text:p></draw:text-box></draw:frame><draw:polygon draw:style-name="gr32" draw:text-style-name="P75" svg:width="0.923cm" svg:height="0.017cm" svg:x="1.052cm" svg:y="0.546cm" svg:viewBox="0 0 924 18" draw:points="0,18 924,18 924,0 0,0"><text:p/></draw:polygon><draw:frame draw:style-name="gr33" draw:text-style-name="P74" svg:width="0.315cm" svg:height="0.29cm" svg:x="1.651cm" svg:y="0.025cm"><draw:text-box><text:p text:style-name="P73"><text:span text:style-name="T178">−</text:span></text:p></draw:text-box></draw:frame><draw:frame draw:style-name="gr31" draw:text-style-name="P74" svg:width="0.177cm" svg:height="0.449cm" svg:x="1.369cm" svg:y="0.594cm"><draw:text-box><text:p text:style-name="P73"><text:span text:style-name="T180">k</text:span></text:p></draw:text-box></draw:frame><draw:frame draw:style-name="gr34" draw:text-style-name="P74" svg:width="0.119cm" svg:height="0.481cm" svg:x="1.577cm" svg:y="0.547cm"><draw:text-box><text:p text:style-name="P73"><text:span text:style-name="T175">!</text:span></text:p></draw:text-box></draw:frame><draw:frame draw:style-name="gr35" draw:text-style-name="P74" svg:width="0.165cm" svg:height="0.638cm" svg:x="2.028cm" svg:y="0.134cm"><draw:text-box><text:p text:style-name="P73"><text:span text:style-name="T181"></text:span></text:p></draw:text-box></draw:frame><draw:frame draw:style-name="gr23" draw:text-style-name="P74" svg:width="0.198cm" svg:height="0.449cm" svg:x="2.155cm" svg:y="0.268cm"><draw:text-box><text:p text:style-name="P73"><text:span text:style-name="T174">1</text:span></text:p></draw:text-box></draw:frame><draw:frame draw:style-name="gr36" draw:text-style-name="P74" svg:width="0.433cm" svg:height="0.481cm" svg:x="2.353cm" svg:y="0.236cm"><draw:text-box><text:p text:style-name="P73"><text:span text:style-name="T175">−</text:span></text:p></draw:text-box></draw:frame><draw:frame draw:style-name="gr23" draw:text-style-name="P74" svg:width="0.198cm" svg:height="0.449cm" svg:x="2.815cm" svg:y="0.268cm"><draw:text-box><text:p text:style-name="P73"><text:span text:style-name="T180">q</text:span></text:p></draw:text-box></draw:frame><draw:frame draw:style-name="gr37" draw:text-style-name="P74" svg:width="0.112cm" svg:height="0.481cm" svg:x="3.037cm" svg:y="0.236cm"><draw:text-box><text:p text:style-name="P73"><text:span text:style-name="T175">/</text:span></text:p></draw:text-box></draw:frame><draw:frame draw:style-name="gr23" draw:text-style-name="P74" svg:width="0.198cm" svg:height="0.449cm" svg:x="3.263cm" svg:y="0.268cm"><draw:text-box><text:p text:style-name="P73"><text:span text:style-name="T180">p</text:span></text:p></draw:text-box></draw:frame><draw:frame draw:style-name="gr38" draw:text-style-name="P74" svg:width="0.126cm" svg:height="0.481cm" svg:x="3.461cm" svg:y="0.236cm"><draw:text-box><text:p text:style-name="P73"><text:span text:style-name="T175"></text:span></text:p></draw:text-box></draw:frame><draw:frame draw:style-name="gr39" draw:text-style-name="P74" svg:width="0.077cm" svg:height="0.29cm" svg:x="3.567cm" svg:y="0.189cm"><draw:text-box><text:p text:style-name="P73"><text:span text:style-name="T178"></text:span></text:p></draw:text-box></draw:frame><draw:frame draw:style-name="gr29" draw:text-style-name="P74" svg:width="0.094cm" svg:height="0.272cm" svg:x="3.672cm" svg:y="0.199cm"><draw:text-box><text:p text:style-name="P73"><text:span text:style-name="T177">z</text:span></text:p></draw:text-box></draw:frame><draw:frame draw:style-name="gr27" draw:text-style-name="P74" svg:width="0.19cm" svg:height="0.29cm" svg:x="3.778cm" svg:y="0.189cm"><draw:text-box><text:p text:style-name="P73"><text:span text:style-name="T178">−</text:span></text:p></draw:text-box></draw:frame><draw:frame draw:style-name="gr26" draw:text-style-name="P74" svg:width="0.108cm" svg:height="0.272cm" svg:x="3.99cm" svg:y="0.199cm"><draw:text-box><text:p text:style-name="P73"><text:span text:style-name="T177">k</text:span></text:p></draw:text-box></draw:frame><draw:frame draw:style-name="gr39" draw:text-style-name="P74" svg:width="0.077cm" svg:height="0.29cm" svg:x="4.12cm" svg:y="0.189cm"><draw:text-box><text:p text:style-name="P73"><text:span text:style-name="T178"></text:span></text:p></draw:text-box></draw:frame><draw:frame draw:style-name="gr35" draw:text-style-name="P74" svg:width="0.165cm" svg:height="0.638cm" svg:x="4.202cm" svg:y="0.134cm"><draw:text-box><text:p text:style-name="P73"><text:span text:style-name="T181"></text:span></text:p></draw:text-box></draw:frame></draw:g></text:p>
      <text:p text:style-name="P31"><text:tab/></text:p>
      <text:p text:style-name="P31"><text:soft-page-break/>به کد C تبدیل می‌کنیم:</text:p>
      <text:p text:style-name="P31"/>
      <text:p text:style-name="P34"><text:tab/><draw:g text:anchor-type="as-char" draw:z-index="11" draw:name="Shape12" draw:style-name="gr1"><draw:frame draw:style-name="gr8" draw:text-style-name="P74" svg:width="4.268cm" svg:height="0.475cm" svg:x="0cm" svg:y="0cm"><draw:text-box><text:p text:style-name="P73"><text:span text:style-name="T173">#include &lt;math.h&gt;</text:span></text:p></draw:text-box></draw:frame><draw:frame draw:style-name="gr9" draw:text-style-name="P74" svg:width="12.54cm" svg:height="0.477cm" svg:x="0cm" svg:y="0.474cm"><draw:text-box><text:p text:style-name="P73"><text:span text:style-name="T173">double AttackerSuccessProbability(double q, int z)</text:span></text:p></draw:text-box></draw:frame><draw:frame draw:style-name="gr10" draw:text-style-name="P74" svg:width="0.257cm" svg:height="0.475cm" svg:x="0cm" svg:y="0.945cm"><draw:text-box><text:p text:style-name="P73"><text:span text:style-name="T173">{</text:span></text:p></draw:text-box></draw:frame><draw:frame draw:style-name="gr11" draw:text-style-name="P74" svg:width="5.772cm" svg:height="0.477cm" svg:x="0cm" svg:y="1.42cm"><draw:text-box><text:p text:style-name="P73"><text:span text:style-name="T173"><text:s text:c="4"/></text:span><text:span text:style-name="T173">double p = 1.0 - q;</text:span></text:p></draw:text-box></draw:frame><draw:frame draw:style-name="gr12" draw:text-style-name="P74" svg:width="8.028cm" svg:height="0.475cm" svg:x="0cm" svg:y="1.891cm"><draw:text-box><text:p text:style-name="P73"><text:span text:style-name="T173"><text:s text:c="4"/></text:span><text:span text:style-name="T173">double lambda = z * (q / p);</text:span></text:p></draw:text-box></draw:frame><draw:frame draw:style-name="gr13" draw:text-style-name="P74" svg:width="5.27cm" svg:height="0.477cm" svg:x="0cm" svg:y="2.365cm"><draw:text-box><text:p text:style-name="P73"><text:span text:style-name="T173"><text:s text:c="4"/></text:span><text:span text:style-name="T173">double sum = 1.0;</text:span></text:p></draw:text-box></draw:frame><draw:frame draw:style-name="gr14" draw:text-style-name="P74" svg:width="3.264cm" svg:height="0.475cm" svg:x="0cm" svg:y="2.836cm"><draw:text-box><text:p text:style-name="P73"><text:span text:style-name="T173"><text:s text:c="4"/></text:span><text:span text:style-name="T173">int i, k;</text:span></text:p></draw:text-box></draw:frame><draw:frame draw:style-name="gr15" draw:text-style-name="P74" svg:width="7.025cm" svg:height="0.475cm" svg:x="0cm" svg:y="3.311cm"><draw:text-box><text:p text:style-name="P73"><text:span text:style-name="T173"><text:s text:c="4"/></text:span><text:span text:style-name="T173">for (k = 0; k &lt;= z; k++)</text:span></text:p></draw:text-box></draw:frame><draw:frame draw:style-name="gr16" draw:text-style-name="P74" svg:width="1.26cm" svg:height="0.475cm" svg:x="0cm" svg:y="3.782cm"><draw:text-box><text:p text:style-name="P73"><text:span text:style-name="T173"><text:s text:c="4"/></text:span><text:span text:style-name="T173">{</text:span></text:p></draw:text-box></draw:frame><draw:frame draw:style-name="gr17" draw:text-style-name="P74" svg:width="9.531cm" svg:height="0.475cm" svg:x="0cm" svg:y="4.256cm"><draw:text-box><text:p text:style-name="P73"><text:span text:style-name="T173"><text:s text:c="8"/></text:span><text:span text:style-name="T173">double poisson = exp(-lambda);</text:span></text:p></draw:text-box></draw:frame><draw:frame draw:style-name="gr18" draw:text-style-name="P74" svg:width="8.028cm" svg:height="0.477cm" svg:x="0cm" svg:y="4.725cm"><draw:text-box><text:p text:style-name="P73"><text:span text:style-name="T173"><text:s text:c="8"/></text:span><text:span text:style-name="T173">for (i = 1; i &lt;= k; i++)</text:span></text:p></draw:text-box></draw:frame><draw:frame draw:style-name="gr19" draw:text-style-name="P74" svg:width="8.529cm" svg:height="0.475cm" svg:x="0cm" svg:y="5.202cm"><draw:text-box><text:p text:style-name="P73"><text:span text:style-name="T173"><text:s text:c="12"/></text:span><text:span text:style-name="T173">poisson *= lambda / i;</text:span></text:p></draw:text-box></draw:frame><draw:frame draw:style-name="gr20" draw:text-style-name="P74" svg:width="12.288cm" svg:height="0.477cm" svg:x="0cm" svg:y="5.671cm"><draw:text-box><text:p text:style-name="P73"><text:span text:style-name="T173"><text:s text:c="8"/></text:span><text:span text:style-name="T173">sum -= poisson * (1 - pow(q / p, z - k));</text:span></text:p></draw:text-box></draw:frame><draw:frame draw:style-name="gr16" draw:text-style-name="P74" svg:width="1.26cm" svg:height="0.475cm" svg:x="0cm" svg:y="6.147cm"><draw:text-box><text:p text:style-name="P73"><text:span text:style-name="T173"><text:s text:c="4"/></text:span><text:span text:style-name="T173">}</text:span></text:p></draw:text-box></draw:frame><draw:frame draw:style-name="gr21" draw:text-style-name="P74" svg:width="3.767cm" svg:height="0.477cm" svg:x="0cm" svg:y="6.616cm"><draw:text-box><text:p text:style-name="P73"><text:span text:style-name="T173"><text:s text:c="4"/></text:span><text:span text:style-name="T173">return sum;</text:span></text:p></draw:text-box></draw:frame><draw:frame draw:style-name="gr10" draw:text-style-name="P74" svg:width="0.257cm" svg:height="0.475cm" svg:x="0cm" svg:y="7.093cm"><draw:text-box><text:p text:style-name="P73"><text:span text:style-name="T173">}</text:span></text:p></draw:text-box></draw:frame></draw:g></text:p>
      <text:p text:style-name="P32">نتیجه‌هایی را <text:span text:style-name="T104">برآورد</text:span> می‌کنیم؛ می‌توان دید احتمال با افزایش z، نمایی کاهش می‌یابد:</text:p>
      <text:p text:style-name="P34"><draw:g text:anchor-type="as-char" draw:z-index="12" draw:name="Shape13" draw:style-name="gr1"><draw:frame draw:style-name="gr6" draw:text-style-name="P74" svg:width="0.851cm" svg:height="0.322cm" svg:x="0cm" svg:y="0cm"><draw:text-box><text:p text:style-name="P73"><text:span text:style-name="T173">q=0.1</text:span></text:p></draw:text-box></draw:frame><draw:frame draw:style-name="gr7" draw:text-style-name="P74" svg:width="3.052cm" svg:height="0.322cm" svg:x="0cm" svg:y="0.318cm"><draw:text-box><text:p text:style-name="P73"><text:span text:style-name="T173">z=0 <text:s text:c="3"/>P=1.0000000</text:span></text:p></draw:text-box></draw:frame><draw:frame draw:style-name="gr7" draw:text-style-name="P74" svg:width="3.052cm" svg:height="0.322cm" svg:x="0cm" svg:y="0.639cm"><draw:text-box><text:p text:style-name="P73"><text:span text:style-name="T173">z=1 <text:s text:c="3"/>P=0.2045873</text:span></text:p></draw:text-box></draw:frame><draw:frame draw:style-name="gr7" draw:text-style-name="P74" svg:width="3.052cm" svg:height="0.322cm" svg:x="0cm" svg:y="0.956cm"><draw:text-box><text:p text:style-name="P73"><text:span text:style-name="T173">z=2 <text:s text:c="3"/>P=0.0509779</text:span></text:p></draw:text-box></draw:frame><draw:frame draw:style-name="gr7" draw:text-style-name="P74" svg:width="3.052cm" svg:height="0.322cm" svg:x="0cm" svg:y="1.277cm"><draw:text-box><text:p text:style-name="P73"><text:span text:style-name="T173">z=3 <text:s text:c="3"/>P=0.0131722</text:span></text:p></draw:text-box></draw:frame><draw:frame draw:style-name="gr7" draw:text-style-name="P74" svg:width="3.052cm" svg:height="0.322cm" svg:x="0cm" svg:y="1.595cm"><draw:text-box><text:p text:style-name="P73"><text:span text:style-name="T173">z=4 <text:s text:c="3"/>P=0.0034552</text:span></text:p></draw:text-box></draw:frame><draw:frame draw:style-name="gr7" draw:text-style-name="P74" svg:width="3.052cm" svg:height="0.322cm" svg:x="0cm" svg:y="1.916cm"><draw:text-box><text:p text:style-name="P73"><text:span text:style-name="T173">z=5 <text:s text:c="3"/>P=0.0009137</text:span></text:p></draw:text-box></draw:frame><draw:frame draw:style-name="gr7" draw:text-style-name="P74" svg:width="3.052cm" svg:height="0.322cm" svg:x="0cm" svg:y="2.233cm"><draw:text-box><text:p text:style-name="P73"><text:span text:style-name="T173">z=6 <text:s text:c="3"/>P=0.0002428</text:span></text:p></draw:text-box></draw:frame><draw:frame draw:style-name="gr7" draw:text-style-name="P74" svg:width="3.052cm" svg:height="0.322cm" svg:x="0cm" svg:y="2.554cm"><draw:text-box><text:p text:style-name="P73"><text:span text:style-name="T173">z=7 <text:s text:c="3"/>P=0.0000647</text:span></text:p></draw:text-box></draw:frame><draw:frame draw:style-name="gr7" draw:text-style-name="P74" svg:width="3.052cm" svg:height="0.322cm" svg:x="0cm" svg:y="2.872cm"><draw:text-box><text:p text:style-name="P73"><text:span text:style-name="T173">z=8 <text:s text:c="3"/>P=0.0000173</text:span></text:p></draw:text-box></draw:frame><draw:frame draw:style-name="gr7" draw:text-style-name="P74" svg:width="3.052cm" svg:height="0.322cm" svg:x="0cm" svg:y="3.193cm"><draw:text-box><text:p text:style-name="P73"><text:span text:style-name="T173">z=9 <text:s text:c="3"/>P=0.0000046</text:span></text:p></draw:text-box></draw:frame><draw:frame draw:style-name="gr7" draw:text-style-name="P74" svg:width="3.052cm" svg:height="0.322cm" svg:x="0cm" svg:y="3.51cm"><draw:text-box><text:p text:style-name="P73"><text:span text:style-name="T173">z=10 <text:s text:c="2"/>P=0.0000012</text:span></text:p></draw:text-box></draw:frame><draw:frame draw:style-name="gr6" draw:text-style-name="P74" svg:width="0.851cm" svg:height="0.322cm" svg:x="0cm" svg:y="4.187cm"><draw:text-box><text:p text:style-name="P73"><text:span text:style-name="T173">q=0.3</text:span></text:p></draw:text-box></draw:frame><draw:frame draw:style-name="gr7" draw:text-style-name="P74" svg:width="3.052cm" svg:height="0.322cm" svg:x="0cm" svg:y="4.505cm"><draw:text-box><text:p text:style-name="P73"><text:span text:style-name="T173">z=0 <text:s text:c="3"/>P=1.0000000</text:span></text:p></draw:text-box></draw:frame><draw:frame draw:style-name="gr7" draw:text-style-name="P74" svg:width="3.052cm" svg:height="0.322cm" svg:x="0cm" svg:y="4.826cm"><draw:text-box><text:p text:style-name="P73"><text:span text:style-name="T173">z=5 <text:s text:c="3"/>P=0.1773523</text:span></text:p></draw:text-box></draw:frame><draw:frame draw:style-name="gr7" draw:text-style-name="P74" svg:width="3.052cm" svg:height="0.322cm" svg:x="0cm" svg:y="5.144cm"><draw:text-box><text:p text:style-name="P73"><text:span text:style-name="T173">z=10 <text:s text:c="2"/>P=0.0416605</text:span></text:p></draw:text-box></draw:frame><draw:frame draw:style-name="gr7" draw:text-style-name="P74" svg:width="3.052cm" svg:height="0.322cm" svg:x="0cm" svg:y="5.465cm"><draw:text-box><text:p text:style-name="P73"><text:span text:style-name="T173">z=15 <text:s text:c="2"/>P=0.0101008</text:span></text:p></draw:text-box></draw:frame><draw:frame draw:style-name="gr7" draw:text-style-name="P74" svg:width="3.052cm" svg:height="0.322cm" svg:x="0cm" svg:y="5.782cm"><draw:text-box><text:p text:style-name="P73"><text:span text:style-name="T173">z=20 <text:s text:c="2"/>P=0.0024804</text:span></text:p></draw:text-box></draw:frame><draw:frame draw:style-name="gr7" draw:text-style-name="P74" svg:width="3.052cm" svg:height="0.322cm" svg:x="0cm" svg:y="6.103cm"><draw:text-box><text:p text:style-name="P73"><text:span text:style-name="T173">z=25 <text:s text:c="2"/>P=0.0006132</text:span></text:p></draw:text-box></draw:frame><draw:frame draw:style-name="gr7" draw:text-style-name="P74" svg:width="3.052cm" svg:height="0.322cm" svg:x="0cm" svg:y="6.421cm"><draw:text-box><text:p text:style-name="P73"><text:span text:style-name="T173">z=30 <text:s text:c="2"/>P=0.0001522</text:span></text:p></draw:text-box></draw:frame><draw:frame draw:style-name="gr7" draw:text-style-name="P74" svg:width="3.052cm" svg:height="0.322cm" svg:x="0cm" svg:y="6.742cm"><draw:text-box><text:p text:style-name="P73"><text:span text:style-name="T173">z=35 <text:s text:c="2"/>P=0.0000379</text:span></text:p></draw:text-box></draw:frame><draw:frame draw:style-name="gr7" draw:text-style-name="P74" svg:width="3.052cm" svg:height="0.322cm" svg:x="0cm" svg:y="7.059cm"><draw:text-box><text:p text:style-name="P73"><text:span text:style-name="T173">z=40 <text:s text:c="2"/>P=0.0000095</text:span></text:p></draw:text-box></draw:frame><draw:frame draw:style-name="gr7" draw:text-style-name="P74" svg:width="3.052cm" svg:height="0.322cm" svg:x="0cm" svg:y="7.38cm"><draw:text-box><text:p text:style-name="P73"><text:span text:style-name="T173">z=45 <text:s text:c="2"/>P=0.0000024</text:span></text:p></draw:text-box></draw:frame><draw:frame draw:style-name="gr7" draw:text-style-name="P74" svg:width="3.052cm" svg:height="0.322cm" svg:x="0cm" svg:y="7.698cm"><draw:text-box><text:p text:style-name="P73"><text:span text:style-name="T173">z=50 <text:s text:c="2"/>P=0.0000006</text:span></text:p></draw:text-box></draw:frame></draw:g></text:p>
      <text:p text:style-name="P31"/>
      <text:p text:style-name="P31">با فرض P کمتر از 0.1%، بدست می‌آوریم...</text:p>
      <text:p text:style-name="P35"><text:tab/><draw:g text:anchor-type="as-char" draw:z-index="13" draw:name="Shape14" draw:style-name="gr1"><draw:frame draw:style-name="gr2" draw:text-style-name="P74" svg:width="1.528cm" svg:height="0.322cm" svg:x="0cm" svg:y="0cm"><draw:text-box><text:p text:style-name="P73"><text:span text:style-name="T173">P &lt; 0.001</text:span></text:p></draw:text-box></draw:frame><draw:frame draw:style-name="gr3" draw:text-style-name="P74" svg:width="2.036cm" svg:height="0.322cm" svg:x="0cm" svg:y="0.321cm"><draw:text-box><text:p text:style-name="P73"><text:span text:style-name="T173">q=0.10 <text:s text:c="2"/>z=5</text:span></text:p></draw:text-box></draw:frame><draw:frame draw:style-name="gr3" draw:text-style-name="P74" svg:width="2.036cm" svg:height="0.322cm" svg:x="0cm" svg:y="0.639cm"><draw:text-box><text:p text:style-name="P73"><text:span text:style-name="T173">q=0.15 <text:s text:c="2"/>z=8</text:span></text:p></draw:text-box></draw:frame><draw:frame draw:style-name="gr4" draw:text-style-name="P74" svg:width="2.206cm" svg:height="0.322cm" svg:x="0cm" svg:y="0.96cm"><draw:text-box><text:p text:style-name="P73"><text:span text:style-name="T173">q=0.20 <text:s text:c="2"/>z=11</text:span></text:p></draw:text-box></draw:frame><draw:frame draw:style-name="gr4" draw:text-style-name="P74" svg:width="2.206cm" svg:height="0.322cm" svg:x="0cm" svg:y="1.277cm"><draw:text-box><text:p text:style-name="P73"><text:span text:style-name="T173">q=0.25 <text:s text:c="2"/>z=15</text:span></text:p></draw:text-box></draw:frame><draw:frame draw:style-name="gr4" draw:text-style-name="P74" svg:width="2.206cm" svg:height="0.322cm" svg:x="0cm" svg:y="1.598cm"><draw:text-box><text:p text:style-name="P73"><text:span text:style-name="T173">q=0.30 <text:s text:c="2"/>z=24</text:span></text:p></draw:text-box></draw:frame><draw:frame draw:style-name="gr4" draw:text-style-name="P74" svg:width="2.206cm" svg:height="0.322cm" svg:x="0cm" svg:y="1.916cm"><draw:text-box><text:p text:style-name="P73"><text:span text:style-name="T173">q=0.35 <text:s text:c="2"/>z=41</text:span></text:p></draw:text-box></draw:frame><draw:frame draw:style-name="gr4" draw:text-style-name="P74" svg:width="2.206cm" svg:height="0.322cm" svg:x="0cm" svg:y="2.237cm"><draw:text-box><text:p text:style-name="P73"><text:span text:style-name="T173">q=0.40 <text:s text:c="2"/>z=89</text:span></text:p></draw:text-box></draw:frame><draw:frame draw:style-name="gr5" draw:text-style-name="P74" svg:width="2.375cm" svg:height="0.322cm" svg:x="0cm" svg:y="2.554cm"><draw:text-box><text:p text:style-name="P73"><text:span text:style-name="T173">q=0.45 <text:s text:c="2"/>z=340</text:span></text:p></draw:text-box></draw:frame></draw:g></text:p>
      <text:p text:style-name="P31"><text:soft-page-break/></text:p>
      <text:p text:style-name="P60"/>
      <text:p text:style-name="P60">۱۲- نتیجه</text:p>
      <text:p text:style-name="P36">ما <text:span text:style-name="T160">سامانه‌ای</text:span> برای تراکنش‌های الکترونیکی پیشنهاد کرده‌ایم که به اعتماد متکی نیست. با چهارچوب آشنای سکه‌های ساخته شده از امضاهای دیجیتال، که کنترلِ مالکیتِ قوی‌ای فراهم می‌کند ولی بدون روشی برای پیش‌گیری از بازخرج پول ناکامل است، آغاز کردیم. برای حل این مشکل شبکه‌ای همتا‌به‌همتا را پیشنهاد کردیم که با استفاده از اثباتِ انجامِ کار تاریخچه‌ای همگانی از تراکنش‌ها ثبت می‌کند؛ که اگر گره‌های درست‌کار بیشترِ توانِ پردازشی را در دست داشته باشند، <text:s/><text:span text:style-name="T142">ویرایش</text:span> در آن به‌سرعت برای یک مهاجم از نظر محاسباتی غیرعملی خواهد شد. شبکه با سادگی بی‌ساختار خود پایدار است. گره‌ها همگی همزمان و با کمترین هماهنگی کار می‌کنند. نیاز به شناسایی ندارند چرا که پیغام‌ها به مکان مشخصی هدایت نمی‌شوند و تنها نیاز است تا بر پایه بهترین تلاش رسانده شوند. گره‌ها، با پذیرش بلندترین زنجیره‌یِ اثباتِ کار به عنوان چیزی که در نبود آن<text:span text:style-name="T130">‌</text:span>ها رخ داده، می‌توانند آزادانه <text:span text:style-name="T131">از </text:span>شبکه <text:span text:style-name="T131">بیرون بروند </text:span>یا به آن بپیوندند. با توان پردازشی رای می‌دهند؛ پذیرش بلوک‌های معتبر را با کار بر روی بلندتر کردن آن‌ها و رد بلوک‌های نامعتبر را با کار نکردن بر روی آن‌ها، اعلام می‌کنند. هر گونه قانون و انگیزه‌‌ی لازم می‌تواند با این سازوکار همداستانی<text:note text:id="ftn6" text:note-class="footnote"><text:note-citation text:label="۶">۶</text:note-citation><text:note-body><text:p text:style-name="P69">consensus</text:p></text:note-body></text:note> <text:span text:style-name="T132">پیاده</text:span><text:span text:style-name="T133">‌سازی</text:span> شود.</text:p>
      <text:p text:style-name="P36"/>
      <text:p text:style-name="P5">یادکردها</text:p>
      <text:p text:style-name="P63"/>
      <text:p text:style-name="P64">[ 1 ] W. Dai, "b-money," http://www.weidai.com/bmoney.txt, 1998. </text:p>
      <text:p text:style-name="P64">[ 2 ] H. Massias, X.S. Avila, and J.-J. Quisquater, "Design of a secure timestamping service with minimal trust requirements," In 20th Symposium on Information Theory in the Benelux, May 1999. </text:p>
      <text:p text:style-name="P64"/>
      <text:p text:style-name="P64">[ 3 ] S. Haber, W.S. Stornetta, "How to time-stamp a digital document," In Journal of Cryptology, vol 3, no 2, pages 99-111, 1991. </text:p>
      <text:p text:style-name="P64"/>
      <text:p text:style-name="P64">[ 4 ] D. Bayer, S. Haber, W.S. Stornetta, "Improving the efficiency and reliability of digital time-stamping," In Sequences II: Methods in Communication, Security and Computer Science, pages 329-334, 1993. </text:p>
      <text:p text:style-name="P64"/>
      <text:p text:style-name="P64">[ 5 ] S. Haber, W.S. Stornetta, "Secure names for bit-strings," In Proceedings of the 4th ACM Conference on Computer and Communications Security, pages 28-35, April 1997. </text:p>
      <text:p text:style-name="P64"/>
      <text:p text:style-name="P64">[ 6 ] A. Back, "Hashcash - a denial of service counter-measure," http://www.hashcash.org/papers/hashcash.pdf, 2002. </text:p>
      <text:p text:style-name="P64"/>
      <text:p text:style-name="P64"/>
      <text:p text:style-name="P64">[ 7 ] R.C. Merkle, "Protocols for public key cryptosystems," In Proc. 1980 Symposium on Security and Privacy, IEEE Computer Society, pages 122-133, April 1980. </text:p>
      <text:p text:style-name="P64"/>
      <text:p text:style-name="P64">[ 8 ] W. Feller, "An introduction to probability theory and its applications," 1957.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Arial1" svg:font-family="Arial" style:font-pitch="variable"/>
    <style:font-face style:name="Courier New" svg:font-family="'Courier New'"/>
    <style:font-face style:name="Courier New1" svg:font-family="'Courier New'" style:font-pitch="variable"/>
    <style:font-face style:name="IRANSansWeb" svg:font-family="IRANSansWeb" style:font-family-generic="swiss" style:font-pitch="variable"/>
    <style:font-face style:name="IRZar" svg:font-family="IRZar"/>
    <style:font-face style:name="IRZar1" svg:font-family="IRZar" style:font-pitch="variable"/>
    <style:font-face style:name="IRZar2" svg:font-family="IRZ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shs" fo:country="CA" style:letter-kerning="true" style:font-name-asian="NSimSun1" style:font-size-asian="10.5pt" style:language-asian="zh" style:country-asian="CN" style:font-name-complex="Arial Unicode M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shs" fo:country="CA" style:letter-kerning="true" style:font-name-asian="NSimSun1" style:font-size-asian="10.5pt" style:language-asian="zh" style:country-asian="CN" style:font-name-complex="Arial Unicode MS2"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IRZar" fo:font-family="IRZar" style:font-size-asian="12pt" style:font-name-complex="Arial Unicode MS1" style:font-family-complex="'Arial Unicode M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 text:c="84"/><text:page-number style:num-format="۱, ۲, ۳, ..." text:select-page="current">۱۲</text:page-number><text:s text:c="7"/></text:p>
      </style:footer>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8T18:10:04.329000000</meta:creation-date>
    <dc:date>2024-04-12T10:26:11.448000000</dc:date>
    <meta:editing-duration>P2DT4H5M4S</meta:editing-duration>
    <meta:editing-cycles>410</meta:editing-cycles>
    <meta:generator>LibreOffice/7.4.6.2$Windows_X86_64 LibreOffice_project/5b1f5509c2decdade7fda905e3e1429a67acd63d</meta:generator>
    <meta:document-statistic meta:table-count="0" meta:image-count="0" meta:object-count="0" meta:page-count="12" meta:paragraph-count="96" meta:word-count="3385" meta:character-count="18577" meta:non-whitespace-character-count="15141"/>
  </office:meta>
</office:document-meta>
</file>